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684cm" fo:min-width="4.606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5cm" fo:min-width="3.527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0.45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0.454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8cm" fo:min-width="1.141cm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3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365cm" fo:min-width="1.187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15cm" fo:min-width="4.067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3cm" fo:min-width="3.166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4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4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4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4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5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5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5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5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1cm"/>
    </style:style>
    <style:style style:name="gr5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7cm"/>
    </style:style>
    <style:style style:name="gr5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9cm"/>
    </style:style>
    <style:style style:name="gr5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5cm"/>
    </style:style>
    <style:style style:name="gr6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5cm"/>
    </style:style>
    <style:style style:name="gr6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6cm"/>
    </style:style>
    <style:style style:name="gr6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6cm"/>
    </style:style>
    <style:style style:name="gr6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9cm"/>
    </style:style>
    <style:style style:name="gr6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41cm"/>
    </style:style>
    <style:style style:name="gr6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2cm"/>
    </style:style>
    <style:style style:name="gr6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3cm"/>
    </style:style>
    <style:style style:name="gr6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6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5cm"/>
    </style:style>
    <style:style style:name="gr6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16cm"/>
    </style:style>
    <style:style style:name="gr7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4cm"/>
    </style:style>
    <style:style style:name="gr7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64cm"/>
    </style:style>
    <style:style style:name="gr7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7cm"/>
    </style:style>
    <style:style style:name="gr7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3cm"/>
    </style:style>
    <style:style style:name="gr74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94cm"/>
    </style:style>
    <style:style style:name="gr75" style:family="graphic" style:parent-style-name="standard">
      <style:graphic-properties draw:stroke="none" draw:fill-color="#ffff00" draw:textarea-horizontal-align="justify" draw:textarea-vertical-align="middle" draw:auto-grow-height="false" fo:min-height="0.022cm" fo:min-width="0.688cm"/>
    </style:style>
    <style:style style:name="gr76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2cm"/>
    </style:style>
    <style:style style:name="gr77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1cm"/>
    </style:style>
    <style:style style:name="gr7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cm"/>
    </style:style>
    <style:style style:name="gr7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2cm"/>
    </style:style>
    <style:style style:name="gr80" style:family="graphic" style:parent-style-name="standard">
      <style:graphic-properties draw:stroke="none" draw:fill-color="#66ff00" draw:textarea-horizontal-align="justify" draw:textarea-vertical-align="middle" draw:auto-grow-height="false" fo:min-height="0.022cm" fo:min-width="0.69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8cm"/>
    </style:style>
    <style:style style:name="gr8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4cm"/>
    </style:style>
    <style:style style:name="gr8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8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17cm"/>
    </style:style>
    <style:style style:name="gr85" style:family="graphic" style:parent-style-name="standard">
      <style:graphic-properties draw:stroke="none" draw:fill-color="#ff3333" draw:textarea-horizontal-align="justify" draw:textarea-vertical-align="middle" draw:auto-grow-height="false" fo:min-height="0.022cm" fo:min-width="0.356cm"/>
    </style:style>
    <style:style style:name="gr86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cm"/>
    </style:style>
    <style:style style:name="gr87" style:family="graphic" style:parent-style-name="standard">
      <style:graphic-properties draw:stroke="none" draw:fill-color="#9900ff" draw:textarea-horizontal-align="justify" draw:textarea-vertical-align="middle" draw:auto-grow-height="false" fo:min-height="0.004cm" fo:min-width="0.357cm"/>
    </style:style>
    <style:style style:name="gr8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663cm"/>
    </style:style>
    <style:style style:name="gr8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9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8cm"/>
    </style:style>
    <style:style style:name="gr9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753cm"/>
    </style:style>
    <style:style style:name="gr92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5cm"/>
    </style:style>
    <style:style style:name="gr93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735cm"/>
    </style:style>
    <style:style style:name="gr9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3cm"/>
    </style:style>
    <style:style style:name="gr9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3cm"/>
    </style:style>
    <style:style style:name="gr9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8cm"/>
    </style:style>
    <style:style style:name="gr9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9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8cm"/>
    </style:style>
    <style:style style:name="gr9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10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cm"/>
    </style:style>
    <style:style style:name="gr10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102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10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cm"/>
    </style:style>
    <style:style style:name="gr10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cm"/>
    </style:style>
    <style:style style:name="gr10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cm"/>
    </style:style>
    <style:style style:name="gr106" style:family="graphic" style:parent-style-name="standard">
      <style:graphic-properties draw:stroke="none" draw:fill-color="#0066ff" draw:textarea-horizontal-align="justify" draw:textarea-vertical-align="middle" draw:auto-grow-height="false" fo:min-height="0.004cm" fo:min-width="0.357cm"/>
    </style:style>
    <style:style style:name="gr10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8cm"/>
    </style:style>
    <style:style style:name="gr10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8cm"/>
    </style:style>
    <style:style style:name="gr10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7cm"/>
    </style:style>
    <style:style style:name="gr11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9cm"/>
    </style:style>
    <style:style style:name="gr11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5cm"/>
    </style:style>
    <style:style style:name="gr11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49cm"/>
    </style:style>
    <style:style style:name="gr1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5cm"/>
    </style:style>
    <style:style style:name="gr11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cm"/>
    </style:style>
    <style:style style:name="gr11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1cm"/>
    </style:style>
    <style:style style:name="gr116" style:family="graphic" style:parent-style-name="standard">
      <style:graphic-properties draw:stroke="none" draw:fill-color="#9900ff" draw:textarea-horizontal-align="justify" draw:textarea-vertical-align="middle" draw:auto-grow-height="false" fo:min-height="0.022cm" fo:min-width="0.6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00" draw:opacity="25%"/>
      <style:paragraph-properties fo:text-align="center"/>
    </style:style>
    <style:style style:name="P3" style:family="paragraph">
      <loext:graphic-properties draw:fill="solid" draw:fill-color="#ff6600" draw:opacity="25%"/>
      <style:paragraph-properties fo:text-align="center"/>
    </style:style>
    <style:style style:name="P4" style:family="paragraph">
      <loext:graphic-properties draw:fill="solid" draw:fill-color="#66ff00" draw:opacity="25%"/>
      <style:paragraph-properties fo:text-align="center"/>
    </style:style>
    <style:style style:name="P5" style:family="paragraph">
      <loext:graphic-properties draw:fill="solid" draw:fill-color="#ff0000" draw:opacity="25%"/>
      <style:paragraph-properties fo:text-align="center"/>
    </style:style>
    <style:style style:name="P6" style:family="paragraph">
      <loext:graphic-properties draw:fill="solid" draw:fill-color="#9900ff" draw:opacity="25%"/>
      <style:paragraph-properties fo:text-align="center"/>
    </style:style>
    <style:style style:name="P7" style:family="paragraph">
      <loext:graphic-properties draw:fill="solid" draw:fill-color="#0066ff" draw:opacity="25%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0066ff"/>
      <style:paragraph-properties fo:text-align="center"/>
    </style:style>
    <style:style style:name="P10" style:family="paragraph">
      <loext:graphic-properties draw:fill-color="#9900ff"/>
      <style:paragraph-properties fo:text-align="center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loext:graphic-properties draw:fill-color="#66ff00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1" draw:text-style-name="P1" draw:layer="AC_Zones" svg:width="8.199cm" svg:height="4.294cm" svg:x="15cm" svg:y="17.655cm" svg:viewBox="0 0 8200 4295" draw:points="5417,0 4100,0 0,2245 0,4295 8200,4295 8200,3545 6059,2326 5774,2014 5531,1626 5416,1245">
          <text:p/>
        </draw:polygon>
        <draw:polygon draw:style-name="gr1" draw:text-style-name="P1" draw:layer="AC_Zones" svg:width="7.932cm" svg:height="1.991cm" svg:x="20.417cm" svg:y="15.663cm" svg:viewBox="0 0 7933 1992" draw:points="0,1992 0,0 7933,0 7933,1992">
          <text:p/>
        </draw:polygon>
        <draw:polygon draw:style-name="gr1" draw:text-style-name="P1" draw:layer="AC_Zones" svg:width="5.629cm" svg:height="4.886cm" svg:x="24.731cm" svg:y="10.772cm" svg:viewBox="0 0 5630 4887" draw:points="3931,4178 3530,4887 5630,4887 5630,506 3922,503 3922,4 0,0 0,2544 1304,2544 1288,479 2428,473">
          <text:p/>
        </draw:polygon>
        <draw:polygon draw:style-name="gr1" draw:text-style-name="P1" draw:layer="AC_Zones" svg:width="4.97cm" svg:height="2.97cm" svg:x="24.731cm" svg:y="7.805cm" svg:viewBox="0 0 4971 2971" draw:points="4971,0 0,0 0,2971 3922,2971 3919,695 4849,196 4910,169 4971,145">
          <text:p/>
        </draw:polygon>
        <draw:polygon draw:style-name="gr1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2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AC_Zones" svg:width="12.188cm" svg:height="1.666cm" svg:x="9.5cm" svg:y="31.668cm" svg:viewBox="0 0 12189 1667" draw:points="12189,1667 0,1667 1770,0 12189,0">
          <text:p/>
        </draw:polygon>
        <draw:polygon draw:style-name="gr1" draw:text-style-name="P1" draw:layer="AC_Zones" svg:width="11.31cm" svg:height="1.671cm" svg:x="21.689cm" svg:y="31.668cm" svg:viewBox="0 0 11311 1672" draw:points="11311,0 11311,1672 0,1672 0,0">
          <text:p/>
        </draw:polygon>
        <draw:polygon draw:style-name="gr1" draw:text-style-name="P1" draw:layer="AC_Zones" svg:width="4.639cm" svg:height="3.749cm" svg:x="24.491cm" svg:y="27.918cm" svg:viewBox="0 0 4640 3750" draw:points="259,3532 259,3750 4640,3750 4640,0 0,0 0,1027 1640,1027 1640,2784 609,2776 481,3387">
          <text:p/>
        </draw:polygon>
        <draw:polygon draw:style-name="gr1" draw:text-style-name="P1" draw:layer="AC_Zones" svg:width="2.449cm" svg:height="5.844cm" svg:x="38.65cm" svg:y="17.5cm" svg:viewBox="0 0 2450 5845" draw:points="1,157 0,5844 2450,5845 2450,0 258,0 250,157">
          <text:p/>
        </draw:polygon>
        <draw:polygon draw:style-name="gr1" draw:text-style-name="P1" draw:layer="AC_Zones" svg:width="10.091cm" svg:height="1.727cm" svg:x="28.95cm" svg:y="6.091cm" svg:viewBox="0 0 10092 1728" draw:points="0,0 8374,9 10092,1728 0,1715">
          <text:p/>
        </draw:polygon>
        <draw:polygon draw:style-name="gr1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1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1" draw:text-style-name="P1" draw:layer="AC_Zones" svg:width="7.122cm" svg:height="7.483cm" svg:x="39.041cm" svg:y="6.466cm" svg:viewBox="0 0 7123 7484" draw:points="6109,7184 6459,6234 7123,1 0,0 1,3534 260,3534 260,7484 6009,7484">
          <text:p/>
        </draw:polygon>
        <draw:polygon draw:style-name="gr1" draw:text-style-name="P1" draw:layer="AC_Zones" svg:width="6.109cm" svg:height="4.849cm" svg:x="41.1cm" svg:y="12.7cm" svg:viewBox="0 0 6110 4850" draw:points="5750,1550 6110,200 4400,0 4100,950 3950,1250 3500,1750 3100,2050 700,3600 200,4100 0,4450 1800,4850 4922,2750">
          <text:p/>
        </draw:polygon>
        <draw:polygon draw:style-name="gr1" draw:text-style-name="P1" draw:layer="AC_Zones" svg:width="1.799cm" svg:height="6.194cm" svg:x="41.1cm" svg:y="17.15cm" svg:viewBox="0 0 1800 6195" draw:points="1100,1450 1100,4505 1713,4505 0,6195 0,0 1800,400 1800,600 1500,800 1250,1050">
          <text:p/>
        </draw:polygon>
        <draw:polygon draw:style-name="gr1" draw:text-style-name="P1" draw:layer="AC_Zones" svg:width="4.921cm" svg:height="2.68cm" svg:x="41.1cm" svg:y="21.655cm" svg:viewBox="0 0 4922 2681" draw:points="3125,2681 4922,2245 4922,1695 4750,1145 4300,545 3726,169 3150,2 1713,0 0,1690 2550,1684 2850,1845 3050,2145 3125,2345">
          <text:p/>
        </draw:polygon>
        <draw:polygon draw:style-name="gr1" draw:text-style-name="P1" draw:layer="AC_Zones" svg:width="1.813cm" svg:height="4.592cm" svg:x="42.411cm" svg:y="23.339cm" svg:viewBox="0 0 1814 4593" draw:points="1814,661 1739,461 1539,161 1239,0 0,5 0,4593 1430,4593 1814,997">
          <text:p/>
        </draw:polygon>
        <draw:polygon draw:style-name="gr1" draw:text-style-name="P1" draw:layer="AC_Zones" svg:width="2.159cm" svg:height="5.439cm" svg:x="43.44cm" svg:y="27.9cm" svg:viewBox="0 0 2160 5440" draw:points="0,3768 1571,5440 2160,0 401,18">
          <text:p/>
        </draw:polygon>
        <draw:polygon draw:style-name="gr1" draw:text-style-name="P1" draw:layer="AC_Zones" svg:width="6.432cm" svg:height="2.039cm" svg:x="23.2cm" svg:y="21.2cm" svg:viewBox="0 0 6433 2040" draw:points="1293,2040 0,2040 0,0 549,306 1068,485 6433,483 6433,1750 1300,1750">
          <text:p/>
        </draw:polygon>
        <draw:custom-shape draw:style-name="gr3" draw:text-style-name="P1" draw:layer="AC_Zones" svg:width="5.14cm" svg:height="4.968cm" svg:x="24.493cm" svg:y="22.95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AC_Zones" svg:width="12.01cm" svg:height="1.671cm" svg:x="33cm" svg:y="31.668cm" svg:viewBox="0 0 12011 1672" draw:points="12011,1672 0,1672 0,0 10440,0">
          <text:p/>
        </draw:polygon>
        <draw:custom-shape draw:style-name="gr4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AC_Zones" svg:width="6.849cm" svg:height="2.006cm" svg:x="28.35cm" svg:y="15.65cm" svg:viewBox="0 0 6850 2007" draw:points="6850,0 6850,2007 0,2007 0,9">
          <text:p/>
        </draw:polygon>
        <draw:custom-shape draw:style-name="gr5" draw:text-style-name="P1" draw:layer="AC_Zones" svg:width="5.931cm" svg:height="3.483cm" svg:x="18.8cm" svg:y="7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AC_Zones" svg:width="9.999cm" svg:height="4.375cm" svg:x="14.732cm" svg:y="11.2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AC_Zones" svg:width="1.98cm" svg:height="2.068cm" svg:x="26.019cm" svg:y="11.245cm" svg:viewBox="0 0 1981 2069" draw:points="1152,0 0,0 16,2069 1981,2069">
          <text:p/>
        </draw:polygon>
        <draw:custom-shape draw:style-name="gr12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AC_Zones" svg:width="4.061cm" svg:height="2.829cm" svg:x="38.35cm" svg:y="23.3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AC_Zones" svg:width="0.984cm" svg:height="1.745cm" svg:x="40.439cm" svg:y="26.1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AC_Zones" svg:width="0.988cm" svg:height="1.745cm" svg:x="41.423cm" svg:y="26.1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AC_Zones" svg:width="1.675cm" svg:height="2.342cm" svg:x="19.525cm" svg:y="25.5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AC_Zones" svg:width="2.437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AC_Zones" svg:width="1.185cm" svg:height="0.882cm" svg:x="23.415cm" svg:y="28.9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AC_Zones" svg:width="1.185cm" svg:height="0.875cm" svg:x="23.415cm" svg:y="29.82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AC_Zones" svg:width="1.535cm" svg:height="1.757cm" svg:x="24.596cm" svg:y="28.945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AC_Zones" svg:width="2.522cm" svg:height="2.336cm" svg:x="19.533cm" svg:y="23.24cm" svg:viewBox="0 0 2523 2337" draw:points="2017,0 2523,0 2523,2337 0,2337 916,1284">
          <text:p/>
        </draw:polygon>
        <draw:polygon draw:style-name="gr1" draw:text-style-name="P1" draw:layer="AC_Zones" svg:width="2.304cm" svg:height="2.348cm" svg:x="26.356cm" svg:y="13.314cm" svg:viewBox="0 0 2305 2349" draw:points="1644,0 0,0 0,2349 1903,2349 2305,1653">
          <text:p/>
        </draw:polygon>
        <draw:custom-shape draw:style-name="gr25" draw:text-style-name="P1" draw:layer="AC_Zones" svg:width="2.373cm" svg:height="1.9cm" svg:x="12.627cm" svg:y="20.05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26" draw:text-style-name="P1" draw:layer="AC_Zones" svg:width="7.549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AC_Zones" svg:width="1.721cm" svg:height="4.649cm" svg:x="9.53cm" svg:y="11.251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1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28" draw:text-style-name="P1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0" draw:text-style-name="P1" draw:layer="AC_Zones" svg:width="4.601cm" svg:height="1.999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AC_Zones" svg:width="3.7cm" svg:height="2.007cm" svg:x="35.2cm" svg:y="15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2" draw:text-style-name="P1" draw:layer="AC_Zones" svg:width="6.149cm" svg:height="3.549cm" svg:x="38.9cm" svg:y="13.95cm" svg:viewBox="0 0 6150 3550" draw:points="401,0 6150,0 5700,500 2900,2350 2400,2850 2200,3200 2200,3550 0,3550 0,1700 401,1700">
          <text:p/>
        </draw:polygon>
        <draw:polygon draw:style-name="gr1" draw:text-style-name="P1" draw:layer="AC_Zones" svg:width="2.18cm" svg:height="4.017cm" svg:x="43.841cm" svg:y="23.9cm" svg:viewBox="0 0 2181 4018" draw:points="0,4018 1759,4000 2181,0 384,436">
          <text:p/>
        </draw:polygon>
        <draw:polygon draw:style-name="gr32" draw:text-style-name="P1" draw:layer="AC_Zones" svg:width="1.798cm" svg:height="9.134cm" svg:x="9.501cm" svg:y="24.2cm" svg:viewBox="0 0 1799 9135" draw:points="0,9135 1799,7440 1799,0 0,0">
          <text:p/>
        </draw:polygon>
        <draw:polygon draw:style-name="gr32" draw:text-style-name="P1" draw:layer="AC_Zones" svg:width="6.649cm" svg:height="3.099cm" svg:x="16.55cm" svg:y="21.95cm" svg:viewBox="0 0 6650 3100" draw:points="6650,0 0,0 3400,3100 5050,1291 6650,1291">
          <text:p/>
        </draw:polygon>
        <draw:polygon draw:style-name="gr32" draw:text-style-name="P1" draw:layer="AC_Zones" svg:width="1.798cm" svg:height="8.299cm" svg:x="9.501cm" svg:y="15.9cm" svg:viewBox="0 0 1799 8300" draw:points="0,8300 1799,8300 1750,0 29,0">
          <text:p/>
        </draw:polygon>
        <draw:polygon draw:style-name="gr32" draw:text-style-name="P1" draw:layer="AC_Zones" svg:width="3.748cm" svg:height="6.286cm" svg:x="11.251cm" svg:y="15.663cm" svg:viewBox="0 0 3749 6287" draw:points="3749,1 3749,1037 1376,1037 1399,6287 49,6287 0,0">
          <text:p/>
        </draw:polygon>
        <draw:polygon draw:style-name="gr32" draw:text-style-name="P1" draw:layer="AC_Zones" svg:width="13.45cm" svg:height="9.717cm" svg:x="11.3cm" svg:y="21.95cm" svg:viewBox="0 0 13451 9718" draw:points="0,0 5250,0 8650,3100 8225,3627 8226,5970 13193,5970 13191,6995 12115,6995 12115,8752 13350,9507 13451,9550 13451,9718 0,9718">
          <text:p/>
        </draw:polygon>
        <draw:g>
          <draw:g>
            <draw:polygon draw:style-name="gr33" draw:text-style-name="P2" draw:layer="AH_Zones" svg:width="16.449cm" svg:height="12.139cm" svg:x="16.55cm" svg:y="21.2cm" svg:viewBox="0 0 16450 12140" draw:points="0,750 3400,3850 2975,4399 2975,6719 7994,6727 7994,7745 8046,7745 8046,9502 8546,9507 8424,10124 8200,10250 8193,10468 5139,10472 5139,12135 16450,12140 16450,10468 12581,10468 12573,6722 13088,6722 13088,483 7659,483 7199,306 6650,0 6650,750">
              <text:p/>
            </draw:polygon>
            <draw:polygon draw:style-name="gr34" draw:text-style-name="P3" draw:layer="AH_Zones" svg:width="15.595cm" svg:height="11.389cm" svg:x="9.5cm" svg:y="21.95cm" svg:viewBox="0 0 15596 11390" draw:points="12189,11390 0,11385 0,2250 1800,2250 1800,0 7050,0 10450,3100 10033,3649 10025,5977 15044,5968 15044,6995 15096,6995 15100,8752 15596,8744 15479,9355 15243,9500 15250,9718 12189,9718">
              <text:p/>
            </draw:polygon>
            <draw:polygon draw:style-name="gr35" draw:text-style-name="P4" draw:layer="AH_Zones" svg:width="19.449cm" svg:height="18.108cm" svg:x="9.5cm" svg:y="6.091cm" svg:viewBox="0 0 19450 18109" draw:points="0,18109 30,4 19450,0 19450,1715 15231,1715 15231,5209 5232,5209 5232,9565 10917,9573 10916,12809 11032,13191 11560,13891 13700,15109 13700,15859 7050,15859 1800,15859 1800,18109">
              <text:p/>
            </draw:polygon>
            <draw:polygon draw:style-name="gr36" draw:text-style-name="P5" draw:layer="AH_Zones" svg:width="19.728cm" svg:height="12.905cm" svg:x="28.35cm" svg:y="4.749cm" svg:viewBox="0 0 19729 12906" draw:points="10692,5251 10951,5251 10951,7164 7800,7164 6900,8901 6350,8901 6350,10901 0,10901 0,12906 10558,12898 10558,12751 12750,12751 12750,12401 14550,12801 17672,10701 18500,9501 18860,8151 19729,7 8974,0 8974,1351 10692,3056">
              <text:p/>
            </draw:polygon>
            <draw:polygon draw:style-name="gr37" draw:text-style-name="P6" draw:layer="AH_Zones" svg:width="18.883cm" svg:height="11.565cm" svg:x="20.417cm" svg:y="6.091cm" svg:viewBox="0 0 18884 11566" draw:points="18625,3909 18625,1714 16907,9 8533,0 8533,1714 4314,1715 4314,9572 0,9572 0,11564 7933,11566 7933,9559 14283,9559 14283,7559 14833,7559 15733,5822 18884,5822 18884,3909">
              <text:p/>
            </draw:polygon>
            <draw:polygon draw:style-name="gr38" draw:text-style-name="P7" draw:layer="AH_Zones" svg:width="16.904cm" svg:height="16.185cm" svg:x="29.117cm" svg:y="17.15cm" svg:viewBox="0 0 16905 16186" draw:points="9791,497 9533,489 9533,6194 9233,6194 9233,10768 14,10768 0,14518 3883,14518 3883,16185 15880,16186 16905,6695 16886,6212 16790,5806 16572,5425 16287,5054 15963,4819 15580,4635 15120,4525 14807,4506 13083,4505 13083,1450 13233,1050 13483,800 13783,600 13783,400 11983,0 11983,350 9791,350">
              <text:p/>
            </draw:polygon>
          </draw:g>
          <draw:line draw:style-name="gr39" draw:text-style-name="P1" draw:layer="Details" svg:x1="35.2cm" svg:y1="17.656cm" svg:x2="35.2cm" svg:y2="15.65cm">
            <text:p/>
          </draw:line>
          <draw:line draw:style-name="gr39" draw:text-style-name="P1" draw:layer="Details" svg:x1="35.2cm" svg:y1="15.65cm" svg:x2="38.9cm" svg:y2="15.65cm">
            <text:p/>
          </draw:line>
          <draw:line draw:style-name="gr39" draw:text-style-name="P1" draw:layer="Details" svg:x1="38.9cm" svg:y1="15.65cm" svg:x2="38.9cm" svg:y2="17.655cm">
            <text:p/>
          </draw:line>
          <draw:line draw:style-name="gr39" draw:text-style-name="P1" draw:layer="Details" svg:x1="38.9cm" svg:y1="17.655cm" svg:x2="38.651cm" svg:y2="17.655cm">
            <text:p/>
          </draw:line>
          <draw:line draw:style-name="gr39" draw:text-style-name="P1" draw:layer="Details" svg:x1="30.1cm" svg:y1="25.8cm" svg:x2="30.1cm" svg:y2="23.45cm">
            <text:p/>
          </draw:line>
          <draw:line draw:style-name="gr39" draw:text-style-name="P1" draw:layer="Details" svg:x1="29.75cm" svg:y1="23.9cm" svg:x2="30.1cm" svg:y2="23.9cm">
            <text:p/>
          </draw:line>
          <draw:line draw:style-name="gr39" draw:text-style-name="P1" draw:layer="Details" svg:x1="30.95cm" svg:y1="25.15cm" svg:x2="30.95cm" svg:y2="27.15cm">
            <text:p/>
          </draw:line>
          <draw:line draw:style-name="gr39" draw:text-style-name="P1" draw:layer="Details" svg:x1="29.75cm" svg:y1="25.8cm" svg:x2="30.95cm" svg:y2="25.8cm">
            <text:p/>
          </draw:line>
          <draw:line draw:style-name="gr39" draw:text-style-name="P1" draw:layer="Details" svg:x1="34.2cm" svg:y1="26.35cm" svg:x2="30.95cm" svg:y2="26.35cm">
            <text:p/>
          </draw:line>
          <draw:line draw:style-name="gr39" draw:text-style-name="P1" draw:layer="Details" svg:x1="31.15cm" svg:y1="26.35cm" svg:x2="31.15cm" svg:y2="27.15cm">
            <text:p/>
          </draw:line>
          <draw:line draw:style-name="gr39" draw:text-style-name="P1" draw:layer="Details" svg:x1="31.6cm" svg:y1="26.35cm" svg:x2="31.6cm" svg:y2="27.15cm">
            <text:p/>
          </draw:line>
          <draw:line draw:style-name="gr39" draw:text-style-name="P1" draw:layer="Details" svg:x1="32.05cm" svg:y1="26.35cm" svg:x2="32.05cm" svg:y2="27.15cm">
            <text:p/>
          </draw:line>
          <draw:line draw:style-name="gr39" draw:text-style-name="P1" draw:layer="Details" svg:x1="32.45cm" svg:y1="26.355cm" svg:x2="32.45cm" svg:y2="27.155cm">
            <text:p/>
          </draw:line>
          <draw:line draw:style-name="gr39" draw:text-style-name="P1" draw:layer="Details" svg:x1="32.9cm" svg:y1="26.35cm" svg:x2="32.9cm" svg:y2="27.15cm">
            <text:p/>
          </draw:line>
          <draw:line draw:style-name="gr39" draw:text-style-name="P1" draw:layer="Details" svg:x1="33.35cm" svg:y1="26.355cm" svg:x2="33.35cm" svg:y2="27.155cm">
            <text:p/>
          </draw:line>
          <draw:line draw:style-name="gr39" draw:text-style-name="P1" draw:layer="Details" svg:x1="33.75cm" svg:y1="26.35cm" svg:x2="33.75cm" svg:y2="27.15cm">
            <text:p/>
          </draw:line>
          <draw:line draw:style-name="gr39" draw:text-style-name="P1" draw:layer="Details" svg:x1="34.2cm" svg:y1="25.15cm" svg:x2="34.2cm" svg:y2="27.15cm">
            <text:p/>
          </draw:line>
          <draw:line draw:style-name="gr39" draw:text-style-name="P1" draw:layer="Details" svg:x1="32.4cm" svg:y1="25.7cm" svg:x2="31.55cm" svg:y2="25.7cm">
            <text:p/>
          </draw:line>
          <draw:line draw:style-name="gr39" draw:text-style-name="P1" draw:layer="Details" svg:x1="31.55cm" svg:y1="25.15cm" svg:x2="31.55cm" svg:y2="25.7cm">
            <text:p/>
          </draw:line>
          <draw:line draw:style-name="gr39" draw:text-style-name="P1" draw:layer="Details" svg:x1="32.4cm" svg:y1="25.15cm" svg:x2="32.4cm" svg:y2="25.7cm">
            <text:p/>
          </draw:line>
          <draw:line draw:style-name="gr39" draw:text-style-name="P1" draw:layer="Details" svg:x1="30.75cm" svg:y1="24.2cm" svg:x2="31.3cm" svg:y2="24.2cm">
            <text:p/>
          </draw:line>
          <draw:line draw:style-name="gr39" draw:text-style-name="P1" draw:layer="Details" svg:x1="30.75cm" svg:y1="24.2cm" svg:x2="30.75cm" svg:y2="23.45cm">
            <text:p/>
          </draw:line>
          <draw:line draw:style-name="gr39" draw:text-style-name="P1" draw:layer="Details" svg:x1="35.25cm" svg:y1="25.15cm" svg:x2="35.25cm" svg:y2="27.15cm">
            <text:p/>
          </draw:line>
          <draw:line draw:style-name="gr39" draw:text-style-name="P1" draw:layer="Details" svg:x1="35.25cm" svg:y1="25.85cm" svg:x2="34.2cm" svg:y2="25.85cm">
            <text:p/>
          </draw:line>
          <draw:line draw:style-name="gr39" draw:text-style-name="P1" draw:layer="Details" svg:x1="35.65cm" svg:y1="26.35cm" svg:x2="35.65cm" svg:y2="27.15cm">
            <text:p/>
          </draw:line>
          <draw:line draw:style-name="gr39" draw:text-style-name="P1" draw:layer="Details" svg:x1="36.1cm" svg:y1="26.35cm" svg:x2="36.1cm" svg:y2="27.15cm">
            <text:p/>
          </draw:line>
          <draw:line draw:style-name="gr39" draw:text-style-name="P1" draw:layer="Details" svg:x1="37cm" svg:y1="26.35cm" svg:x2="35.25cm" svg:y2="26.35cm">
            <text:p/>
          </draw:line>
          <draw:line draw:style-name="gr39" draw:text-style-name="P1" draw:layer="Details" svg:x1="36.55cm" svg:y1="26.35cm" svg:x2="36.55cm" svg:y2="27.15cm">
            <text:p/>
          </draw:line>
          <draw:line draw:style-name="gr39" draw:text-style-name="P1" draw:layer="Details" svg:x1="37cm" svg:y1="26.35cm" svg:x2="37cm" svg:y2="27.15cm">
            <text:p/>
          </draw:line>
          <draw:line draw:style-name="gr39" draw:text-style-name="P1" draw:layer="Details" svg:x1="35.6cm" svg:y1="25.35cm" svg:x2="35.6cm" svg:y2="25.7cm">
            <text:p/>
          </draw:line>
          <draw:line draw:style-name="gr39" draw:text-style-name="P1" draw:layer="Details" svg:x1="35.95cm" svg:y1="25.35cm" svg:x2="35.95cm" svg:y2="25.7cm">
            <text:p/>
          </draw:line>
          <draw:line draw:style-name="gr39" draw:text-style-name="P1" draw:layer="Details" svg:x1="36.35cm" svg:y1="25.35cm" svg:x2="35.25cm" svg:y2="25.35cm">
            <text:p/>
          </draw:line>
          <draw:line draw:style-name="gr39" draw:text-style-name="P1" draw:layer="Details" svg:x1="36.35cm" svg:y1="25.15cm" svg:x2="36.35cm" svg:y2="25.7cm">
            <text:p/>
          </draw:line>
          <draw:line draw:style-name="gr39" draw:text-style-name="P1" draw:layer="Details" svg:x1="36.55cm" svg:y1="25.15cm" svg:x2="36.55cm" svg:y2="25.7cm">
            <text:p/>
          </draw:line>
          <draw:line draw:style-name="gr39" draw:text-style-name="P1" draw:layer="Details" svg:x1="36.55cm" svg:y1="25.7cm" svg:x2="36.35cm" svg:y2="25.7cm">
            <text:p/>
          </draw:line>
          <draw:line draw:style-name="gr39" draw:text-style-name="P1" draw:layer="Details" svg:x1="37.15cm" svg:y1="25.75cm" svg:x2="37.15cm" svg:y2="25.15cm">
            <text:p/>
          </draw:line>
          <draw:line draw:style-name="gr39" draw:text-style-name="P1" draw:layer="Details" svg:x1="37.15cm" svg:y1="25.75cm" svg:x2="38.35cm" svg:y2="25.75cm">
            <text:p/>
          </draw:line>
          <draw:line draw:style-name="gr39" draw:text-style-name="P1" draw:layer="Details" svg:x1="38cm" svg:y1="25.75cm" svg:x2="38cm" svg:y2="23.45cm">
            <text:p/>
          </draw:line>
          <draw:line draw:style-name="gr39" draw:text-style-name="P1" draw:layer="Details" svg:x1="36.65cm" svg:y1="24.2cm" svg:x2="37.2cm" svg:y2="24.2cm">
            <text:p/>
          </draw:line>
          <draw:line draw:style-name="gr39" draw:text-style-name="P1" draw:layer="Details" svg:x1="37.2cm" svg:y1="24.2cm" svg:x2="37.2cm" svg:y2="23.45cm">
            <text:p/>
          </draw:line>
          <draw:g>
            <draw:g>
              <draw:line draw:style-name="gr39" draw:text-style-name="P1" draw:layer="Details" svg:x1="32.692cm" svg:y1="24.2cm" svg:x2="32.692cm" svg:y2="23.55cm">
                <text:p/>
              </draw:line>
              <draw:line draw:style-name="gr39" draw:text-style-name="P1" draw:layer="Details" svg:x1="32.808cm" svg:y1="24.2cm" svg:x2="32.808cm" svg:y2="23.55cm">
                <text:p/>
              </draw:line>
              <draw:line draw:style-name="gr39" draw:text-style-name="P1" draw:layer="Details" svg:x1="32.925cm" svg:y1="24.2cm" svg:x2="32.925cm" svg:y2="23.55cm">
                <text:p/>
              </draw:line>
              <draw:line draw:style-name="gr39" draw:text-style-name="P1" draw:layer="Details" svg:x1="33.042cm" svg:y1="24.2cm" svg:x2="33.042cm" svg:y2="23.55cm">
                <text:p/>
              </draw:line>
              <draw:line draw:style-name="gr39" draw:text-style-name="P1" draw:layer="Details" svg:x1="33.158cm" svg:y1="24.2cm" svg:x2="33.158cm" svg:y2="23.55cm">
                <text:p/>
              </draw:line>
              <draw:line draw:style-name="gr39" draw:text-style-name="P1" draw:layer="Details" svg:x1="33.275cm" svg:y1="24.2cm" svg:x2="33.275cm" svg:y2="23.55cm">
                <text:p/>
              </draw:line>
              <draw:line draw:style-name="gr39" draw:text-style-name="P1" draw:layer="Details" svg:x1="33.392cm" svg:y1="24.2cm" svg:x2="33.392cm" svg:y2="23.55cm">
                <text:p/>
              </draw:line>
              <draw:line draw:style-name="gr39" draw:text-style-name="P1" draw:layer="Details" svg:x1="33.508cm" svg:y1="24.2cm" svg:x2="33.508cm" svg:y2="23.55cm">
                <text:p/>
              </draw:line>
              <draw:line draw:style-name="gr39" draw:text-style-name="P1" draw:layer="Details" svg:x1="33.625cm" svg:y1="24.2cm" svg:x2="33.625cm" svg:y2="23.55cm">
                <text:p/>
              </draw:line>
              <draw:line draw:style-name="gr39" draw:text-style-name="P1" draw:layer="Details" svg:x1="33.742cm" svg:y1="24.2cm" svg:x2="33.742cm" svg:y2="23.55cm">
                <text:p/>
              </draw:line>
              <draw:line draw:style-name="gr39" draw:text-style-name="P1" draw:layer="Details" svg:x1="33.858cm" svg:y1="24.2cm" svg:x2="33.858cm" svg:y2="23.55cm">
                <text:p/>
              </draw:line>
              <draw:line draw:style-name="gr39" draw:text-style-name="P1" draw:layer="Details" svg:x1="33.975cm" svg:y1="24.2cm" svg:x2="33.975cm" svg:y2="23.55cm">
                <text:p/>
              </draw:line>
              <draw:line draw:style-name="gr39" draw:text-style-name="P1" draw:layer="Details" svg:x1="34.092cm" svg:y1="24.2cm" svg:x2="34.092cm" svg:y2="23.55cm">
                <text:p/>
              </draw:line>
              <draw:line draw:style-name="gr39" draw:text-style-name="P1" draw:layer="Details" svg:x1="34.208cm" svg:y1="24.2cm" svg:x2="34.208cm" svg:y2="23.55cm">
                <text:p/>
              </draw:line>
              <draw:line draw:style-name="gr39" draw:text-style-name="P1" draw:layer="Details" svg:x1="34.325cm" svg:y1="24.2cm" svg:x2="34.325cm" svg:y2="23.55cm">
                <text:p/>
              </draw:line>
              <draw:line draw:style-name="gr39" draw:text-style-name="P1" draw:layer="Details" svg:x1="34.442cm" svg:y1="24.2cm" svg:x2="34.442cm" svg:y2="23.55cm">
                <text:p/>
              </draw:line>
              <draw:line draw:style-name="gr39" draw:text-style-name="P1" draw:layer="Details" svg:x1="34.558cm" svg:y1="24.2cm" svg:x2="34.558cm" svg:y2="23.55cm">
                <text:p/>
              </draw:line>
              <draw:line draw:style-name="gr39" draw:text-style-name="P1" draw:layer="Details" svg:x1="34.675cm" svg:y1="24.2cm" svg:x2="34.675cm" svg:y2="23.55cm">
                <text:p/>
              </draw:line>
              <draw:line draw:style-name="gr39" draw:text-style-name="P1" draw:layer="Details" svg:x1="34.792cm" svg:y1="24.2cm" svg:x2="34.792cm" svg:y2="23.55cm">
                <text:p/>
              </draw:line>
              <draw:line draw:style-name="gr39" draw:text-style-name="P1" draw:layer="Details" svg:x1="34.908cm" svg:y1="24.2cm" svg:x2="34.908cm" svg:y2="23.55cm">
                <text:p/>
              </draw:line>
              <draw:line draw:style-name="gr39" draw:text-style-name="P1" draw:layer="Details" svg:x1="35.025cm" svg:y1="24.2cm" svg:x2="35.025cm" svg:y2="23.55cm">
                <text:p/>
              </draw:line>
              <draw:line draw:style-name="gr39" draw:text-style-name="P1" draw:layer="Details" svg:x1="35.142cm" svg:y1="24.2cm" svg:x2="35.142cm" svg:y2="23.55cm">
                <text:p/>
              </draw:line>
              <draw:line draw:style-name="gr39" draw:text-style-name="P1" draw:layer="Details" svg:x1="35.258cm" svg:y1="24.2cm" svg:x2="35.258cm" svg:y2="23.55cm">
                <text:p/>
              </draw:line>
              <draw:line draw:style-name="gr39" draw:text-style-name="P1" draw:layer="Details" svg:x1="35.375cm" svg:y1="24.2cm" svg:x2="35.375cm" svg:y2="23.55cm">
                <text:p/>
              </draw:line>
              <draw:line draw:style-name="gr39" draw:text-style-name="P1" draw:layer="Details" svg:x1="32.575cm" svg:y1="25.05cm" svg:x2="32.575cm" svg:y2="24.4cm">
                <text:p/>
              </draw:line>
              <draw:line draw:style-name="gr39" draw:text-style-name="P1" draw:layer="Details" svg:x1="32.692cm" svg:y1="25.05cm" svg:x2="32.692cm" svg:y2="24.4cm">
                <text:p/>
              </draw:line>
              <draw:line draw:style-name="gr39" draw:text-style-name="P1" draw:layer="Details" svg:x1="32.808cm" svg:y1="25.05cm" svg:x2="32.808cm" svg:y2="24.4cm">
                <text:p/>
              </draw:line>
              <draw:line draw:style-name="gr39" draw:text-style-name="P1" draw:layer="Details" svg:x1="32.925cm" svg:y1="25.05cm" svg:x2="32.925cm" svg:y2="24.4cm">
                <text:p/>
              </draw:line>
              <draw:line draw:style-name="gr39" draw:text-style-name="P1" draw:layer="Details" svg:x1="33.042cm" svg:y1="25.05cm" svg:x2="33.042cm" svg:y2="24.4cm">
                <text:p/>
              </draw:line>
              <draw:line draw:style-name="gr39" draw:text-style-name="P1" draw:layer="Details" svg:x1="33.158cm" svg:y1="25.05cm" svg:x2="33.158cm" svg:y2="24.4cm">
                <text:p/>
              </draw:line>
              <draw:line draw:style-name="gr39" draw:text-style-name="P1" draw:layer="Details" svg:x1="33.275cm" svg:y1="25.05cm" svg:x2="33.275cm" svg:y2="24.4cm">
                <text:p/>
              </draw:line>
              <draw:line draw:style-name="gr39" draw:text-style-name="P1" draw:layer="Details" svg:x1="33.392cm" svg:y1="25.05cm" svg:x2="33.392cm" svg:y2="24.4cm">
                <text:p/>
              </draw:line>
              <draw:line draw:style-name="gr39" draw:text-style-name="P1" draw:layer="Details" svg:x1="33.508cm" svg:y1="25.05cm" svg:x2="33.508cm" svg:y2="24.4cm">
                <text:p/>
              </draw:line>
              <draw:line draw:style-name="gr39" draw:text-style-name="P1" draw:layer="Details" svg:x1="33.625cm" svg:y1="25.05cm" svg:x2="33.625cm" svg:y2="24.4cm">
                <text:p/>
              </draw:line>
              <draw:line draw:style-name="gr39" draw:text-style-name="P1" draw:layer="Details" svg:x1="33.742cm" svg:y1="25.05cm" svg:x2="33.742cm" svg:y2="24.4cm">
                <text:p/>
              </draw:line>
              <draw:line draw:style-name="gr39" draw:text-style-name="P1" draw:layer="Details" svg:x1="33.858cm" svg:y1="25.05cm" svg:x2="33.858cm" svg:y2="24.4cm">
                <text:p/>
              </draw:line>
              <draw:line draw:style-name="gr39" draw:text-style-name="P1" draw:layer="Details" svg:x1="33.975cm" svg:y1="25.05cm" svg:x2="33.975cm" svg:y2="24.4cm">
                <text:p/>
              </draw:line>
              <draw:line draw:style-name="gr39" draw:text-style-name="P1" draw:layer="Details" svg:x1="34.092cm" svg:y1="25.05cm" svg:x2="34.092cm" svg:y2="24.4cm">
                <text:p/>
              </draw:line>
              <draw:line draw:style-name="gr39" draw:text-style-name="P1" draw:layer="Details" svg:x1="34.208cm" svg:y1="25.05cm" svg:x2="34.208cm" svg:y2="24.4cm">
                <text:p/>
              </draw:line>
              <draw:line draw:style-name="gr39" draw:text-style-name="P1" draw:layer="Details" svg:x1="34.325cm" svg:y1="25.05cm" svg:x2="34.325cm" svg:y2="24.4cm">
                <text:p/>
              </draw:line>
              <draw:line draw:style-name="gr39" draw:text-style-name="P1" draw:layer="Details" svg:x1="34.442cm" svg:y1="25.05cm" svg:x2="34.442cm" svg:y2="24.4cm">
                <text:p/>
              </draw:line>
              <draw:line draw:style-name="gr39" draw:text-style-name="P1" draw:layer="Details" svg:x1="34.558cm" svg:y1="25.05cm" svg:x2="34.558cm" svg:y2="24.4cm">
                <text:p/>
              </draw:line>
              <draw:line draw:style-name="gr39" draw:text-style-name="P1" draw:layer="Details" svg:x1="34.675cm" svg:y1="25.05cm" svg:x2="34.675cm" svg:y2="24.4cm">
                <text:p/>
              </draw:line>
              <draw:line draw:style-name="gr39" draw:text-style-name="P1" draw:layer="Details" svg:x1="34.792cm" svg:y1="25.05cm" svg:x2="34.792cm" svg:y2="24.4cm">
                <text:p/>
              </draw:line>
              <draw:line draw:style-name="gr39" draw:text-style-name="P1" draw:layer="Details" svg:x1="34.908cm" svg:y1="25.05cm" svg:x2="34.908cm" svg:y2="24.4cm">
                <text:p/>
              </draw:line>
              <draw:line draw:style-name="gr39" draw:text-style-name="P1" draw:layer="Details" svg:x1="35.025cm" svg:y1="25.05cm" svg:x2="35.025cm" svg:y2="24.4cm">
                <text:p/>
              </draw:line>
              <draw:line draw:style-name="gr39" draw:text-style-name="P1" draw:layer="Details" svg:x1="35.142cm" svg:y1="25.05cm" svg:x2="35.142cm" svg:y2="24.4cm">
                <text:p/>
              </draw:line>
              <draw:line draw:style-name="gr39" draw:text-style-name="P1" draw:layer="Details" svg:x1="35.258cm" svg:y1="25.05cm" svg:x2="35.258cm" svg:y2="24.4cm">
                <text:p/>
              </draw:line>
              <draw:line draw:style-name="gr39" draw:text-style-name="P1" draw:layer="Details" svg:x1="35.375cm" svg:y1="25.05cm" svg:x2="35.375cm" svg:y2="24.4cm">
                <text:p/>
              </draw:line>
              <draw:line draw:style-name="gr39" draw:text-style-name="P1" draw:layer="Details" svg:x1="32.575cm" svg:y1="24.2cm" svg:x2="32.575cm" svg:y2="23.55cm">
                <text:p/>
              </draw:line>
            </draw:g>
            <draw:g>
              <draw:line draw:style-name="gr39" draw:text-style-name="P1" draw:layer="Details" svg:x1="32.3cm" svg:y1="23.55cm" svg:x2="35.65cm" svg:y2="23.55cm">
                <text:p/>
              </draw:line>
              <draw:line draw:style-name="gr39" draw:text-style-name="P1" draw:layer="Details" svg:x1="32.3cm" svg:y1="25.05cm" svg:x2="35.65cm" svg:y2="25.05cm">
                <text:p/>
              </draw:line>
            </draw:g>
            <draw:g>
              <draw:line draw:style-name="gr39" draw:text-style-name="P1" draw:layer="Details" svg:x1="32.4cm" svg:y1="24.2cm" svg:x2="35.55cm" svg:y2="24.2cm">
                <text:p/>
              </draw:line>
              <draw:line draw:style-name="gr39" draw:text-style-name="P1" draw:layer="Details" svg:x1="32.4cm" svg:y1="24.4cm" svg:x2="35.55cm" svg:y2="24.4cm">
                <text:p/>
              </draw:line>
              <draw:line draw:style-name="gr39" draw:text-style-name="P1" draw:layer="Details" svg:x1="32.4cm" svg:y1="24.2cm" svg:x2="32.4cm" svg:y2="24.4cm">
                <text:p/>
              </draw:line>
              <draw:line draw:style-name="gr39" draw:text-style-name="P1" draw:layer="Details" svg:x1="35.55cm" svg:y1="24.2cm" svg:x2="35.55cm" svg:y2="24.4cm">
                <text:p/>
              </draw:line>
            </draw:g>
          </draw:g>
          <draw:line draw:style-name="gr39" draw:text-style-name="P1" draw:layer="Details" svg:x1="36.65cm" svg:y1="25.15cm" svg:x2="36.65cm" svg:y2="24.45cm">
            <text:p/>
          </draw:line>
          <draw:line draw:style-name="gr39" draw:text-style-name="P1" draw:layer="Details" svg:x1="30.05cm" svg:y1="27.15cm" svg:x2="30.05cm" svg:y2="27.919cm">
            <text:p/>
          </draw:line>
          <draw:line draw:style-name="gr39" draw:text-style-name="P1" draw:layer="Details" svg:x1="32.5cm" svg:y1="27.15cm" svg:x2="32.5cm" svg:y2="27.919cm">
            <text:p/>
          </draw:line>
          <draw:line draw:style-name="gr39" draw:text-style-name="P1" draw:layer="Details" svg:x1="35.15cm" svg:y1="27.15cm" svg:x2="35.15cm" svg:y2="27.919cm">
            <text:p/>
          </draw:line>
          <draw:line draw:style-name="gr39" draw:text-style-name="P1" draw:layer="Details" svg:x1="36.7cm" svg:y1="27.15cm" svg:x2="36.7cm" svg:y2="27.919cm">
            <text:p/>
          </draw:line>
          <draw:line draw:style-name="gr39" draw:text-style-name="P1" draw:layer="Details" svg:x1="29.75cm" svg:y1="27.2cm" svg:x2="38.35cm" svg:y2="27.2cm">
            <text:p/>
          </draw:line>
          <draw:line draw:style-name="gr39" draw:text-style-name="P1" draw:layer="Details" svg:x1="31.3cm" svg:y1="25.15cm" svg:x2="31.3cm" svg:y2="24.45cm">
            <text:p/>
          </draw:line>
          <draw:line draw:style-name="gr39" draw:text-style-name="P1" draw:layer="Details" svg:x1="38cm" svg:y1="23.9cm" svg:x2="38.35cm" svg:y2="23.9cm">
            <text:p/>
          </draw:line>
          <draw:line draw:style-name="gr39" draw:text-style-name="P1" draw:layer="Details" svg:x1="38cm" svg:y1="24.7cm" svg:x2="38.35cm" svg:y2="24.7cm">
            <text:p/>
          </draw:line>
          <draw:g>
            <draw:line draw:style-name="gr40" draw:text-style-name="P1" draw:layer="Doors" svg:x1="30.1cm" svg:y1="23.9cm" svg:x2="30.276cm" svg:y2="23.581cm">
              <text:p/>
            </draw:line>
            <draw:path draw:style-name="gr40" draw:text-style-name="P1" draw:layer="Doors" svg:width="0.125cm" svg:height="0.133cm" draw:transform="rotate (0.529707427980279) translate (30.1cm 23.529cm)" svg:viewBox="0 0 126 134" svg:d="M0 0c102 45 126 134 126 134">
              <text:p/>
            </draw:path>
          </draw:g>
          <draw:g>
            <draw:line draw:style-name="gr40" draw:text-style-name="P1" draw:layer="Doors" svg:x1="30.1cm" svg:y1="23.899cm" svg:x2="30.276cm" svg:y2="24.261cm">
              <text:p/>
            </draw:line>
            <draw:path draw:style-name="gr40" draw:text-style-name="P1" draw:layer="Doors" svg:width="0.13cm" svg:height="0.146cm" draw:transform="skewX (-0.118158790360016) rotate (2.5551620249197) translate (30.2094070173172cm 24.3924217519992cm)" svg:viewBox="0 0 131 147" svg:d="M131 0c-106 49-131 147-131 147">
              <text:p/>
            </draw:path>
          </draw:g>
          <draw:g>
            <draw:line draw:style-name="gr40" draw:text-style-name="P1" draw:layer="Doors" svg:x1="30.1cm" svg:y1="24.744cm" svg:x2="30.276cm" svg:y2="24.382cm">
              <text:p/>
            </draw:line>
            <draw:path draw:style-name="gr40" draw:text-style-name="P1" draw:layer="Doors" svg:width="0.13cm" svg:height="0.145cm" draw:transform="skewX (0.114319066005629) rotate (0.583289036016505) translate (30.1cm 24.3232680965147cm)" svg:viewBox="0 0 131 146" svg:d="M0 0c106 49 131 146 131 146">
              <text:p/>
            </draw:path>
          </draw:g>
          <draw:g>
            <draw:line draw:style-name="gr40" draw:text-style-name="P1" draw:layer="Doors" svg:x1="30.1cm" svg:y1="25.115cm" svg:x2="30.276cm" svg:y2="24.796cm">
              <text:p/>
            </draw:line>
            <draw:path draw:style-name="gr40" draw:text-style-name="P1" draw:layer="Doors" svg:width="0.125cm" svg:height="0.133cm" draw:transform="rotate (0.529707427980279) translate (30.1cm 24.744cm)" svg:viewBox="0 0 126 134" svg:d="M0 0c102 45 126 134 126 134">
              <text:p/>
            </draw:path>
          </draw:g>
          <draw:g>
            <draw:line draw:style-name="gr40" draw:text-style-name="P1" draw:layer="Doors" svg:x1="30.1cm" svg:y1="25.739cm" svg:x2="30.224cm" svg:y2="25.517cm">
              <text:p/>
            </draw:line>
            <draw:path draw:style-name="gr40" draw:text-style-name="P1" draw:layer="Doors" svg:width="0.086cm" svg:height="0.093cm" draw:transform="skewX (-0.0256563400043166) rotate (0.525169571925094) translate (30.1cm 25.4803941018767cm)" svg:viewBox="0 0 87 94" svg:d="M0 0c71 31 87 94 87 94">
              <text:p/>
            </draw:path>
          </draw:g>
          <draw:g>
            <draw:line draw:style-name="gr40" draw:text-style-name="P1" draw:layer="Doors" svg:x1="30.1cm" svg:y1="25.219cm" svg:x2="30.224cm" svg:y2="25.441cm">
              <text:p/>
            </draw:line>
            <draw:path draw:style-name="gr40" draw:text-style-name="P1" draw:layer="Doors" svg:width="0.086cm" svg:height="0.093cm" draw:transform="skewX (0.0263544717051143) rotate (2.6164230816647) translate (30.174974249406cm 25.5210494695661cm)" svg:viewBox="0 0 87 94" svg:d="M87 0c-72 31-87 94-87 94">
              <text:p/>
            </draw:path>
          </draw:g>
          <draw:g>
            <draw:line draw:style-name="gr40" draw:text-style-name="P1" draw:layer="Doors" svg:x1="38cm" svg:y1="23.9cm" svg:x2="37.824cm" svg:y2="23.581cm">
              <text:p/>
            </draw:line>
            <draw:path draw:style-name="gr40" draw:text-style-name="P1" draw:layer="Doors" svg:width="0.125cm" svg:height="0.133cm" draw:transform="rotate (-0.52970742798028) translate (37.8916081453293cm 23.4655339602805cm)" svg:viewBox="0 0 126 134" svg:d="M126 0c-103 45-126 134-126 134">
              <text:p/>
            </draw:path>
          </draw:g>
          <draw:g>
            <draw:line draw:style-name="gr40" draw:text-style-name="P1" draw:layer="Doors" svg:x1="38cm" svg:y1="23.899cm" svg:x2="37.824cm" svg:y2="24.261cm">
              <text:p/>
            </draw:line>
            <draw:path draw:style-name="gr40" draw:text-style-name="P1" draw:layer="Doors" svg:width="0.13cm" svg:height="0.145cm" draw:transform="skewX (0.114319066005629) rotate (-2.55830361757329) translate (38cm 24.3197319034853cm)" svg:viewBox="0 0 131 146" svg:d="M0 0c106 49 131 146 131 146">
              <text:p/>
            </draw:path>
          </draw:g>
          <draw:g>
            <draw:line draw:style-name="gr40" draw:text-style-name="P1" draw:layer="Doors" svg:x1="38cm" svg:y1="24.744cm" svg:x2="37.824cm" svg:y2="24.382cm">
              <text:p/>
            </draw:line>
            <draw:path draw:style-name="gr40" draw:text-style-name="P1" draw:layer="Doors" svg:width="0.13cm" svg:height="0.145cm" draw:transform="skewX (-0.114319066005629) rotate (-0.583289036016505) translate (37.8904917875155cm 24.2510058766199cm)" svg:viewBox="0 0 131 146" svg:d="M131 0c-106 49-131 146-131 146">
              <text:p/>
            </draw:path>
          </draw:g>
          <draw:g>
            <draw:line draw:style-name="gr40" draw:text-style-name="P1" draw:layer="Doors" svg:x1="38cm" svg:y1="25.739cm" svg:x2="37.876cm" svg:y2="25.517cm">
              <text:p/>
            </draw:line>
            <draw:path draw:style-name="gr40" draw:text-style-name="P1" draw:layer="Doors" svg:width="0.086cm" svg:height="0.093cm" draw:transform="skewX (0.0263544717051143) rotate (-0.525169571925094) translate (37.925025750594cm 25.4369505304339cm)" svg:viewBox="0 0 87 94" svg:d="M87 0c-72 31-87 94-87 94">
              <text:p/>
            </draw:path>
          </draw:g>
          <draw:g>
            <draw:line draw:style-name="gr40" draw:text-style-name="P1" draw:layer="Doors" svg:x1="38cm" svg:y1="25.219cm" svg:x2="37.876cm" svg:y2="25.441cm">
              <text:p/>
            </draw:line>
            <draw:path draw:style-name="gr40" draw:text-style-name="P1" draw:layer="Doors" svg:width="0.086cm" svg:height="0.093cm" draw:transform="skewX (-0.0256563400043166) rotate (-2.6164230816647) translate (38cm 25.4776058981233cm)" svg:viewBox="0 0 87 94" svg:d="M0 0c71 31 87 94 87 94">
              <text:p/>
            </draw:path>
          </draw:g>
          <draw:g>
            <draw:line draw:style-name="gr40" draw:text-style-name="P1" draw:layer="Doors" svg:x1="38cm" svg:y1="24.743cm" svg:x2="37.824cm" svg:y2="25.016cm">
              <text:p/>
            </draw:line>
            <draw:path draw:style-name="gr40" draw:text-style-name="P1" draw:layer="Doors" svg:width="0.122cm" svg:height="0.117cm" draw:transform="skewX (-0.124441975667196) rotate (-2.6778586713349) translate (38cm 25.0602895442359cm)" svg:viewBox="0 0 123 118" svg:d="M0 0c99 40 123 118 123 118">
              <text:p/>
            </draw:path>
          </draw:g>
          <draw:g>
            <draw:line draw:style-name="gr40" draw:text-style-name="P1" draw:layer="Doors" svg:x1="31.225cm" svg:y1="26.649cm" svg:x2="31.225cm" svg:y2="26.35cm">
              <text:p/>
            </draw:line>
            <draw:path draw:style-name="gr40" draw:text-style-name="P1" draw:layer="Doors" svg:width="0.336cm" svg:height="0.255cm" draw:transform="rotate (-1.70640840967486) translate (31.5240000017224cm 26.350000000235cm)" svg:viewBox="0 0 337 256" svg:d="M0 0c289 0 337 256 337 256">
              <text:p/>
            </draw:path>
          </draw:g>
          <draw:g>
            <draw:line draw:style-name="gr40" draw:text-style-name="P1" draw:layer="Doors" svg:x1="31.654cm" svg:y1="26.649cm" svg:x2="31.654cm" svg:y2="26.35cm">
              <text:p/>
            </draw:line>
            <draw:path draw:style-name="gr40" draw:text-style-name="P1" draw:layer="Doors" svg:width="0.336cm" svg:height="0.255cm" draw:transform="rotate (-1.70640840967486) translate (31.9530000017224cm 26.350000000235cm)" svg:viewBox="0 0 337 256" svg:d="M0 0c289 0 337 256 337 256">
              <text:p/>
            </draw:path>
          </draw:g>
          <draw:g>
            <draw:line draw:style-name="gr40" draw:text-style-name="P1" draw:layer="Doors" svg:x1="32.109cm" svg:y1="26.649cm" svg:x2="32.109cm" svg:y2="26.35cm">
              <text:p/>
            </draw:line>
            <draw:path draw:style-name="gr40" draw:text-style-name="P1" draw:layer="Doors" svg:width="0.336cm" svg:height="0.255cm" draw:transform="rotate (-1.70640840967486) translate (32.4080000017224cm 26.350000000235cm)" svg:viewBox="0 0 337 256" svg:d="M0 0c289 0 337 256 337 256">
              <text:p/>
            </draw:path>
          </draw:g>
          <draw:g>
            <draw:line draw:style-name="gr40" draw:text-style-name="P1" draw:layer="Doors" svg:x1="32.512cm" svg:y1="26.649cm" svg:x2="32.512cm" svg:y2="26.35cm">
              <text:p/>
            </draw:line>
            <draw:path draw:style-name="gr40" draw:text-style-name="P1" draw:layer="Doors" svg:width="0.336cm" svg:height="0.255cm" draw:transform="rotate (-1.70640840967486) translate (32.8110000017224cm 26.350000000235cm)" svg:viewBox="0 0 337 256" svg:d="M0 0c289 0 337 256 337 256">
              <text:p/>
            </draw:path>
          </draw:g>
          <draw:g>
            <draw:line draw:style-name="gr40" draw:text-style-name="P1" draw:layer="Doors" svg:x1="32.954cm" svg:y1="26.649cm" svg:x2="32.954cm" svg:y2="26.35cm">
              <text:p/>
            </draw:line>
            <draw:path draw:style-name="gr40" draw:text-style-name="P1" draw:layer="Doors" svg:width="0.336cm" svg:height="0.255cm" draw:transform="rotate (-1.70640840967486) translate (33.2530000017224cm 26.350000000235cm)" svg:viewBox="0 0 337 256" svg:d="M0 0c289 0 337 256 337 256">
              <text:p/>
            </draw:path>
          </draw:g>
          <draw:g>
            <draw:line draw:style-name="gr40" draw:text-style-name="P1" draw:layer="Doors" svg:x1="33.409cm" svg:y1="26.649cm" svg:x2="33.409cm" svg:y2="26.35cm">
              <text:p/>
            </draw:line>
            <draw:path draw:style-name="gr40" draw:text-style-name="P1" draw:layer="Doors" svg:width="0.336cm" svg:height="0.255cm" draw:transform="rotate (-1.70640840967486) translate (33.7080000017224cm 26.350000000235cm)" svg:viewBox="0 0 337 256" svg:d="M0 0c289 0 337 256 337 256">
              <text:p/>
            </draw:path>
          </draw:g>
          <draw:g>
            <draw:line draw:style-name="gr40" draw:text-style-name="P1" draw:layer="Doors" svg:x1="33.838cm" svg:y1="26.649cm" svg:x2="33.838cm" svg:y2="26.35cm">
              <text:p/>
            </draw:line>
            <draw:path draw:style-name="gr40" draw:text-style-name="P1" draw:layer="Doors" svg:width="0.336cm" svg:height="0.255cm" draw:transform="rotate (-1.70640840967486) translate (34.1370000017224cm 26.350000000235cm)" svg:viewBox="0 0 337 256" svg:d="M0 0c289 0 337 256 337 256">
              <text:p/>
            </draw:path>
          </draw:g>
          <draw:g>
            <draw:line draw:style-name="gr40" draw:text-style-name="P1" draw:layer="Doors" svg:x1="34.904cm" svg:y1="25.931cm" svg:x2="35.249cm" svg:y2="25.931cm">
              <text:p/>
            </draw:line>
            <draw:path draw:style-name="gr40" draw:text-style-name="P1" draw:layer="Doors" svg:width="0.386cm" svg:height="0.256cm" draw:transform="skewX (0.0368264472170803) rotate (3.02517919248177) translate (35.2487181071816cm 26.2299963449157cm)" svg:viewBox="0 0 387 257" svg:d="M0 0c332 0 387 257 387 257">
              <text:p/>
            </draw:path>
          </draw:g>
          <draw:g>
            <draw:line draw:style-name="gr40" draw:text-style-name="P1" draw:layer="Doors" svg:x1="34.544cm" svg:y1="25.929cm" svg:x2="34.199cm" svg:y2="25.929cm">
              <text:p/>
            </draw:line>
            <draw:path draw:style-name="gr40" draw:text-style-name="P1" draw:layer="Doors" svg:width="0.386cm" svg:height="0.256cm" draw:transform="skewX (-0.0368264472170803) rotate (-3.02552825833217) translate (34.5834539740021cm 26.1832063425846cm)" svg:viewBox="0 0 387 257" svg:d="M387 0c-333 1-387 257-387 257">
              <text:p/>
            </draw:path>
          </draw:g>
          <draw:g>
            <draw:line draw:style-name="gr40" draw:text-style-name="P1" draw:layer="Doors" svg:x1="35.605cm" svg:y1="26.647cm" svg:x2="35.605cm" svg:y2="26.348cm">
              <text:p/>
            </draw:line>
            <draw:path draw:style-name="gr40" draw:text-style-name="P1" draw:layer="Doors" svg:width="0.335cm" svg:height="0.255cm" draw:transform="rotate (1.70518667919846) translate (35.3510683766313cm 26.6813329024973cm)" svg:viewBox="0 0 336 256" svg:d="M336 0c-288 0-336 256-336 256">
              <text:p/>
            </draw:path>
          </draw:g>
          <draw:g>
            <draw:line draw:style-name="gr40" draw:text-style-name="P1" draw:layer="Doors" svg:x1="36.035cm" svg:y1="26.647cm" svg:x2="36.035cm" svg:y2="26.348cm">
              <text:p/>
            </draw:line>
            <draw:path draw:style-name="gr40" draw:text-style-name="P1" draw:layer="Doors" svg:width="0.335cm" svg:height="0.255cm" draw:transform="rotate (1.70518667919846) translate (35.7810683766313cm 26.6813329024973cm)" svg:viewBox="0 0 336 256" svg:d="M336 0c-288 0-336 256-336 256">
              <text:p/>
            </draw:path>
          </draw:g>
          <draw:g>
            <draw:line draw:style-name="gr40" draw:text-style-name="P1" draw:layer="Doors" svg:x1="36.477cm" svg:y1="26.647cm" svg:x2="36.477cm" svg:y2="26.348cm">
              <text:p/>
            </draw:line>
            <draw:path draw:style-name="gr40" draw:text-style-name="P1" draw:layer="Doors" svg:width="0.335cm" svg:height="0.255cm" draw:transform="rotate (1.70518667919846) translate (36.2230683766313cm 26.6813329024973cm)" svg:viewBox="0 0 336 256" svg:d="M336 0c-288 0-336 256-336 256">
              <text:p/>
            </draw:path>
          </draw:g>
          <draw:g>
            <draw:line draw:style-name="gr40" draw:text-style-name="P1" draw:layer="Doors" svg:x1="36.919cm" svg:y1="26.647cm" svg:x2="36.919cm" svg:y2="26.348cm">
              <text:p/>
            </draw:line>
            <draw:path draw:style-name="gr40" draw:text-style-name="P1" draw:layer="Doors" svg:width="0.335cm" svg:height="0.255cm" draw:transform="rotate (1.70518667919846) translate (36.6650683766313cm 26.6813329024973cm)" svg:viewBox="0 0 336 256" svg:d="M336 0c-288 0-336 256-336 256">
              <text:p/>
            </draw:path>
          </draw:g>
          <draw:g>
            <draw:line draw:style-name="gr40" draw:text-style-name="P1" draw:layer="Doors" svg:x1="36.724cm" svg:y1="25.271cm" svg:x2="37.15cm" svg:y2="25.271cm">
              <text:p/>
            </draw:line>
            <draw:path draw:style-name="gr40" draw:text-style-name="P1" draw:layer="Doors" svg:width="0.479cm" svg:height="0.367cm" draw:transform="rotate (3.00737683411143) translate (37.15cm 25.7cm)" svg:viewBox="0 0 480 368" svg:d="M0 0c411 1 480 368 480 368">
              <text:p/>
            </draw:path>
          </draw:g>
          <draw:g>
            <draw:line draw:style-name="gr40" draw:text-style-name="P1" draw:layer="Doors" svg:x1="31.376cm" svg:y1="25.262cm" svg:x2="30.95cm" svg:y2="25.262cm">
              <text:p/>
            </draw:line>
            <draw:path draw:style-name="gr40" draw:text-style-name="P1" draw:layer="Doors" svg:width="0.479cm" svg:height="0.367cm" draw:transform="rotate (-3.00737683411143) translate (31.4255059468877cm 25.6268223027152cm)" svg:viewBox="0 0 480 368" svg:d="M480 0c-412 1-480 368-480 368">
              <text:p/>
            </draw:path>
          </draw:g>
          <draw:g>
            <draw:line draw:style-name="gr40" draw:text-style-name="P1" draw:layer="Doors" svg:x1="30.847cm" svg:y1="26.226cm" svg:x2="30.847cm" svg:y2="25.8cm">
              <text:p/>
            </draw:line>
            <draw:path draw:style-name="gr40" draw:text-style-name="P1" draw:layer="Doors" svg:width="0.479cm" svg:height="0.367cm" draw:transform="rotate (1.70501214627326) translate (30.4822380460424cm 26.2756421428719cm)" svg:viewBox="0 0 480 368" svg:d="M480 0c-412 1-480 368-480 368">
              <text:p/>
            </draw:path>
          </draw:g>
          <draw:g>
            <draw:line draw:style-name="gr40" draw:text-style-name="P1" draw:layer="Doors" svg:x1="31.875cm" svg:y1="24.998cm" svg:x2="31.3cm" svg:y2="24.998cm">
              <text:p/>
            </draw:line>
            <draw:path draw:style-name="gr40" draw:text-style-name="P1" draw:layer="Doors" svg:width="0.645cm" svg:height="0.435cm" draw:transform="skewX (0.0354301838154849) rotate (-0.116937059883621) translate (31.3003297428972cm 24.491005039522cm)" svg:viewBox="0 0 646 436" svg:d="M0 0c554 2 646 436 646 436">
              <text:p/>
            </draw:path>
          </draw:g>
          <draw:g>
            <draw:line draw:style-name="gr40" draw:text-style-name="P1" draw:layer="Doors" svg:x1="36.074cm" svg:y1="24.998cm" svg:x2="36.649cm" svg:y2="24.998cm">
              <text:p/>
            </draw:line>
            <draw:path draw:style-name="gr40" draw:text-style-name="P1" draw:layer="Doors" svg:width="0.645cm" svg:height="0.436cm" draw:transform="skewX (-0.0354301838154849) rotate (0.116762526958421) translate (36.0074433617286cm 24.5662184301971cm)" svg:viewBox="0 0 646 437" svg:d="M646 0c-554 2-646 437-646 437">
              <text:p/>
            </draw:path>
          </draw:g>
          <draw:g>
            <draw:line draw:style-name="gr40" draw:text-style-name="P1" draw:layer="Doors" svg:x1="40.156cm" svg:y1="27.429cm" svg:x2="40.156cm" svg:y2="27.92cm">
              <text:p/>
            </draw:line>
            <draw:path draw:style-name="gr40" draw:text-style-name="P1" draw:layer="Doors" svg:width="0.549cm" svg:height="0.368cm" draw:transform="skewX (0.0349065850398866) rotate (1.45420833276168) translate (39.727cm 27.92cm)" svg:viewBox="0 0 550 369" svg:d="M0 0c473 1 550 369 550 369">
              <text:p/>
            </draw:path>
          </draw:g>
          <draw:g>
            <draw:line draw:style-name="gr40" draw:text-style-name="P1" draw:layer="Doors" svg:x1="42.262cm" svg:y1="27.429cm" svg:x2="42.262cm" svg:y2="27.92cm">
              <text:p/>
            </draw:line>
            <draw:path draw:style-name="gr40" draw:text-style-name="P1" draw:layer="Doors" svg:width="0.549cm" svg:height="0.368cm" draw:transform="skewX (0.0349065850398866) rotate (1.45420833276168) translate (41.833cm 27.92cm)" svg:viewBox="0 0 550 369" svg:d="M0 0c473 1 550 369 550 369">
              <text:p/>
            </draw:path>
          </draw:g>
          <draw:g>
            <draw:line draw:style-name="gr40" draw:text-style-name="P1" draw:layer="Doors" svg:x1="40.545cm" svg:y1="27.429cm" svg:x2="40.545cm" svg:y2="27.92cm">
              <text:p/>
            </draw:line>
            <draw:path draw:style-name="gr40" draw:text-style-name="P1" draw:layer="Doors" svg:width="0.549cm" svg:height="0.368cm" draw:transform="skewX (-0.0345575191894877) rotate (-1.45403379983648) translate (40.9098813751707cm 27.3733608129365cm)" svg:viewBox="0 0 550 369" svg:d="M550 0c-473 1-550 369-550 369">
              <text:p/>
            </draw:path>
          </draw:g>
          <draw:g>
            <draw:line draw:style-name="gr40" draw:text-style-name="P1" draw:layer="Doors" svg:x1="39.363cm" svg:y1="23.438cm" svg:x2="39.935cm" svg:y2="23.438cm">
              <text:p/>
            </draw:line>
            <draw:line draw:style-name="gr40" draw:text-style-name="P1" draw:layer="Doors" svg:x1="40.897cm" svg:y1="23.438cm" svg:x2="41.469cm" svg:y2="23.438cm">
              <text:p/>
            </draw:line>
          </draw:g>
          <draw:g>
            <draw:line draw:style-name="gr40" draw:text-style-name="P1" draw:layer="Doors" svg:x1="23.555cm" svg:y1="29.457cm" svg:x2="23.555cm" svg:y2="28.953cm">
              <text:p/>
            </draw:line>
            <draw:path draw:style-name="gr40" draw:text-style-name="P1" draw:layer="Doors" svg:width="0.565cm" svg:height="0.368cm" draw:transform="skewX (0.0441568300754565) rotate (-1.68459179402493) translate (23.9837682644203cm 28.9526094979388cm)" svg:viewBox="0 0 566 369" svg:d="M0 0c485 1 566 369 566 369">
              <text:p/>
            </draw:path>
          </draw:g>
          <draw:g>
            <draw:line draw:style-name="gr40" draw:text-style-name="P1" draw:layer="Doors" svg:x1="23.919cm" svg:y1="30.588cm" svg:x2="23.415cm" svg:y2="30.588cm">
              <text:p/>
            </draw:line>
            <draw:path draw:style-name="gr40" draw:text-style-name="P1" draw:layer="Doors" svg:width="0.565cm" svg:height="0.368cm" draw:transform="skewX (0.0441568300754565) rotate (-0.113795467230031) translate (23.4146094979388cm 30.1592317355797cm)" svg:viewBox="0 0 566 369" svg:d="M0 0c485 1 566 369 566 369">
              <text:p/>
            </draw:path>
          </draw:g>
          <draw:g>
            <draw:line draw:style-name="gr40" draw:text-style-name="P1" draw:layer="Doors" svg:x1="24.049cm" svg:y1="27.78cm" svg:x2="24.493cm" svg:y2="27.78cm">
              <text:p/>
            </draw:line>
            <draw:path draw:style-name="gr40" draw:text-style-name="P1" draw:layer="Doors" svg:width="0.498cm" svg:height="0.367cm" draw:transform="skewX (-0.00802851455917393) rotate (0.129852496348378) translate (23.9987771360139cm 27.4158158868682cm)" svg:viewBox="0 0 499 368" svg:d="M499 0c-429 0-499 368-499 368">
              <text:p/>
            </draw:path>
          </draw:g>
          <draw:g>
            <draw:line draw:style-name="gr40" draw:text-style-name="P1" draw:layer="Doors" svg:x1="21.28cm" svg:y1="27.453cm" svg:x2="21.28cm" svg:y2="27.91cm">
              <text:p/>
            </draw:line>
            <draw:path draw:style-name="gr40" draw:text-style-name="P1" draw:layer="Doors" svg:width="0.512cm" svg:height="0.367cm" draw:transform="skewX (-0.0158824961931484) rotate (-1.44460902187571) translate (21.6441802128071cm 27.4012309992353cm)" svg:viewBox="0 0 513 368" svg:d="M513 0c-441 0-513 368-513 368">
              <text:p/>
            </draw:path>
          </draw:g>
          <draw:g>
            <draw:line draw:style-name="gr40" draw:text-style-name="P1" draw:layer="Doors" svg:x1="19.97cm" svg:y1="27.778cm" svg:x2="19.526cm" svg:y2="27.778cm">
              <text:p/>
            </draw:line>
            <draw:path draw:style-name="gr40" draw:text-style-name="P1" draw:layer="Doors" svg:width="0.498cm" svg:height="0.367cm" draw:transform="skewX (0.00925024503556994) rotate (-0.128805298797183) translate (19.5256559862794cm 27.3492317355797cm)" svg:viewBox="0 0 499 368" svg:d="M0 0c428 1 499 368 499 368">
              <text:p/>
            </draw:path>
          </draw:g>
          <draw:g>
            <draw:line draw:style-name="gr40" draw:text-style-name="P1" draw:layer="Doors" svg:x1="24.348cm" svg:y1="23.685cm" svg:x2="24.348cm" svg:y2="23.241cm">
              <text:p/>
            </draw:line>
            <draw:path draw:style-name="gr40" draw:text-style-name="P1" draw:layer="Doors" svg:width="0.498cm" svg:height="0.367cm" draw:transform="skewX (-0.00802851455917393) rotate (1.70064882314327) translate (23.9838158868682cm 23.7352228639861cm)" svg:viewBox="0 0 499 368" svg:d="M499 0c-429 0-499 368-499 368">
              <text:p/>
            </draw:path>
          </draw:g>
          <draw:g>
            <draw:line draw:style-name="gr40" draw:text-style-name="P1" draw:layer="Doors" svg:x1="20.026cm" svg:y1="25.123cm" svg:x2="20.401cm" svg:y2="24.691cm">
              <text:p/>
            </draw:line>
            <draw:line draw:style-name="gr40" draw:text-style-name="P1" draw:layer="Doors" svg:x1="21.033cm" svg:y1="23.965cm" svg:x2="21.408cm" svg:y2="23.533cm">
              <text:p/>
            </draw:line>
          </draw:g>
          <draw:g>
            <draw:line draw:style-name="gr40" draw:text-style-name="P1" draw:layer="Doors" svg:x1="14.372cm" svg:y1="29.067cm" svg:x2="14.372cm" svg:y2="29.511cm">
              <text:p/>
            </draw:line>
            <draw:path draw:style-name="gr40" draw:text-style-name="P1" draw:layer="Doors" svg:width="0.498cm" svg:height="0.368cm" draw:transform="skewX (-0.00907571211037052) rotate (-1.44216556092291) translate (14.7368657737662cm 29.0167577783774cm)" svg:viewBox="0 0 499 369" svg:d="M499 0c-429 1-499 369-499 369">
              <text:p/>
            </draw:path>
          </draw:g>
          <draw:g>
            <draw:line draw:style-name="gr40" draw:text-style-name="P1" draw:layer="Doors" svg:x1="13.079cm" svg:y1="21.761cm" svg:x2="12.635cm" svg:y2="21.761cm">
              <text:p/>
            </draw:line>
            <draw:path draw:style-name="gr40" draw:text-style-name="P1" draw:layer="Doors" svg:width="0.498cm" svg:height="0.367cm" draw:transform="skewX (0.00925024503556995) rotate (-0.128805298797183) translate (12.6346559862794cm 21.3322317355797cm)" svg:viewBox="0 0 499 368" svg:d="M0 0c428 1 499 368 499 368">
              <text:p/>
            </draw:path>
          </draw:g>
          <draw:g>
            <draw:line draw:style-name="gr40" draw:text-style-name="P1" draw:layer="Doors" svg:x1="13.079cm" svg:y1="19.941cm" svg:x2="12.635cm" svg:y2="19.941cm">
              <text:p/>
            </draw:line>
            <draw:path draw:style-name="gr40" draw:text-style-name="P1" draw:layer="Doors" svg:width="0.498cm" svg:height="0.367cm" draw:transform="skewX (0.00925024503556995) rotate (-0.128805298797183) translate (12.6346559862794cm 19.5122317355797cm)" svg:viewBox="0 0 499 368" svg:d="M0 0c428 1 499 368 499 368">
              <text:p/>
            </draw:path>
          </draw:g>
          <draw:g>
            <draw:line draw:style-name="gr40" draw:text-style-name="P1" draw:layer="Doors" svg:x1="13.079cm" svg:y1="16.834cm" svg:x2="12.635cm" svg:y2="16.834cm">
              <text:p/>
            </draw:line>
            <draw:path draw:style-name="gr40" draw:text-style-name="P1" draw:layer="Doors" svg:width="0.498cm" svg:height="0.367cm" draw:transform="skewX (-0.00925024503556993) rotate (-3.01278735479261) translate (13.1293584282904cm 17.1986932238407cm)" svg:viewBox="0 0 499 368" svg:d="M499 0c-429 1-499 368-499 368">
              <text:p/>
            </draw:path>
          </draw:g>
          <draw:line draw:style-name="gr39" draw:text-style-name="P1" draw:layer="Details" svg:x1="14.3cm" svg:y1="29.756cm" svg:x2="15.2cm" svg:y2="29.756cm">
            <text:p/>
          </draw:line>
          <draw:line draw:style-name="gr39" draw:text-style-name="P1" draw:layer="Details" svg:x1="14.3cm" svg:y1="30.926cm" svg:x2="15.2cm" svg:y2="30.926cm">
            <text:p/>
          </draw:line>
          <draw:g>
            <draw:line draw:style-name="gr40" draw:text-style-name="P1" draw:layer="Doors" svg:x1="14.744cm" svg:y1="29.866cm" svg:x2="14.3cm" svg:y2="29.866cm">
              <text:p/>
            </draw:line>
            <draw:path draw:style-name="gr40" draw:text-style-name="P1" draw:layer="Doors" svg:width="0.498cm" svg:height="0.368cm" draw:transform="skewX (-0.0090757121103705) rotate (-3.01296188771781) translate (14.7942422216226cm 30.2308657737662cm)" svg:viewBox="0 0 499 369" svg:d="M499 0c-429 1-499 369-499 369">
              <text:p/>
            </draw:path>
          </draw:g>
          <draw:g>
            <draw:line draw:style-name="gr40" draw:text-style-name="P1" draw:layer="Doors" svg:x1="13.573cm" svg:y1="14.494cm" svg:x2="13.09cm" svg:y2="14.494cm">
              <text:p/>
            </draw:line>
            <draw:path draw:style-name="gr40" draw:text-style-name="P1" draw:layer="Doors" svg:width="0.541cm" svg:height="0.368cm" draw:transform="skewX (0.032637657012294) rotate (-0.118158790360017) translate (13.089625768858cm 14.0652317355797cm)" svg:viewBox="0 0 542 369" svg:d="M0 0c465 1 542 369 542 369">
              <text:p/>
            </draw:path>
          </draw:g>
          <draw:g>
            <draw:line draw:style-name="gr40" draw:text-style-name="P1" draw:layer="Doors" svg:x1="13.216cm" svg:y1="11.673cm" svg:x2="13.216cm" svg:y2="11.288cm">
              <text:p/>
            </draw:line>
            <draw:path draw:style-name="gr40" draw:text-style-name="P1" draw:layer="Doors" svg:width="0.434cm" svg:height="0.366cm" draw:transform="skewX (-0.0270526034059121) rotate (-1.72019651076561) translate (13.6450817506712cm 11.2877529750142cm)" svg:viewBox="0 0 435 367" svg:d="M0 0c372 1 435 367 435 367">
              <text:p/>
            </draw:path>
          </draw:g>
          <draw:g>
            <draw:line draw:style-name="gr40" draw:text-style-name="P1" draw:layer="Doors" svg:x1="19.121cm" svg:y1="15.064cm" svg:x2="19.121cm" svg:y2="15.285cm">
              <text:p/>
            </draw:line>
            <draw:path draw:style-name="gr40" draw:text-style-name="P1" draw:layer="Doors" svg:width="0.247cm" svg:height="0.167cm" draw:transform="skewX (-0.0361283155162826) rotate (-1.45281206936008) translate (19.2866463749524cm 15.0380957141607cm)" svg:viewBox="0 0 248 168" svg:d="M248 0c-212 0-248 168-248 168">
              <text:p/>
            </draw:path>
          </draw:g>
          <draw:g>
            <draw:line draw:style-name="gr40" draw:text-style-name="P1" draw:layer="Doors" svg:x1="16.327cm" svg:y1="14.989cm" svg:x2="16.327cm" svg:y2="15.665cm">
              <text:p/>
            </draw:line>
            <draw:path draw:style-name="gr40" draw:text-style-name="P1" draw:layer="Doors" svg:width="0.758cm" svg:height="0.458cm" draw:transform="skewX (0.0657989128001862) rotate (1.46537843997444) translate (15.7942879139021cm 15.6645237686377cm)" svg:viewBox="0 0 759 459" svg:d="M0 0c650 1 759 459 759 459">
              <text:p/>
            </draw:path>
          </draw:g>
          <draw:g>
            <draw:line draw:style-name="gr40" draw:text-style-name="P1" draw:layer="Doors" svg:x1="17.575cm" svg:y1="13.492cm" svg:x2="17.437cm" svg:y2="13.737cm">
              <text:p/>
            </draw:line>
            <draw:path draw:style-name="gr40" draw:text-style-name="P1" draw:layer="Doors" svg:width="0.099cm" svg:height="0.102cm" draw:transform="rotate (-2.62253173404668) translate (17.575cm 13.7774611260054cm)" svg:viewBox="0 0 100 103" svg:d="M0 0c81 34 100 103 100 103">
              <text:p/>
            </draw:path>
          </draw:g>
          <draw:g>
            <draw:line draw:style-name="gr40" draw:text-style-name="P1" draw:layer="Doors" svg:x1="16.8cm" svg:y1="13.961cm" svg:x2="16.925cm" svg:y2="14.206cm">
              <text:p/>
            </draw:line>
            <draw:path draw:style-name="gr40" draw:text-style-name="P1" draw:layer="Doors" svg:width="0.093cm" svg:height="0.099cm" draw:transform="skewX (-0.0972148393360842) rotate (2.57959663444762) translate (16.8798077500533cm 14.2957241103702cm)" svg:viewBox="0 0 94 100" svg:d="M94 0c-75 34-94 100-94 100">
              <text:p/>
            </draw:path>
          </draw:g>
          <draw:g>
            <draw:line draw:style-name="gr40" draw:text-style-name="P1" draw:layer="Doors" svg:x1="16.8cm" svg:y1="14.531cm" svg:x2="16.925cm" svg:y2="14.286cm">
              <text:p/>
            </draw:line>
            <draw:path draw:style-name="gr40" draw:text-style-name="P1" draw:layer="Doors" svg:width="0.091cm" svg:height="0.099cm" draw:transform="skewX (0.072954762733363) rotate (0.563741348394168) translate (16.8cm 14.2465335120643cm)" svg:viewBox="0 0 92 100" svg:d="M0 0c74 34 92 100 92 100">
              <text:p/>
            </draw:path>
          </draw:g>
          <draw:g>
            <draw:line draw:style-name="gr40" draw:text-style-name="P1" draw:layer="Doors" svg:x1="16.8cm" svg:y1="14.598cm" svg:x2="16.925cm" svg:y2="14.843cm">
              <text:p/>
            </draw:line>
            <draw:path draw:style-name="gr40" draw:text-style-name="P1" draw:layer="Doors" svg:width="0.093cm" svg:height="0.099cm" draw:transform="skewX (-0.0972148393360842) rotate (2.57959663444762) translate (16.8798077500532cm 14.9327241103702cm)" svg:viewBox="0 0 94 100" svg:d="M94 0c-75 34-94 100-94 100">
              <text:p/>
            </draw:path>
          </draw:g>
          <draw:g>
            <draw:line draw:style-name="gr40" draw:text-style-name="P1" draw:layer="Doors" svg:x1="16.8cm" svg:y1="15.168cm" svg:x2="16.925cm" svg:y2="14.923cm">
              <text:p/>
            </draw:line>
            <draw:path draw:style-name="gr40" draw:text-style-name="P1" draw:layer="Doors" svg:width="0.091cm" svg:height="0.099cm" draw:transform="skewX (0.072954762733363) rotate (0.563741348394168) translate (16.8cm 14.8835335120643cm)" svg:viewBox="0 0 92 100" svg:d="M0 0c74 34 92 100 92 100">
              <text:p/>
            </draw:path>
          </draw:g>
          <draw:g>
            <draw:line draw:style-name="gr40" draw:text-style-name="P1" draw:layer="Doors" svg:x1="16.8cm" svg:y1="15.482cm" svg:x2="16.925cm" svg:y2="15.271cm">
              <text:p/>
            </draw:line>
            <draw:path draw:style-name="gr40" draw:text-style-name="P1" draw:layer="Doors" svg:width="0.087cm" svg:height="0.089cm" draw:transform="skewX (-0.0555014702134197) rotate (0.500734962397173) translate (16.8cm 15.2363243967828cm)" svg:viewBox="0 0 88 90" svg:d="M0 0c72 30 88 90 88 90">
              <text:p/>
            </draw:path>
          </draw:g>
          <draw:g>
            <draw:g>
              <draw:line draw:style-name="gr40" draw:text-style-name="P1" draw:layer="Doors" svg:x1="16.8cm" svg:y1="15.508cm" svg:x2="17.118cm" svg:y2="15.339cm">
                <text:p/>
              </draw:line>
              <draw:path draw:style-name="gr40" draw:text-style-name="P1" draw:layer="Doors" svg:width="0.125cm" svg:height="0.131cm" draw:transform="skewX (-0.064926248174189) rotate (-2.11760798144472) translate (17.2355135191647cm 15.4003849838434cm)" svg:viewBox="0 0 126 132" svg:d="M126 0c-101 44-126 132-126 132">
                <text:p/>
              </draw:path>
            </draw:g>
            <draw:g>
              <draw:line draw:style-name="gr40" draw:text-style-name="P1" draw:layer="Doors" svg:x1="17.549cm" svg:y1="15.508cm" svg:x2="17.231cm" svg:y2="15.339cm">
                <text:p/>
              </draw:line>
              <draw:path draw:style-name="gr40" draw:text-style-name="P1" draw:layer="Doors" svg:width="0.125cm" svg:height="0.131cm" draw:transform="skewX (0.064926248174189) rotate (2.11760798144472) translate (17.1789946380697cm 15.508cm)" svg:viewBox="0 0 126 132" svg:d="M0 0c101 44 126 132 126 132">
                <text:p/>
              </draw:path>
            </draw:g>
          </draw:g>
          <draw:line draw:style-name="gr39" draw:text-style-name="P1" draw:layer="Details" svg:x1="16.45cm" svg:y1="15.235cm" svg:x2="16.8cm" svg:y2="15.235cm">
            <text:p/>
          </draw:line>
          <draw:line draw:style-name="gr39" draw:text-style-name="P1" draw:layer="Details" svg:x1="17.575cm" svg:y1="13.4cm" svg:x2="17.575cm" svg:y2="15.663cm">
            <text:p/>
          </draw:line>
          <draw:g>
            <draw:g>
              <draw:line draw:style-name="gr40" draw:text-style-name="P1" draw:layer="Doors" svg:x1="17.575cm" svg:y1="13.856cm" svg:x2="17.484cm" svg:y2="14.024cm">
                <text:p/>
              </draw:line>
              <draw:path draw:style-name="gr40" draw:text-style-name="P1" draw:layer="Doors" svg:width="0.063cm" svg:height="0.069cm" draw:transform="rotate (-2.60490390860154) translate (17.575cm 14.0509490616622cm)" svg:viewBox="0 0 64 70" svg:d="M0 0c53 23 64 70 64 70">
                <text:p/>
              </draw:path>
            </draw:g>
            <draw:g>
              <draw:line draw:style-name="gr40" draw:text-style-name="P1" draw:layer="Doors" svg:x1="17.575cm" svg:y1="14.247cm" svg:x2="17.484cm" svg:y2="14.079cm">
                <text:p/>
              </draw:line>
              <draw:path draw:style-name="gr40" draw:text-style-name="P1" draw:layer="Doors" svg:width="0.063cm" svg:height="0.069cm" draw:transform="rotate (-0.542273798594638) translate (17.5203159129939cm 14.019102427544cm)" svg:viewBox="0 0 64 70" svg:d="M64 0c-53 24-64 70-64 70">
                <text:p/>
              </draw:path>
            </draw:g>
          </draw:g>
          <draw:g>
            <draw:g>
              <draw:line draw:style-name="gr40" draw:text-style-name="P1" draw:layer="Doors" svg:x1="17.575cm" svg:y1="14.325cm" svg:x2="17.419cm" svg:y2="14.576cm">
                <text:p/>
              </draw:line>
              <draw:path draw:style-name="gr40" draw:text-style-name="P1" draw:layer="Doors" svg:width="0.106cm" svg:height="0.107cm" draw:transform="skewX (-0.115715329407224) rotate (-2.66319790561815) translate (17.575cm 14.6166757060675cm)" svg:viewBox="0 0 107 108" svg:d="M0 0c88 36 107 108 107 108">
                <text:p/>
              </draw:path>
            </draw:g>
            <draw:g>
              <draw:line draw:style-name="gr40" draw:text-style-name="P1" draw:layer="Doors" svg:x1="17.575cm" svg:y1="14.91cm" svg:x2="17.419cm" svg:y2="14.659cm">
                <text:p/>
              </draw:line>
              <draw:path draw:style-name="gr40" draw:text-style-name="P1" draw:layer="Doors" svg:width="0.106cm" svg:height="0.107cm" draw:transform="skewX (0.11065387457644) rotate (-0.481361807700037) translate (17.4798980728283cm 14.5686484699438cm)" svg:viewBox="0 0 107 108" svg:d="M107 0c-88 36-107 108-107 108">
                <text:p/>
              </draw:path>
            </draw:g>
          </draw:g>
          <draw:g>
            <draw:line draw:style-name="gr40" draw:text-style-name="P1" draw:layer="Doors" svg:x1="17.575cm" svg:y1="15.26cm" svg:x2="17.458cm" svg:y2="15.037cm">
              <text:p/>
            </draw:line>
            <draw:path draw:style-name="gr40" draw:text-style-name="P1" draw:layer="Doors" svg:width="0.085cm" svg:height="0.091cm" draw:transform="skewX (-0.0525344104850293) rotate (-0.547684319275821) translate (17.5017693640488cm 14.9557343718503cm)" svg:viewBox="0 0 86 92" svg:d="M86 0c-70 31-86 92-86 92">
              <text:p/>
            </draw:path>
          </draw:g>
          <draw:g>
            <draw:line draw:style-name="gr40" draw:text-style-name="P1" draw:layer="Doors" svg:x1="17.575cm" svg:y1="15.483cm" svg:x2="17.497cm" svg:y2="15.36cm">
              <text:p/>
            </draw:line>
            <draw:path draw:style-name="gr40" draw:text-style-name="P1" draw:layer="Doors" svg:width="0.052cm" svg:height="0.052cm" draw:transform="skewX (0.141895268187139) rotate (-0.469668101711674) translate (17.5278567281515cm 15.3158446243637cm)" svg:viewBox="0 0 53 53" svg:d="M53 0c-44 18-53 53-53 53">
              <text:p/>
            </draw:path>
          </draw:g>
          <draw:line draw:style-name="gr39" draw:text-style-name="P1" draw:layer="Details" svg:x1="16.8cm" svg:y1="13.401cm" svg:x2="16.8cm" svg:y2="15.664cm">
            <text:p/>
          </draw:line>
          <draw:line draw:style-name="gr39" draw:text-style-name="P1" draw:layer="Details" svg:x1="17.576cm" svg:y1="15.3cm" svg:x2="17.9cm" svg:y2="15.3cm">
            <text:p/>
          </draw:line>
          <draw:line draw:style-name="gr39" draw:text-style-name="P1" draw:layer="Details" svg:x1="17.576cm" svg:y1="14.962cm" svg:x2="17.9cm" svg:y2="14.962cm">
            <text:p/>
          </draw:line>
          <draw:line draw:style-name="gr39" draw:text-style-name="P1" draw:layer="Details" svg:x1="17.576cm" svg:y1="14.299cm" svg:x2="17.9cm" svg:y2="14.299cm">
            <text:p/>
          </draw:line>
          <draw:g>
            <draw:line draw:style-name="gr40" draw:text-style-name="P1" draw:layer="Doors" svg:x1="16.8cm" svg:y1="13.492cm" svg:x2="16.938cm" svg:y2="13.737cm">
              <text:p/>
            </draw:line>
            <draw:path draw:style-name="gr40" draw:text-style-name="P1" draw:layer="Doors" svg:width="0.099cm" svg:height="0.102cm" draw:transform="rotate (2.62602239255067) translate (16.8872926993951cm 13.8269294400596cm)" svg:viewBox="0 0 100 103" svg:d="M100 0c-80 34-100 103-100 103">
              <text:p/>
            </draw:path>
          </draw:g>
          <draw:g>
            <draw:line draw:style-name="gr40" draw:text-style-name="P1" draw:layer="Doors" svg:x1="18.021cm" svg:y1="15.663cm" svg:x2="18.329cm" svg:y2="15.859cm">
              <text:p/>
            </draw:line>
            <draw:path draw:style-name="gr40" draw:text-style-name="P1" draw:layer="Doors" svg:width="0.136cm" svg:height="0.132cm" draw:transform="skewX (-0.11065387457644) rotate (-1.10252448848482) translate (18.3790697050938cm 15.663cm)" svg:viewBox="0 0 137 133" svg:d="M0 0c111 45 137 133 137 133">
              <text:p/>
            </draw:path>
          </draw:g>
          <draw:g>
            <draw:line draw:style-name="gr40" draw:text-style-name="P1" draw:layer="Doors" svg:x1="19.51cm" svg:y1="15.064cm" svg:x2="19.51cm" svg:y2="15.285cm">
              <text:p/>
            </draw:line>
            <draw:path draw:style-name="gr40" draw:text-style-name="P1" draw:layer="Doors" svg:width="0.247cm" svg:height="0.167cm" draw:transform="skewX (0.0361283155162827) rotate (1.45281206936008) translate (19.3151053343544cm 15.2848443089777cm)" svg:viewBox="0 0 248 168" svg:d="M0 0c213 0 248 168 248 168">
              <text:p/>
            </draw:path>
          </draw:g>
          <draw:line draw:style-name="gr39" draw:text-style-name="P1" draw:layer="Details" svg:x1="18.407cm" svg:y1="15.664cm" svg:x2="18.407cm" svg:y2="15.313cm">
            <text:p/>
          </draw:line>
          <draw:line draw:style-name="gr39" draw:text-style-name="P1" draw:layer="Details" svg:x1="17.901cm" svg:y1="15.313cm" svg:x2="18.408cm" svg:y2="15.313cm">
            <text:p/>
          </draw:line>
          <draw:line draw:style-name="gr39" draw:text-style-name="P1" draw:layer="Details" svg:x1="19.018cm" svg:y1="15.313cm" svg:x2="20.266cm" svg:y2="15.313cm">
            <text:p/>
          </draw:line>
          <draw:line draw:style-name="gr39" draw:text-style-name="P1" draw:layer="Details" svg:x1="17.9cm" svg:y1="14.676cm" svg:x2="21.462cm" svg:y2="14.676cm">
            <text:p/>
          </draw:line>
          <draw:line draw:style-name="gr39" draw:text-style-name="P1" draw:layer="Details" svg:x1="20.266cm" svg:y1="15.664cm" svg:x2="20.266cm" svg:y2="15.313cm">
            <text:p/>
          </draw:line>
          <draw:line draw:style-name="gr39" draw:text-style-name="P1" draw:layer="Details" svg:x1="19.018cm" svg:y1="15.664cm" svg:x2="19.018cm" svg:y2="14.676cm">
            <text:p/>
          </draw:line>
          <draw:line draw:style-name="gr39" draw:text-style-name="P1" draw:layer="Details" svg:x1="19.876cm" svg:y1="13.285cm" svg:x2="19.876cm" svg:y2="14.676cm">
            <text:p/>
          </draw:line>
          <draw:line draw:style-name="gr39" draw:text-style-name="P1" draw:layer="Details" svg:x1="19.408cm" svg:y1="13.935cm" svg:x2="19.408cm" svg:y2="13.285cm">
            <text:p/>
          </draw:line>
          <draw:line draw:style-name="gr39" draw:text-style-name="P1" draw:layer="Details" svg:x1="19.876cm" svg:y1="13.935cm" svg:x2="19.07cm" svg:y2="13.935cm">
            <text:p/>
          </draw:line>
          <draw:line draw:style-name="gr39" draw:text-style-name="P1" draw:layer="Details" svg:x1="21.02cm" svg:y1="13.285cm" svg:x2="19.408cm" svg:y2="13.285cm">
            <text:p/>
          </draw:line>
          <draw:line draw:style-name="gr39" draw:text-style-name="P1" draw:layer="Details" svg:x1="18.849cm" svg:y1="13.285cm" svg:x2="17.9cm" svg:y2="13.285cm">
            <text:p/>
          </draw:line>
          <draw:line draw:style-name="gr39" draw:text-style-name="P1" draw:layer="Details" svg:x1="18.849cm" svg:y1="12.843cm" svg:x2="18.095cm" svg:y2="12.843cm">
            <text:p/>
          </draw:line>
          <draw:line draw:style-name="gr39" draw:text-style-name="P1" draw:layer="Details" svg:x1="18.849cm" svg:y1="12.388cm" svg:x2="18.095cm" svg:y2="12.388cm">
            <text:p/>
          </draw:line>
          <draw:line draw:style-name="gr39" draw:text-style-name="P1" draw:layer="Details" svg:x1="18.095cm" svg:y1="11.478cm" svg:x2="19.408cm" svg:y2="11.478cm">
            <text:p/>
          </draw:line>
          <draw:line draw:style-name="gr39" draw:text-style-name="P1" draw:layer="Details" svg:x1="20.2cm" svg:y1="11.959cm" svg:x2="18.095cm" svg:y2="11.959cm">
            <text:p/>
          </draw:line>
          <draw:line draw:style-name="gr39" draw:text-style-name="P1" draw:layer="Details" svg:x1="18.095cm" svg:y1="11.479cm" svg:x2="18.095cm" svg:y2="13.286cm">
            <text:p/>
          </draw:line>
          <draw:line draw:style-name="gr39" draw:text-style-name="P1" draw:layer="Details" svg:x1="21.02cm" svg:y1="12.843cm" svg:x2="19.408cm" svg:y2="12.843cm">
            <text:p/>
          </draw:line>
          <draw:line draw:style-name="gr39" draw:text-style-name="P1" draw:layer="Details" svg:x1="21.02cm" svg:y1="12.388cm" svg:x2="19.408cm" svg:y2="12.388cm">
            <text:p/>
          </draw:line>
          <draw:line draw:style-name="gr39" draw:text-style-name="P1" draw:layer="Details" svg:x1="18.849cm" svg:y1="11.959cm" svg:x2="18.849cm" svg:y2="13.285cm">
            <text:p/>
          </draw:line>
          <draw:line draw:style-name="gr39" draw:text-style-name="P1" draw:layer="Details" svg:x1="19.408cm" svg:y1="11.288cm" svg:x2="19.408cm" svg:y2="13.285cm">
            <text:p/>
          </draw:line>
          <draw:line draw:style-name="gr39" draw:text-style-name="P1" draw:layer="Details" svg:x1="21.462cm" svg:y1="13.844cm" svg:x2="21.462cm" svg:y2="15.664cm">
            <text:p/>
          </draw:line>
          <draw:line draw:style-name="gr39" draw:text-style-name="P1" draw:layer="Details" svg:x1="21.462cm" svg:y1="15.495cm" svg:x2="21.072cm" svg:y2="15.495cm">
            <text:p/>
          </draw:line>
          <draw:line draw:style-name="gr39" draw:text-style-name="P1" draw:layer="Details" svg:x1="21.072cm" svg:y1="15.665cm" svg:x2="21.072cm" svg:y2="15.496cm">
            <text:p/>
          </draw:line>
          <draw:line draw:style-name="gr39" draw:text-style-name="P1" draw:layer="Details" svg:x1="22.814cm" svg:y1="15.663cm" svg:x2="22.814cm" svg:y2="14.4cm">
            <text:p/>
          </draw:line>
          <draw:line draw:style-name="gr39" draw:text-style-name="P1" draw:layer="Details" svg:x1="22.333cm" svg:y1="15.664cm" svg:x2="22.333cm" svg:y2="15.417cm">
            <text:p/>
          </draw:line>
          <draw:line draw:style-name="gr39" draw:text-style-name="P1" draw:layer="Details" svg:x1="22.815cm" svg:y1="15.416cm" svg:x2="22.334cm" svg:y2="15.416cm">
            <text:p/>
          </draw:line>
          <draw:line draw:style-name="gr39" draw:text-style-name="P1" draw:layer="Details" svg:x1="22.815cm" svg:y1="14.4cm" svg:x2="21.462cm" svg:y2="14.4cm">
            <text:p/>
          </draw:line>
          <draw:line draw:style-name="gr39" draw:text-style-name="P1" draw:layer="Details" svg:x1="22.359cm" svg:y1="11.907cm" svg:x2="22.359cm" svg:y2="14.4cm">
            <text:p/>
          </draw:line>
          <draw:line draw:style-name="gr39" draw:text-style-name="P1" draw:layer="Details" svg:x1="22.58cm" svg:y1="12.05cm" svg:x2="22.58cm" svg:y2="14.4cm">
            <text:p/>
          </draw:line>
          <draw:line draw:style-name="gr39" draw:text-style-name="P1" draw:layer="Details" svg:x1="22.489cm" svg:y1="11.907cm" svg:x2="20.773cm" svg:y2="11.907cm">
            <text:p/>
          </draw:line>
          <draw:line draw:style-name="gr39" draw:text-style-name="P1" draw:layer="Details" svg:x1="22.489cm" svg:y1="11.908cm" svg:x2="22.489cm" svg:y2="12.051cm">
            <text:p/>
          </draw:line>
          <draw:line draw:style-name="gr39" draw:text-style-name="P1" draw:layer="Details" svg:x1="22.359cm" svg:y1="13.285cm" svg:x2="21.605cm" svg:y2="13.285cm">
            <text:p/>
          </draw:line>
          <draw:line draw:style-name="gr39" draw:text-style-name="P1" draw:layer="Details" svg:x1="22.359cm" svg:y1="12.843cm" svg:x2="21.605cm" svg:y2="12.843cm">
            <text:p/>
          </draw:line>
          <draw:line draw:style-name="gr39" draw:text-style-name="P1" draw:layer="Details" svg:x1="22.359cm" svg:y1="12.388cm" svg:x2="21.605cm" svg:y2="12.388cm">
            <text:p/>
          </draw:line>
          <draw:line draw:style-name="gr39" draw:text-style-name="P1" draw:layer="Details" svg:x1="21.605cm" svg:y1="11.907cm" svg:x2="21.605cm" svg:y2="13.285cm">
            <text:p/>
          </draw:line>
          <draw:line draw:style-name="gr39" draw:text-style-name="P1" draw:layer="Details" svg:x1="21.02cm" svg:y1="11.907cm" svg:x2="21.02cm" svg:y2="13.285cm">
            <text:p/>
          </draw:line>
          <draw:line draw:style-name="gr39" draw:text-style-name="P1" draw:layer="Details" svg:x1="20.773cm" svg:y1="11.908cm" svg:x2="20.773cm" svg:y2="11.288cm">
            <text:p/>
          </draw:line>
          <draw:line draw:style-name="gr39" draw:text-style-name="P1" draw:layer="Details" svg:x1="21.462cm" svg:y1="13.844cm" svg:x2="20.968cm" svg:y2="13.844cm">
            <text:p/>
          </draw:line>
          <draw:line draw:style-name="gr39" draw:text-style-name="P1" draw:layer="Details" svg:x1="22.359cm" svg:y1="13.662cm" svg:x2="22.047cm" svg:y2="13.662cm">
            <text:p/>
          </draw:line>
          <draw:line draw:style-name="gr39" draw:text-style-name="P1" draw:layer="Details" svg:x1="22.359cm" svg:y1="14.039cm" svg:x2="22.047cm" svg:y2="14.039cm">
            <text:p/>
          </draw:line>
          <draw:line draw:style-name="gr39" draw:text-style-name="P1" draw:layer="Details" svg:x1="23cm" svg:y1="13.09cm" svg:x2="22.58cm" svg:y2="13.09cm">
            <text:p/>
          </draw:line>
          <draw:line draw:style-name="gr39" draw:text-style-name="P1" draw:layer="Details" svg:x1="23cm" svg:y1="12.479cm" svg:x2="22.58cm" svg:y2="12.479cm">
            <text:p/>
          </draw:line>
          <draw:line draw:style-name="gr39" draw:text-style-name="P1" draw:layer="Details" svg:x1="23.921cm" svg:y1="11.288cm" svg:x2="23.921cm" svg:y2="12.05cm">
            <text:p/>
          </draw:line>
          <draw:g>
            <draw:line draw:style-name="gr40" draw:text-style-name="P1" draw:layer="Doors" svg:x1="19.746cm" svg:y1="14.193cm" svg:x2="19.746cm" svg:y2="14.676cm">
              <text:p/>
            </draw:line>
            <draw:path draw:style-name="gr40" draw:text-style-name="P1" draw:layer="Doors" svg:width="0.542cm" svg:height="0.368cm" draw:transform="skewX (0.0349065850398866) rotate (1.45228847058448) translate (19.3172317355797cm 14.6756597341006cm)" svg:viewBox="0 0 543 369" svg:d="M0 0c465 1 543 369 543 369">
              <text:p/>
            </draw:path>
          </draw:g>
          <draw:g>
            <draw:line draw:style-name="gr40" draw:text-style-name="P1" draw:layer="Doors" svg:x1="21.306cm" svg:y1="14.193cm" svg:x2="21.306cm" svg:y2="14.676cm">
              <text:p/>
            </draw:line>
            <draw:path draw:style-name="gr40" draw:text-style-name="P1" draw:layer="Doors" svg:width="0.542cm" svg:height="0.368cm" draw:transform="skewX (0.0349065850398866) rotate (1.45228847058448) translate (20.8772317355797cm 14.6756597341006cm)" svg:viewBox="0 0 543 369" svg:d="M0 0c465 1 543 369 543 369">
              <text:p/>
            </draw:path>
          </draw:g>
          <draw:g>
            <draw:line draw:style-name="gr40" draw:text-style-name="P1" draw:layer="Doors" svg:x1="18.55cm" svg:y1="12.882cm" svg:x2="18.851cm" svg:y2="12.882cm">
              <text:p/>
            </draw:line>
            <draw:path draw:style-name="gr40" draw:text-style-name="P1" draw:layer="Doors" svg:width="0.338cm" svg:height="0.266cm" draw:transform="skewX (-0.0101229096615671) rotate (3.00214084635545) translate (18.8507879502366cm 13.1938314650329cm)" svg:viewBox="0 0 339 267" svg:d="M0 0c291 0 339 267 339 267">
              <text:p/>
            </draw:path>
          </draw:g>
          <draw:g>
            <draw:line draw:style-name="gr40" draw:text-style-name="P1" draw:layer="Doors" svg:x1="18.55cm" svg:y1="12.44cm" svg:x2="18.851cm" svg:y2="12.44cm">
              <text:p/>
            </draw:line>
            <draw:path draw:style-name="gr40" draw:text-style-name="P1" draw:layer="Doors" svg:width="0.338cm" svg:height="0.266cm" draw:transform="skewX (-0.0101229096615671) rotate (3.00214084635545) translate (18.8507879502366cm 12.7518314650329cm)" svg:viewBox="0 0 339 267" svg:d="M0 0c291 0 339 267 339 267">
              <text:p/>
            </draw:path>
          </draw:g>
          <draw:g>
            <draw:line draw:style-name="gr40" draw:text-style-name="P1" draw:layer="Doors" svg:x1="18.55cm" svg:y1="12.011cm" svg:x2="18.851cm" svg:y2="12.011cm">
              <text:p/>
            </draw:line>
            <draw:path draw:style-name="gr40" draw:text-style-name="P1" draw:layer="Doors" svg:width="0.338cm" svg:height="0.266cm" draw:transform="skewX (-0.0101229096615671) rotate (3.00214084635545) translate (18.8507879502366cm 12.3228314650329cm)" svg:viewBox="0 0 339 267" svg:d="M0 0c291 0 339 267 339 267">
              <text:p/>
            </draw:path>
          </draw:g>
          <draw:g>
            <draw:line draw:style-name="gr40" draw:text-style-name="P1" draw:layer="Doors" svg:x1="19.709cm" svg:y1="12.882cm" svg:x2="19.408cm" svg:y2="12.882cm">
              <text:p/>
            </draw:line>
            <draw:path draw:style-name="gr40" draw:text-style-name="P1" draw:layer="Doors" svg:width="0.337cm" svg:height="0.266cm" draw:transform="skewX (0.0127409035395586) rotate (-3.00161724757985) translate (19.7430889027505cm 13.1466483838054cm)" svg:viewBox="0 0 338 267" svg:d="M338 0c-291 0-338 267-338 267">
              <text:p/>
            </draw:path>
          </draw:g>
          <draw:g>
            <draw:line draw:style-name="gr40" draw:text-style-name="P1" draw:layer="Doors" svg:x1="19.709cm" svg:y1="12.44cm" svg:x2="19.408cm" svg:y2="12.44cm">
              <text:p/>
            </draw:line>
            <draw:path draw:style-name="gr40" draw:text-style-name="P1" draw:layer="Doors" svg:width="0.337cm" svg:height="0.266cm" draw:transform="skewX (0.0127409035395586) rotate (-3.00161724757985) translate (19.7430889027505cm 12.7046483838054cm)" svg:viewBox="0 0 338 267" svg:d="M338 0c-291 0-338 267-338 267">
              <text:p/>
            </draw:path>
          </draw:g>
          <draw:g>
            <draw:line draw:style-name="gr40" draw:text-style-name="P1" draw:layer="Doors" svg:x1="19.709cm" svg:y1="12.011cm" svg:x2="19.408cm" svg:y2="12.011cm">
              <text:p/>
            </draw:line>
            <draw:path draw:style-name="gr40" draw:text-style-name="P1" draw:layer="Doors" svg:width="0.337cm" svg:height="0.266cm" draw:transform="skewX (0.0127409035395586) rotate (-3.00161724757985) translate (19.7430889027505cm 12.2756483838054cm)" svg:viewBox="0 0 338 267" svg:d="M338 0c-291 0-338 267-338 267">
              <text:p/>
            </draw:path>
          </draw:g>
          <draw:g>
            <draw:line draw:style-name="gr40" draw:text-style-name="P1" draw:layer="Doors" svg:x1="20.721cm" svg:y1="12.882cm" svg:x2="21.022cm" svg:y2="12.882cm">
              <text:p/>
            </draw:line>
            <draw:path draw:style-name="gr40" draw:text-style-name="P1" draw:layer="Doors" svg:width="0.338cm" svg:height="0.266cm" draw:transform="skewX (-0.0101229096615671) rotate (3.00214084635545) translate (21.0217879502366cm 13.1938314650329cm)" svg:viewBox="0 0 339 267" svg:d="M0 0c291 0 339 267 339 267">
              <text:p/>
            </draw:path>
          </draw:g>
          <draw:g>
            <draw:line draw:style-name="gr40" draw:text-style-name="P1" draw:layer="Doors" svg:x1="20.721cm" svg:y1="12.44cm" svg:x2="21.022cm" svg:y2="12.44cm">
              <text:p/>
            </draw:line>
            <draw:path draw:style-name="gr40" draw:text-style-name="P1" draw:layer="Doors" svg:width="0.338cm" svg:height="0.266cm" draw:transform="skewX (-0.0101229096615671) rotate (3.00214084635545) translate (21.0217879502366cm 12.7518314650329cm)" svg:viewBox="0 0 339 267" svg:d="M0 0c291 0 339 267 339 267">
              <text:p/>
            </draw:path>
          </draw:g>
          <draw:g>
            <draw:line draw:style-name="gr40" draw:text-style-name="P1" draw:layer="Doors" svg:x1="20.721cm" svg:y1="12.011cm" svg:x2="21.022cm" svg:y2="12.011cm">
              <text:p/>
            </draw:line>
            <draw:path draw:style-name="gr40" draw:text-style-name="P1" draw:layer="Doors" svg:width="0.338cm" svg:height="0.266cm" draw:transform="skewX (-0.0101229096615671) rotate (3.00214084635545) translate (21.0217879502366cm 12.3228314650329cm)" svg:viewBox="0 0 339 267" svg:d="M0 0c291 0 339 267 339 267">
              <text:p/>
            </draw:path>
          </draw:g>
          <draw:g>
            <draw:line draw:style-name="gr40" draw:text-style-name="P1" draw:layer="Doors" svg:x1="21.906cm" svg:y1="12.882cm" svg:x2="21.605cm" svg:y2="12.882cm">
              <text:p/>
            </draw:line>
            <draw:path draw:style-name="gr40" draw:text-style-name="P1" draw:layer="Doors" svg:width="0.337cm" svg:height="0.266cm" draw:transform="skewX (0.0127409035395586) rotate (-3.00161724757985) translate (21.9400889027505cm 13.1466483838054cm)" svg:viewBox="0 0 338 267" svg:d="M338 0c-291 0-338 267-338 267">
              <text:p/>
            </draw:path>
          </draw:g>
          <draw:g>
            <draw:line draw:style-name="gr40" draw:text-style-name="P1" draw:layer="Doors" svg:x1="21.906cm" svg:y1="12.44cm" svg:x2="21.605cm" svg:y2="12.44cm">
              <text:p/>
            </draw:line>
            <draw:path draw:style-name="gr40" draw:text-style-name="P1" draw:layer="Doors" svg:width="0.337cm" svg:height="0.266cm" draw:transform="skewX (0.0127409035395586) rotate (-3.00161724757985) translate (21.9400889027505cm 12.7046483838054cm)" svg:viewBox="0 0 338 267" svg:d="M338 0c-291 0-338 267-338 267">
              <text:p/>
            </draw:path>
          </draw:g>
          <draw:g>
            <draw:line draw:style-name="gr40" draw:text-style-name="P1" draw:layer="Doors" svg:x1="21.906cm" svg:y1="12.011cm" svg:x2="21.605cm" svg:y2="12.011cm">
              <text:p/>
            </draw:line>
            <draw:path draw:style-name="gr40" draw:text-style-name="P1" draw:layer="Doors" svg:width="0.337cm" svg:height="0.266cm" draw:transform="skewX (0.0127409035395586) rotate (-3.00161724757985) translate (21.9400889027505cm 12.2756483838054cm)" svg:viewBox="0 0 338 267" svg:d="M338 0c-291 0-338 267-338 267">
              <text:p/>
            </draw:path>
          </draw:g>
          <draw:g>
            <draw:line draw:style-name="gr40" draw:text-style-name="P1" draw:layer="Doors" svg:x1="19.317cm" svg:y1="11.608cm" svg:x2="19.317cm" svg:y2="11.959cm">
              <text:p/>
            </draw:line>
            <draw:path draw:style-name="gr40" draw:text-style-name="P1" draw:layer="Doors" svg:width="0.393cm" svg:height="0.267cm" draw:transform="skewX (0.0303687289847013) rotate (1.45089220718289) translate (19.0051685349671cm 11.9587527260234cm)" svg:viewBox="0 0 394 268" svg:d="M0 0c338 0 394 268 394 268">
              <text:p/>
            </draw:path>
          </draw:g>
          <draw:g>
            <draw:line draw:style-name="gr40" draw:text-style-name="P1" draw:layer="Doors" svg:x1="21.945cm" svg:y1="14.78cm" svg:x2="21.462cm" svg:y2="14.78cm">
              <text:p/>
            </draw:line>
            <draw:path draw:style-name="gr40" draw:text-style-name="P1" draw:layer="Doors" svg:width="0.543cm" svg:height="0.368cm" draw:transform="skewX (-0.0373500459926786) rotate (-3.02343386322978) translate (22.0025428778892cm 15.1446398561693cm)" svg:viewBox="0 0 544 369" svg:d="M544 0c-465 1-544 369-544 369">
              <text:p/>
            </draw:path>
          </draw:g>
          <draw:g>
            <draw:line draw:style-name="gr40" draw:text-style-name="P1" draw:layer="Doors" svg:x1="22.402cm" svg:y1="15.663cm" svg:x2="22.71cm" svg:y2="15.859cm">
              <text:p/>
            </draw:line>
            <draw:path draw:style-name="gr40" draw:text-style-name="P1" draw:layer="Doors" svg:width="0.136cm" svg:height="0.132cm" draw:transform="skewX (-0.110653874576441) rotate (-1.10252448848482) translate (22.7600697050938cm 15.663cm)" svg:viewBox="0 0 137 133" svg:d="M0 0c111 45 137 133 137 133">
              <text:p/>
            </draw:path>
          </draw:g>
          <draw:g>
            <draw:line draw:style-name="gr40" draw:text-style-name="P1" draw:layer="Doors" svg:x1="23.151cm" svg:y1="14.989cm" svg:x2="23.151cm" svg:y2="15.665cm">
              <text:p/>
            </draw:line>
            <draw:path draw:style-name="gr40" draw:text-style-name="P1" draw:layer="Doors" svg:width="0.758cm" svg:height="0.458cm" draw:transform="skewX (-0.066497044500984) rotate (-1.46555297289964) translate (23.6039986001359cm 14.9099016577085cm)" svg:viewBox="0 0 759 459" svg:d="M759 0c-651 1-759 459-759 459">
              <text:p/>
            </draw:path>
          </draw:g>
          <draw:g>
            <draw:line draw:style-name="gr40" draw:text-style-name="P1" draw:layer="Doors" svg:x1="24.842cm" svg:y1="15.17cm" svg:x2="24.842cm" svg:y2="15.665cm">
              <text:p/>
            </draw:line>
            <draw:path draw:style-name="gr40" draw:text-style-name="P1" draw:layer="Doors" svg:width="0.555cm" svg:height="0.357cm" draw:transform="skewX (-0.0492182849062401) rotate (-1.45787352419086) translate (25.1950856085342cm 15.1118578123423cm)" svg:viewBox="0 0 556 358" svg:d="M556 0c-476 1-556 358-556 358">
              <text:p/>
            </draw:path>
          </draw:g>
          <draw:g>
            <draw:line draw:style-name="gr40" draw:text-style-name="P1" draw:layer="Doors" svg:x1="26.506cm" svg:y1="15.17cm" svg:x2="26.506cm" svg:y2="15.665cm">
              <text:p/>
            </draw:line>
            <draw:path draw:style-name="gr40" draw:text-style-name="P1" draw:layer="Doors" svg:width="0.555cm" svg:height="0.357cm" draw:transform="skewX (-0.0492182849062401) rotate (-1.45787352419086) translate (26.8590856085342cm 15.1118578123423cm)" svg:viewBox="0 0 556 358" svg:d="M556 0c-476 1-556 358-556 358">
              <text:p/>
            </draw:path>
          </draw:g>
          <draw:g>
            <draw:line draw:style-name="gr40" draw:text-style-name="P1" draw:layer="Doors" svg:x1="26.906cm" svg:y1="11.909cm" svg:x2="27.366cm" svg:y2="11.725cm">
              <text:p/>
            </draw:line>
            <draw:path draw:style-name="gr40" draw:text-style-name="P1" draw:layer="Doors" svg:width="0.555cm" svg:height="0.356cm" draw:transform="skewX (0.0485201532054423) rotate (-2.87385914633386) translate (27.5201545757277cm 12.1107858770176cm)" svg:viewBox="0 0 556 357" svg:d="M0 0c477 0 556 357 556 357">
              <text:p/>
            </draw:path>
          </draw:g>
          <draw:g>
            <draw:line draw:style-name="gr40" draw:text-style-name="P1" draw:layer="Doors" svg:x1="29.106cm" svg:y1="9.593cm" svg:x2="28.65cm" svg:y2="9.593cm">
              <text:p/>
            </draw:line>
            <draw:path draw:style-name="gr40" draw:text-style-name="P1" draw:layer="Doors" svg:width="0.51cm" svg:height="0.367cm" draw:transform="skewX (0.0139626340159547) rotate (-0.125663706143592) translate (28.6497074197571cm 9.16391824932878cm)" svg:viewBox="0 0 511 368" svg:d="M0 0c440 1 511 368 511 368">
              <text:p/>
            </draw:path>
          </draw:g>
          <draw:g>
            <draw:line draw:style-name="gr40" draw:text-style-name="P1" draw:layer="Doors" svg:x1="39.259cm" svg:y1="9.545cm" svg:x2="39.259cm" svg:y2="10.001cm">
              <text:p/>
            </draw:line>
            <draw:path draw:style-name="gr40" draw:text-style-name="P1" draw:layer="Doors" svg:width="0.509cm" svg:height="0.367cm" draw:transform="skewX (0.0109955742875643) rotate (1.44478355480091) translate (38.8296390533552cm 10.0012974536268cm)" svg:viewBox="0 0 510 368" svg:d="M0 0c440 1 510 368 510 368">
              <text:p/>
            </draw:path>
          </draw:g>
          <draw:g>
            <draw:line draw:style-name="gr40" draw:text-style-name="P1" draw:layer="Doors" svg:x1="37.335cm" svg:y1="10.524cm" svg:x2="36.926cm" svg:y2="10.321cm">
              <text:p/>
            </draw:line>
            <draw:path draw:style-name="gr40" draw:text-style-name="P1" draw:layer="Doors" svg:width="0.51cm" svg:height="0.367cm" draw:transform="skewX (-0.0130899693899574) rotate (2.80736210183288) translate (37.2186401785864cm 10.8732191388692cm)" svg:viewBox="0 0 511 368" svg:d="M511 0c-440 1-511 368-511 368">
              <text:p/>
            </draw:path>
          </draw:g>
          <draw:g>
            <draw:line draw:style-name="gr40" draw:text-style-name="P1" draw:layer="Doors" svg:x1="35.632cm" svg:y1="15.69cm" svg:x2="36.204cm" svg:y2="15.69cm">
              <text:p/>
            </draw:line>
            <draw:line draw:style-name="gr40" draw:text-style-name="P1" draw:layer="Doors" svg:x1="37.166cm" svg:y1="15.69cm" svg:x2="37.738cm" svg:y2="15.69cm">
              <text:p/>
            </draw:line>
          </draw:g>
          <draw:g>
            <draw:line draw:style-name="gr40" draw:text-style-name="P1" draw:layer="Doors" svg:x1="35.859cm" svg:y1="13.456cm" svg:x2="35.45cm" svg:y2="13.253cm">
              <text:p/>
            </draw:line>
            <draw:path draw:style-name="gr40" draw:text-style-name="P1" draw:layer="Doors" svg:width="0.509cm" svg:height="0.367cm" draw:transform="skewX (0.0109955742875643) rotate (-0.586256095744896) translate (35.6406700349106cm 12.8685425047601cm)" svg:viewBox="0 0 510 368" svg:d="M0 0c440 1 510 368 510 368">
              <text:p/>
            </draw:path>
          </draw:g>
          <draw:g>
            <draw:line draw:style-name="gr40" draw:text-style-name="P1" draw:layer="Doors" svg:x1="42.156cm" svg:y1="9.515cm" svg:x2="41.7cm" svg:y2="9.515cm">
              <text:p/>
            </draw:line>
            <draw:path draw:style-name="gr40" draw:text-style-name="P1" draw:layer="Doors" svg:width="0.509cm" svg:height="0.367cm" draw:transform="skewX (0.0109955742875643) rotate (-0.126012771993991) translate (41.6999817423469cm 9.08564392673902cm)" svg:viewBox="0 0 510 368" svg:d="M0 0c440 1 510 368 510 368">
              <text:p/>
            </draw:path>
          </draw:g>
          <draw:line draw:style-name="gr39" draw:text-style-name="P1" draw:layer="Details" svg:x1="30.159cm" svg:y1="21.709cm" svg:x2="29.743cm" svg:y2="21.709cm">
            <text:p/>
          </draw:line>
          <draw:line draw:style-name="gr39" draw:text-style-name="P1" draw:layer="Details" svg:x1="29.743cm" svg:y1="20.995cm" svg:x2="29.743cm" svg:y2="21.71cm">
            <text:p/>
          </draw:line>
          <draw:line draw:style-name="gr39" draw:text-style-name="P1" draw:layer="Details" svg:x1="32.629cm" svg:y1="20.995cm" svg:x2="32.629cm" svg:y2="21.71cm">
            <text:p/>
          </draw:line>
          <draw:line draw:style-name="gr39" draw:text-style-name="P1" draw:layer="Details" svg:x1="31.576cm" svg:y1="21.709cm" svg:x2="30.796cm" svg:y2="21.709cm">
            <text:p/>
          </draw:line>
          <draw:line draw:style-name="gr39" draw:text-style-name="P1" draw:layer="Details" svg:x1="33.019cm" svg:y1="21.709cm" svg:x2="32.239cm" svg:y2="21.709cm">
            <text:p/>
          </draw:line>
          <draw:line draw:style-name="gr39" draw:text-style-name="P1" draw:layer="Details" svg:x1="31.212cm" svg:y1="20.617cm" svg:x2="31.212cm" svg:y2="21.71cm">
            <text:p/>
          </draw:line>
          <draw:line draw:style-name="gr39" draw:text-style-name="P1" draw:layer="Details" svg:x1="35.476cm" svg:y1="20.995cm" svg:x2="35.476cm" svg:y2="21.71cm">
            <text:p/>
          </draw:line>
          <draw:line draw:style-name="gr39" draw:text-style-name="P1" draw:layer="Details" svg:x1="34.462cm" svg:y1="21.709cm" svg:x2="33.682cm" svg:y2="21.709cm">
            <text:p/>
          </draw:line>
          <draw:line draw:style-name="gr39" draw:text-style-name="P1" draw:layer="Details" svg:x1="35.905cm" svg:y1="21.709cm" svg:x2="35.125cm" svg:y2="21.709cm">
            <text:p/>
          </draw:line>
          <draw:line draw:style-name="gr39" draw:text-style-name="P1" draw:layer="Details" svg:x1="34.046cm" svg:y1="20.617cm" svg:x2="34.046cm" svg:y2="21.71cm">
            <text:p/>
          </draw:line>
          <draw:line draw:style-name="gr39" draw:text-style-name="P1" draw:layer="Details" svg:x1="37.296cm" svg:y1="21.709cm" svg:x2="36.516cm" svg:y2="21.709cm">
            <text:p/>
          </draw:line>
          <draw:line draw:style-name="gr39" draw:text-style-name="P1" draw:layer="Details" svg:x1="36.906cm" svg:y1="20.617cm" svg:x2="36.906cm" svg:y2="21.71cm">
            <text:p/>
          </draw:line>
          <draw:line draw:style-name="gr39" draw:text-style-name="P1" draw:layer="Details" svg:x1="38.375cm" svg:y1="21.71cm" svg:x2="37.959cm" svg:y2="21.71cm">
            <text:p/>
          </draw:line>
          <draw:line draw:style-name="gr39" draw:text-style-name="P1" draw:layer="Details" svg:x1="38.375cm" svg:y1="20.996cm" svg:x2="38.375cm" svg:y2="21.711cm">
            <text:p/>
          </draw:line>
          <draw:g>
            <draw:line draw:style-name="gr39" draw:text-style-name="P1" draw:layer="Details" svg:x1="29.99cm" svg:y1="20.526cm" svg:x2="29.99cm" svg:y2="21.553cm">
              <text:p/>
            </draw:line>
            <draw:line draw:style-name="gr39" draw:text-style-name="P1" draw:layer="Details" svg:x1="30.978cm" svg:y1="20.526cm" svg:x2="29.99cm" svg:y2="20.526cm">
              <text:p/>
            </draw:line>
            <draw:line draw:style-name="gr39" draw:text-style-name="P1" draw:layer="Details" svg:x1="30.978cm" svg:y1="20.527cm" svg:x2="30.978cm" svg:y2="21.554cm">
              <text:p/>
            </draw:line>
            <draw:line draw:style-name="gr39" draw:text-style-name="P1" draw:layer="Details" svg:x1="30.978cm" svg:y1="20.526cm" svg:x2="29.99cm" svg:y2="21.553cm">
              <text:p/>
            </draw:line>
            <draw:line draw:style-name="gr39" draw:text-style-name="P1" draw:layer="Details" svg:x1="30.978cm" svg:y1="21.553cm" svg:x2="29.99cm" svg:y2="21.553cm">
              <text:p/>
            </draw:line>
            <draw:line draw:style-name="gr39" draw:text-style-name="P1" draw:layer="Details" svg:x1="30.978cm" svg:y1="21.553cm" svg:x2="29.99cm" svg:y2="20.526cm">
              <text:p/>
            </draw:line>
          </draw:g>
          <draw:g>
            <draw:line draw:style-name="gr39" draw:text-style-name="P1" draw:layer="Details" svg:x1="31.433cm" svg:y1="20.526cm" svg:x2="31.433cm" svg:y2="21.553cm">
              <text:p/>
            </draw:line>
            <draw:line draw:style-name="gr39" draw:text-style-name="P1" draw:layer="Details" svg:x1="32.421cm" svg:y1="20.526cm" svg:x2="31.433cm" svg:y2="20.526cm">
              <text:p/>
            </draw:line>
            <draw:line draw:style-name="gr39" draw:text-style-name="P1" draw:layer="Details" svg:x1="32.421cm" svg:y1="20.527cm" svg:x2="32.421cm" svg:y2="21.554cm">
              <text:p/>
            </draw:line>
            <draw:line draw:style-name="gr39" draw:text-style-name="P1" draw:layer="Details" svg:x1="32.421cm" svg:y1="20.526cm" svg:x2="31.433cm" svg:y2="21.553cm">
              <text:p/>
            </draw:line>
            <draw:line draw:style-name="gr39" draw:text-style-name="P1" draw:layer="Details" svg:x1="32.421cm" svg:y1="21.553cm" svg:x2="31.433cm" svg:y2="21.553cm">
              <text:p/>
            </draw:line>
            <draw:line draw:style-name="gr39" draw:text-style-name="P1" draw:layer="Details" svg:x1="32.421cm" svg:y1="21.553cm" svg:x2="31.433cm" svg:y2="20.526cm">
              <text:p/>
            </draw:line>
          </draw:g>
          <draw:g>
            <draw:line draw:style-name="gr39" draw:text-style-name="P1" draw:layer="Details" svg:x1="32.85cm" svg:y1="20.526cm" svg:x2="32.85cm" svg:y2="21.553cm">
              <text:p/>
            </draw:line>
            <draw:line draw:style-name="gr39" draw:text-style-name="P1" draw:layer="Details" svg:x1="33.838cm" svg:y1="20.526cm" svg:x2="32.85cm" svg:y2="20.526cm">
              <text:p/>
            </draw:line>
            <draw:line draw:style-name="gr39" draw:text-style-name="P1" draw:layer="Details" svg:x1="33.838cm" svg:y1="20.527cm" svg:x2="33.838cm" svg:y2="21.554cm">
              <text:p/>
            </draw:line>
            <draw:line draw:style-name="gr39" draw:text-style-name="P1" draw:layer="Details" svg:x1="33.838cm" svg:y1="20.526cm" svg:x2="32.85cm" svg:y2="21.553cm">
              <text:p/>
            </draw:line>
            <draw:line draw:style-name="gr39" draw:text-style-name="P1" draw:layer="Details" svg:x1="33.838cm" svg:y1="21.553cm" svg:x2="32.85cm" svg:y2="21.553cm">
              <text:p/>
            </draw:line>
            <draw:line draw:style-name="gr39" draw:text-style-name="P1" draw:layer="Details" svg:x1="33.838cm" svg:y1="21.553cm" svg:x2="32.85cm" svg:y2="20.526cm">
              <text:p/>
            </draw:line>
          </draw:g>
          <draw:g>
            <draw:line draw:style-name="gr39" draw:text-style-name="P1" draw:layer="Details" svg:x1="34.28cm" svg:y1="20.526cm" svg:x2="34.28cm" svg:y2="21.553cm">
              <text:p/>
            </draw:line>
            <draw:line draw:style-name="gr39" draw:text-style-name="P1" draw:layer="Details" svg:x1="35.268cm" svg:y1="20.526cm" svg:x2="34.28cm" svg:y2="20.526cm">
              <text:p/>
            </draw:line>
            <draw:line draw:style-name="gr39" draw:text-style-name="P1" draw:layer="Details" svg:x1="35.268cm" svg:y1="20.527cm" svg:x2="35.268cm" svg:y2="21.554cm">
              <text:p/>
            </draw:line>
            <draw:line draw:style-name="gr39" draw:text-style-name="P1" draw:layer="Details" svg:x1="35.268cm" svg:y1="20.526cm" svg:x2="34.28cm" svg:y2="21.553cm">
              <text:p/>
            </draw:line>
            <draw:line draw:style-name="gr39" draw:text-style-name="P1" draw:layer="Details" svg:x1="35.268cm" svg:y1="21.553cm" svg:x2="34.28cm" svg:y2="21.553cm">
              <text:p/>
            </draw:line>
            <draw:line draw:style-name="gr39" draw:text-style-name="P1" draw:layer="Details" svg:x1="35.268cm" svg:y1="21.553cm" svg:x2="34.28cm" svg:y2="20.526cm">
              <text:p/>
            </draw:line>
          </draw:g>
          <draw:g>
            <draw:line draw:style-name="gr39" draw:text-style-name="P1" draw:layer="Details" svg:x1="35.697cm" svg:y1="20.526cm" svg:x2="35.697cm" svg:y2="21.553cm">
              <text:p/>
            </draw:line>
            <draw:line draw:style-name="gr39" draw:text-style-name="P1" draw:layer="Details" svg:x1="36.685cm" svg:y1="20.526cm" svg:x2="35.697cm" svg:y2="20.526cm">
              <text:p/>
            </draw:line>
            <draw:line draw:style-name="gr39" draw:text-style-name="P1" draw:layer="Details" svg:x1="36.685cm" svg:y1="20.527cm" svg:x2="36.685cm" svg:y2="21.554cm">
              <text:p/>
            </draw:line>
            <draw:line draw:style-name="gr39" draw:text-style-name="P1" draw:layer="Details" svg:x1="36.685cm" svg:y1="20.526cm" svg:x2="35.697cm" svg:y2="21.553cm">
              <text:p/>
            </draw:line>
            <draw:line draw:style-name="gr39" draw:text-style-name="P1" draw:layer="Details" svg:x1="36.685cm" svg:y1="21.553cm" svg:x2="35.697cm" svg:y2="21.553cm">
              <text:p/>
            </draw:line>
            <draw:line draw:style-name="gr39" draw:text-style-name="P1" draw:layer="Details" svg:x1="36.685cm" svg:y1="21.553cm" svg:x2="35.697cm" svg:y2="20.526cm">
              <text:p/>
            </draw:line>
          </draw:g>
          <draw:g>
            <draw:line draw:style-name="gr39" draw:text-style-name="P1" draw:layer="Details" svg:x1="37.127cm" svg:y1="20.526cm" svg:x2="37.127cm" svg:y2="21.553cm">
              <text:p/>
            </draw:line>
            <draw:line draw:style-name="gr39" draw:text-style-name="P1" draw:layer="Details" svg:x1="38.115cm" svg:y1="20.526cm" svg:x2="37.127cm" svg:y2="20.526cm">
              <text:p/>
            </draw:line>
            <draw:line draw:style-name="gr39" draw:text-style-name="P1" draw:layer="Details" svg:x1="38.115cm" svg:y1="20.527cm" svg:x2="38.115cm" svg:y2="21.554cm">
              <text:p/>
            </draw:line>
            <draw:line draw:style-name="gr39" draw:text-style-name="P1" draw:layer="Details" svg:x1="38.115cm" svg:y1="20.526cm" svg:x2="37.127cm" svg:y2="21.553cm">
              <text:p/>
            </draw:line>
            <draw:line draw:style-name="gr39" draw:text-style-name="P1" draw:layer="Details" svg:x1="38.115cm" svg:y1="21.553cm" svg:x2="37.127cm" svg:y2="21.553cm">
              <text:p/>
            </draw:line>
            <draw:line draw:style-name="gr39" draw:text-style-name="P1" draw:layer="Details" svg:x1="38.115cm" svg:y1="21.553cm" svg:x2="37.127cm" svg:y2="20.526cm">
              <text:p/>
            </draw:line>
          </draw:g>
          <draw:g>
            <draw:line draw:style-name="gr40" draw:text-style-name="P1" draw:layer="Doors" svg:x1="29.899cm" svg:y1="9.593cm" svg:x2="30.355cm" svg:y2="9.593cm">
              <text:p/>
            </draw:line>
            <draw:path draw:style-name="gr40" draw:text-style-name="P1" draw:layer="Doors" svg:width="0.509cm" svg:height="0.368cm" draw:transform="skewX (-0.011693705988362) rotate (0.125489173218392) translate (29.8488883225045cm 9.2278021916802cm)" svg:viewBox="0 0 510 369" svg:d="M510 0c-439 1-510 369-510 369">
              <text:p/>
            </draw:path>
          </draw:g>
          <draw:g>
            <draw:line draw:style-name="gr41" draw:text-style-name="P1" draw:layer="Walls" svg:x1="9.501cm" svg:y1="24.201cm" svg:x2="9.501cm" svg:y2="33.351cm">
              <text:p/>
            </draw:line>
            <draw:line draw:style-name="gr41" draw:text-style-name="P1" draw:layer="Walls" svg:x1="9.501cm" svg:y1="24.201cm" svg:x2="9.531cm" svg:y2="15.65cm">
              <text:p/>
            </draw:line>
            <draw:line draw:style-name="gr41" draw:text-style-name="P1" draw:layer="Walls" svg:x1="17.496cm" svg:y1="15.664cm" svg:x2="13.089cm" svg:y2="15.664cm">
              <text:p/>
            </draw:line>
            <draw:line draw:style-name="gr41" draw:text-style-name="P1" draw:layer="Walls" svg:x1="9.531cm" svg:y1="15.65cm" svg:x2="9.531cm" svg:y2="6.096cm">
              <text:p/>
            </draw:line>
            <draw:line draw:style-name="gr41" draw:text-style-name="P1" draw:layer="Walls" svg:x1="20.45cm" svg:y1="24.525cm" svg:x2="21.551cm" svg:y2="23.241cm">
              <text:p/>
            </draw:line>
            <draw:line draw:style-name="gr41" draw:text-style-name="P1" draw:layer="Walls" svg:x1="21.551cm" svg:y1="23.241cm" svg:x2="23.751cm" svg:y2="23.241cm">
              <text:p/>
            </draw:line>
            <draw:line draw:style-name="gr41" draw:text-style-name="P1" draw:layer="Walls" svg:x1="23.75cm" svg:y1="21.507cm" svg:x2="21.06cm" svg:y2="19.982cm">
              <text:p/>
            </draw:line>
            <draw:line draw:style-name="gr41" draw:text-style-name="P1" draw:layer="Walls" svg:x1="21.06cm" svg:y1="19.982cm" svg:x2="20.775cm" svg:y2="19.67cm">
              <text:p/>
            </draw:line>
            <draw:line draw:style-name="gr41" draw:text-style-name="P1" draw:layer="Walls" svg:x1="20.775cm" svg:y1="19.67cm" svg:x2="20.532cm" svg:y2="19.282cm">
              <text:p/>
            </draw:line>
            <draw:line draw:style-name="gr41" draw:text-style-name="P1" draw:layer="Walls" svg:x1="20.532cm" svg:y1="19.282cm" svg:x2="20.417cm" svg:y2="18.901cm">
              <text:p/>
            </draw:line>
            <draw:line draw:style-name="gr41" draw:text-style-name="P1" draw:layer="Walls" svg:x1="20.417cm" svg:y1="18.901cm" svg:x2="20.417cm" svg:y2="18.45cm">
              <text:p/>
            </draw:line>
            <draw:line draw:style-name="gr41" draw:text-style-name="P1" draw:layer="Walls" svg:x1="20.417cm" svg:y1="18.45cm" svg:x2="20.417cm" svg:y2="17.656cm">
              <text:p/>
            </draw:line>
            <draw:line draw:style-name="gr41" draw:text-style-name="P1" draw:layer="Walls" svg:x1="18.673cm" svg:y1="15.664cm" svg:x2="17.496cm" svg:y2="15.664cm">
              <text:p/>
            </draw:line>
            <draw:line draw:style-name="gr41" draw:text-style-name="P1" draw:layer="Walls" svg:x1="18.673cm" svg:y1="15.664cm" svg:x2="28.3cm" svg:y2="15.664cm">
              <text:p/>
            </draw:line>
            <draw:line draw:style-name="gr41" draw:text-style-name="P1" draw:layer="Walls" svg:x1="30.015cm" svg:y1="17.656cm" svg:x2="20.417cm" svg:y2="17.656cm">
              <text:p/>
            </draw:line>
            <draw:line draw:style-name="gr41" draw:text-style-name="P1" draw:layer="Walls" svg:x1="28.661cm" svg:y1="14.968cm" svg:x2="28.151cm" svg:y2="13.651cm">
              <text:p/>
            </draw:line>
            <draw:line draw:style-name="gr41" draw:text-style-name="P1" draw:layer="Walls" svg:x1="28.261cm" svg:y1="15.66cm" svg:x2="28.661cm" svg:y2="14.968cm">
              <text:p/>
            </draw:line>
            <draw:line draw:style-name="gr41" draw:text-style-name="P1" draw:layer="Walls" svg:x1="30.362cm" svg:y1="11.279cm" svg:x2="28.654cm" svg:y2="11.276cm">
              <text:p/>
            </draw:line>
            <draw:line draw:style-name="gr41" draw:text-style-name="P1" draw:layer="Walls" svg:x1="28.654cm" svg:y1="11.276cm" svg:x2="28.654cm" svg:y2="10.777cm">
              <text:p/>
            </draw:line>
            <draw:line draw:style-name="gr41" draw:text-style-name="P1" draw:layer="Walls" svg:x1="24.732cm" svg:y1="13.317cm" svg:x2="26.036cm" svg:y2="13.317cm">
              <text:p/>
            </draw:line>
            <draw:line draw:style-name="gr41" draw:text-style-name="P1" draw:layer="Walls" svg:x1="26.036cm" svg:y1="13.317cm" svg:x2="26.02cm" svg:y2="11.252cm">
              <text:p/>
            </draw:line>
            <draw:line draw:style-name="gr41" draw:text-style-name="P1" draw:layer="Walls" svg:x1="26.02cm" svg:y1="11.252cm" svg:x2="27.16cm" svg:y2="11.246cm">
              <text:p/>
            </draw:line>
            <draw:line draw:style-name="gr41" draw:text-style-name="P1" draw:layer="Walls" svg:x1="27.16cm" svg:y1="11.246cm" svg:x2="28.151cm" svg:y2="13.651cm">
              <text:p/>
            </draw:line>
            <draw:line draw:style-name="gr41" draw:text-style-name="P1" draw:layer="Walls" svg:x1="28.654cm" svg:y1="10.777cm" svg:x2="28.651cm" svg:y2="8.501cm">
              <text:p/>
            </draw:line>
            <draw:line draw:style-name="gr41" draw:text-style-name="P1" draw:layer="Walls" svg:x1="29.55cm" svg:y1="9.689cm" svg:x2="29.55cm" svg:y2="8.506cm">
              <text:p/>
            </draw:line>
            <draw:line draw:style-name="gr41" draw:text-style-name="P1" draw:layer="Walls" svg:x1="28.654cm" svg:y1="8.506cm" svg:x2="29.642cm" svg:y2="7.975cm">
              <text:p/>
            </draw:line>
            <draw:line draw:style-name="gr41" draw:text-style-name="P1" draw:layer="Walls" svg:x1="29.642cm" svg:y1="7.975cm" svg:x2="29.703cm" svg:y2="7.951cm">
              <text:p/>
            </draw:line>
            <draw:line draw:style-name="gr41" draw:text-style-name="P1" draw:layer="Walls" svg:x1="9.531cm" svg:y1="6.092cm" svg:x2="19.701cm" svg:y2="6.092cm">
              <text:p/>
            </draw:line>
            <draw:line draw:style-name="gr41" draw:text-style-name="P1" draw:layer="Walls" svg:x1="19.526cm" svg:y1="25.578cm" svg:x2="19.526cm" svg:y2="27.92cm">
              <text:p/>
            </draw:line>
            <draw:line draw:style-name="gr41" draw:text-style-name="P1" draw:layer="Walls" svg:x1="24.493cm" svg:y1="25.577cm" svg:x2="24.491cm" svg:y2="27.919cm">
              <text:p/>
            </draw:line>
            <draw:line draw:style-name="gr41" draw:text-style-name="P1" draw:layer="Walls" svg:x1="25.096cm" svg:y1="28.946cm" svg:x2="23.416cm" svg:y2="28.946cm">
              <text:p/>
            </draw:line>
            <draw:line draw:style-name="gr41" draw:text-style-name="P1" draw:layer="Walls" svg:x1="23.416cm" svg:y1="28.946cm" svg:x2="23.416cm" svg:y2="30.699cm">
              <text:p/>
            </draw:line>
            <draw:line draw:style-name="gr41" draw:text-style-name="P1" draw:layer="Walls" svg:x1="23.416cm" svg:y1="30.699cm" svg:x2="24.61cm" svg:y2="31.44cm">
              <text:p/>
            </draw:line>
            <draw:line draw:style-name="gr41" draw:text-style-name="P1" draw:layer="Walls" svg:x1="24.61cm" svg:y1="31.44cm" svg:x2="24.679cm" svg:y2="31.457cm">
              <text:p/>
            </draw:line>
            <draw:line draw:style-name="gr41" draw:text-style-name="P1" draw:layer="Walls" svg:x1="24.679cm" svg:y1="31.457cm" svg:x2="24.751cm" svg:y2="31.451cm">
              <text:p/>
            </draw:line>
            <draw:line draw:style-name="gr41" draw:text-style-name="P1" draw:layer="Walls" svg:x1="20.45cm" svg:y1="24.525cm" svg:x2="19.526cm" svg:y2="25.578cm">
              <text:p/>
            </draw:line>
            <draw:line draw:style-name="gr41" draw:text-style-name="P1" draw:layer="Walls" svg:x1="21.69cm" svg:y1="33.336cm" svg:x2="9.501cm" svg:y2="33.336cm">
              <text:p/>
            </draw:line>
            <draw:line draw:style-name="gr41" draw:text-style-name="P1" draw:layer="Walls" svg:x1="33.001cm" svg:y1="33.341cm" svg:x2="21.69cm" svg:y2="33.341cm">
              <text:p/>
            </draw:line>
            <draw:line draw:style-name="gr41" draw:text-style-name="P1" draw:layer="Walls" svg:x1="26.132cm" svg:y1="28.946cm" svg:x2="26.132cm" svg:y2="30.703cm">
              <text:p/>
            </draw:line>
            <draw:line draw:style-name="gr41" draw:text-style-name="P1" draw:layer="Walls" svg:x1="25.101cm" svg:y1="30.695cm" svg:x2="24.973cm" svg:y2="31.306cm">
              <text:p/>
            </draw:line>
            <draw:line draw:style-name="gr41" draw:text-style-name="P1" draw:layer="Walls" svg:x1="24.973cm" svg:y1="31.306cm" svg:x2="24.751cm" svg:y2="31.451cm">
              <text:p/>
            </draw:line>
            <draw:line draw:style-name="gr41" draw:text-style-name="P1" draw:layer="Walls" svg:x1="38.651cm" svg:y1="17.64cm" svg:x2="38.651cm" svg:y2="21.8cm">
              <text:p/>
            </draw:line>
            <draw:line draw:style-name="gr41" draw:text-style-name="P1" draw:layer="Walls" svg:x1="38.651cm" svg:y1="23.345cm" svg:x2="41.073cm" svg:y2="23.345cm">
              <text:p/>
            </draw:line>
            <draw:line draw:style-name="gr41" draw:text-style-name="P1" draw:layer="Walls" svg:x1="39.302cm" svg:y1="13.651cm" svg:x2="38.901cm" svg:y2="13.651cm">
              <text:p/>
            </draw:line>
            <draw:line draw:style-name="gr41" draw:text-style-name="P1" draw:layer="Walls" svg:x1="35.251cm" svg:y1="13.651cm" svg:x2="36.973cm" svg:y2="10.256cm">
              <text:p/>
            </draw:line>
            <draw:line draw:style-name="gr41" draw:text-style-name="P1" draw:layer="Walls" svg:x1="36.973cm" svg:y1="10.256cm" svg:x2="38.611cm" svg:y2="10.251cm">
              <text:p/>
            </draw:line>
            <draw:line draw:style-name="gr41" draw:text-style-name="P1" draw:layer="Walls" svg:x1="38.611cm" svg:y1="10.251cm" svg:x2="38.611cm" svg:y2="10.001cm">
              <text:p/>
            </draw:line>
            <draw:line draw:style-name="gr41" draw:text-style-name="P1" draw:layer="Walls" svg:x1="38.611cm" svg:y1="10.001cm" svg:x2="39.043cm" svg:y2="10.001cm">
              <text:p/>
            </draw:line>
            <draw:line draw:style-name="gr41" draw:text-style-name="P1" draw:layer="Walls" svg:x1="29.701cm" svg:y1="7.951cm" svg:x2="29.798cm" svg:y2="7.984cm">
              <text:p/>
            </draw:line>
            <draw:line draw:style-name="gr41" draw:text-style-name="P1" draw:layer="Walls" svg:x1="29.798cm" svg:y1="7.984cm" svg:x2="29.872cm" svg:y2="8.031cm">
              <text:p/>
            </draw:line>
            <draw:line draw:style-name="gr41" draw:text-style-name="P1" draw:layer="Walls" svg:x1="29.872cm" svg:y1="8.031cm" svg:x2="29.924cm" svg:y2="8.07cm">
              <text:p/>
            </draw:line>
            <draw:line draw:style-name="gr41" draw:text-style-name="P1" draw:layer="Walls" svg:x1="29.924cm" svg:y1="8.07cm" svg:x2="29.95cm" svg:y2="8.079cm">
              <text:p/>
            </draw:line>
            <draw:line draw:style-name="gr41" draw:text-style-name="P1" draw:layer="Walls" svg:x1="29.95cm" svg:y1="8.079cm" svg:x2="30.356cm" svg:y2="8.507cm">
              <text:p/>
            </draw:line>
            <draw:line draw:style-name="gr41" draw:text-style-name="P1" draw:layer="Walls" svg:x1="19.7cm" svg:y1="6.083cm" svg:x2="37.325cm" svg:y2="6.101cm">
              <text:p/>
            </draw:line>
            <draw:line draw:style-name="gr41" draw:text-style-name="P1" draw:layer="Walls" svg:x1="37.325cm" svg:y1="6.101cm" svg:x2="37.325cm" svg:y2="4.75cm">
              <text:p/>
            </draw:line>
            <draw:line draw:style-name="gr41" draw:text-style-name="P1" draw:layer="Walls" svg:x1="37.325cm" svg:y1="4.75cm" svg:x2="48.08cm" svg:y2="4.752cm">
              <text:p/>
            </draw:line>
            <draw:line draw:style-name="gr41" draw:text-style-name="P1" draw:layer="Walls" svg:x1="47.21cm" svg:y1="12.9cm" svg:x2="48.08cm" svg:y2="4.752cm">
              <text:p/>
            </draw:line>
            <draw:line draw:style-name="gr41" draw:text-style-name="P1" draw:layer="Walls" svg:x1="39.043cm" svg:y1="10.001cm" svg:x2="39.302cm" svg:y2="10.001cm">
              <text:p/>
            </draw:line>
            <draw:line draw:style-name="gr41" draw:text-style-name="P1" draw:layer="Walls" svg:x1="46.023cm" svg:y1="23.901cm" svg:x2="46.023cm" svg:y2="23.351cm">
              <text:p/>
            </draw:line>
            <draw:line draw:style-name="gr41" draw:text-style-name="P1" draw:layer="Walls" svg:x1="46.023cm" svg:y1="23.351cm" svg:x2="45.851cm" svg:y2="22.801cm">
              <text:p/>
            </draw:line>
            <draw:line draw:style-name="gr41" draw:text-style-name="P1" draw:layer="Walls" svg:x1="45.851cm" svg:y1="22.801cm" svg:x2="45.401cm" svg:y2="22.201cm">
              <text:p/>
            </draw:line>
            <draw:line draw:style-name="gr41" draw:text-style-name="P1" draw:layer="Walls" svg:x1="45.401cm" svg:y1="22.201cm" svg:x2="44.827cm" svg:y2="21.825cm">
              <text:p/>
            </draw:line>
            <draw:line draw:style-name="gr41" draw:text-style-name="P1" draw:layer="Walls" svg:x1="44.827cm" svg:y1="21.825cm" svg:x2="44.251cm" svg:y2="21.658cm">
              <text:p/>
            </draw:line>
            <draw:line draw:style-name="gr41" draw:text-style-name="P1" draw:layer="Walls" svg:x1="41.073cm" svg:y1="23.345cm" svg:x2="42.411cm" svg:y2="23.343cm">
              <text:p/>
            </draw:line>
            <draw:line draw:style-name="gr41" draw:text-style-name="P1" draw:layer="Walls" svg:x1="42.412cm" svg:y1="23.345cm" svg:x2="42.412cm" svg:y2="27.933cm">
              <text:p/>
            </draw:line>
            <draw:line draw:style-name="gr41" draw:text-style-name="P1" draw:layer="Walls" svg:x1="45.012cm" svg:y1="33.341cm" svg:x2="46.023cm" svg:y2="23.901cm">
              <text:p/>
            </draw:line>
            <draw:line draw:style-name="gr41" draw:text-style-name="P1" draw:layer="Walls" svg:x1="24.494cm" svg:y1="23.241cm" svg:x2="23.751cm" svg:y2="23.241cm">
              <text:p/>
            </draw:line>
            <draw:line draw:style-name="gr41" draw:text-style-name="P1" draw:layer="Walls" svg:x1="23.75cm" svg:y1="21.507cm" svg:x2="24.269cm" svg:y2="21.686cm">
              <text:p/>
            </draw:line>
            <draw:line draw:style-name="gr41" draw:text-style-name="P1" draw:layer="Walls" svg:x1="24.269cm" svg:y1="21.686cm" svg:x2="29.634cm" svg:y2="21.684cm">
              <text:p/>
            </draw:line>
            <draw:line draw:style-name="gr41" draw:text-style-name="P1" draw:layer="Walls" svg:x1="38.651cm" svg:y1="21.8cm" svg:x2="29.634cm" svg:y2="21.8cm">
              <text:p/>
            </draw:line>
            <draw:line draw:style-name="gr41" draw:text-style-name="P1" draw:layer="Walls" svg:x1="45.012cm" svg:y1="33.341cm" svg:x2="33.001cm" svg:y2="33.341cm">
              <text:p/>
            </draw:line>
            <draw:line draw:style-name="gr41" draw:text-style-name="P1" draw:layer="Walls" svg:x1="35.251cm" svg:y1="13.651cm" svg:x2="38.901cm" svg:y2="13.651cm">
              <text:p/>
            </draw:line>
            <draw:line draw:style-name="gr41" draw:text-style-name="P1" draw:layer="Walls" svg:x1="38.651cm" svg:y1="17.649cm" svg:x2="30.015cm" svg:y2="17.656cm">
              <text:p/>
            </draw:line>
            <draw:rect draw:style-name="gr42" draw:text-style-name="P1" draw:layer="Walls" svg:width="1.643cm" svg:height="1.028cm" svg:x="13.089cm" svg:y="11.289cm">
              <text:p/>
            </draw:rect>
            <draw:rect draw:style-name="gr43" draw:text-style-name="P1" draw:layer="Walls" svg:width="1.643cm" svg:height="1.031cm" svg:x="13.089cm" svg:y="14.632cm">
              <text:p/>
            </draw:rect>
            <draw:rect draw:style-name="gr44" draw:text-style-name="P1" draw:layer="Walls" svg:width="9.999cm" svg:height="4.375cm" svg:x="14.732cm" svg:y="11.288cm">
              <text:p/>
            </draw:rect>
            <draw:rect draw:style-name="gr45" draw:text-style-name="P1" draw:layer="Walls" svg:width="1.624cm" svg:height="2.349cm" svg:x="24.732cm" svg:y="13.314cm">
              <text:p/>
            </draw:rect>
            <draw:line draw:style-name="gr41" draw:text-style-name="P1" draw:layer="Walls" svg:x1="27.172cm" svg:y1="11.246cm" svg:x2="26.02cm" svg:y2="11.246cm">
              <text:p/>
            </draw:line>
            <draw:line draw:style-name="gr41" draw:text-style-name="P1" draw:layer="Walls" svg:x1="26.02cm" svg:y1="11.246cm" svg:x2="26.036cm" svg:y2="13.315cm">
              <text:p/>
            </draw:line>
            <draw:line draw:style-name="gr41" draw:text-style-name="P1" draw:layer="Walls" svg:x1="26.036cm" svg:y1="13.315cm" svg:x2="28.001cm" svg:y2="13.315cm">
              <text:p/>
            </draw:line>
            <draw:line draw:style-name="gr41" draw:text-style-name="P1" draw:layer="Walls" svg:x1="28.001cm" svg:y1="13.315cm" svg:x2="27.172cm" svg:y2="11.246cm">
              <text:p/>
            </draw:line>
            <draw:rect draw:style-name="gr46" draw:text-style-name="P1" draw:layer="Walls" svg:width="2.373cm" svg:height="1.7cm" svg:x="12.627cm" svg:y="16.7cm">
              <text:p/>
            </draw:rect>
            <draw:rect draw:style-name="gr47" draw:text-style-name="P1" draw:layer="Walls" svg:width="8.717cm" svg:height="4.574cm" svg:x="29.633cm" svg:y="23.345cm">
              <text:p/>
            </draw:rect>
            <draw:rect draw:style-name="gr48" draw:text-style-name="P1" draw:layer="Walls" svg:width="4.061cm" svg:height="2.829cm" svg:x="38.35cm" svg:y="23.344cm">
              <text:p/>
            </draw:rect>
            <draw:rect draw:style-name="gr49" draw:text-style-name="P1" draw:layer="Walls" svg:width="0.984cm" svg:height="1.745cm" svg:x="40.44cm" svg:y="26.173cm">
              <text:p/>
            </draw:rect>
            <draw:rect draw:style-name="gr50" draw:text-style-name="P1" draw:layer="Walls" svg:width="0.988cm" svg:height="1.745cm" svg:x="41.424cm" svg:y="26.173cm">
              <text:p/>
            </draw:rect>
            <draw:rect draw:style-name="gr51" draw:text-style-name="P1" draw:layer="Walls" svg:width="2.089cm" svg:height="1.745cm" svg:x="38.35cm" svg:y="26.173cm">
              <text:p/>
            </draw:rect>
            <draw:rect draw:style-name="gr52" draw:text-style-name="P1" draw:layer="Walls" svg:width="2.437cm" svg:height="2.337cm" svg:x="22.056cm" svg:y="23.24cm">
              <text:p/>
            </draw:rect>
            <draw:line draw:style-name="gr41" draw:text-style-name="P1" draw:layer="Walls" svg:x1="21.551cm" svg:y1="23.241cm" svg:x2="22.057cm" svg:y2="23.241cm">
              <text:p/>
            </draw:line>
            <draw:line draw:style-name="gr41" draw:text-style-name="P1" draw:layer="Walls" svg:x1="22.057cm" svg:y1="23.241cm" svg:x2="22.057cm" svg:y2="25.578cm">
              <text:p/>
            </draw:line>
            <draw:line draw:style-name="gr41" draw:text-style-name="P1" draw:layer="Walls" svg:x1="22.057cm" svg:y1="25.578cm" svg:x2="19.534cm" svg:y2="25.578cm">
              <text:p/>
            </draw:line>
            <draw:line draw:style-name="gr41" draw:text-style-name="P1" draw:layer="Walls" svg:x1="19.534cm" svg:y1="25.578cm" svg:x2="20.45cm" svg:y2="24.525cm">
              <text:p/>
            </draw:line>
            <draw:line draw:style-name="gr41" draw:text-style-name="P1" draw:layer="Walls" svg:x1="20.45cm" svg:y1="24.525cm" svg:x2="21.551cm" svg:y2="23.241cm">
              <text:p/>
            </draw:line>
            <draw:line draw:style-name="gr41" draw:text-style-name="P1" draw:layer="Walls" svg:x1="28.001cm" svg:y1="13.315cm" svg:x2="26.357cm" svg:y2="13.315cm">
              <text:p/>
            </draw:line>
            <draw:line draw:style-name="gr41" draw:text-style-name="P1" draw:layer="Walls" svg:x1="26.357cm" svg:y1="13.315cm" svg:x2="26.357cm" svg:y2="15.664cm">
              <text:p/>
            </draw:line>
            <draw:line draw:style-name="gr41" draw:text-style-name="P1" draw:layer="Walls" svg:x1="26.357cm" svg:y1="15.664cm" svg:x2="28.26cm" svg:y2="15.664cm">
              <text:p/>
            </draw:line>
            <draw:line draw:style-name="gr41" draw:text-style-name="P1" draw:layer="Walls" svg:x1="28.26cm" svg:y1="15.664cm" svg:x2="28.662cm" svg:y2="14.968cm">
              <text:p/>
            </draw:line>
            <draw:line draw:style-name="gr41" draw:text-style-name="P1" draw:layer="Walls" svg:x1="28.662cm" svg:y1="14.968cm" svg:x2="28.001cm" svg:y2="13.315cm">
              <text:p/>
            </draw:line>
            <draw:line draw:style-name="gr41" draw:text-style-name="P1" draw:layer="Walls" svg:x1="35.251cm" svg:y1="13.651cm" svg:x2="39.302cm" svg:y2="13.651cm">
              <text:p/>
            </draw:line>
            <draw:line draw:style-name="gr41" draw:text-style-name="P1" draw:layer="Walls" svg:x1="39.302cm" svg:y1="13.651cm" svg:x2="39.302cm" svg:y2="11.914cm">
              <text:p/>
            </draw:line>
            <draw:line draw:style-name="gr41" draw:text-style-name="P1" draw:layer="Walls" svg:x1="39.302cm" svg:y1="11.914cm" svg:x2="36.151cm" svg:y2="11.914cm">
              <text:p/>
            </draw:line>
            <draw:line draw:style-name="gr41" draw:text-style-name="P1" draw:layer="Walls" svg:x1="36.151cm" svg:y1="11.914cm" svg:x2="35.251cm" svg:y2="13.651cm">
              <text:p/>
            </draw:line>
            <draw:line draw:style-name="gr41" draw:text-style-name="P1" draw:layer="Walls" svg:x1="36.151cm" svg:y1="11.914cm" svg:x2="39.302cm" svg:y2="11.914cm">
              <text:p/>
            </draw:line>
            <draw:line draw:style-name="gr41" draw:text-style-name="P1" draw:layer="Walls" svg:x1="39.302cm" svg:y1="11.914cm" svg:x2="39.302cm" svg:y2="10.001cm">
              <text:p/>
            </draw:line>
            <draw:line draw:style-name="gr41" draw:text-style-name="P1" draw:layer="Walls" svg:x1="39.302cm" svg:y1="10.001cm" svg:x2="38.611cm" svg:y2="10.001cm">
              <text:p/>
            </draw:line>
            <draw:line draw:style-name="gr41" draw:text-style-name="P1" draw:layer="Walls" svg:x1="38.611cm" svg:y1="10.001cm" svg:x2="38.611cm" svg:y2="10.251cm">
              <text:p/>
            </draw:line>
            <draw:line draw:style-name="gr41" draw:text-style-name="P1" draw:layer="Walls" svg:x1="38.611cm" svg:y1="10.251cm" svg:x2="36.973cm" svg:y2="10.256cm">
              <text:p/>
            </draw:line>
            <draw:line draw:style-name="gr41" draw:text-style-name="P1" draw:layer="Walls" svg:x1="36.973cm" svg:y1="10.256cm" svg:x2="36.151cm" svg:y2="11.914cm">
              <text:p/>
            </draw:line>
            <draw:line draw:style-name="gr41" draw:text-style-name="P1" draw:layer="Walls" svg:x1="29.634cm" svg:y1="21.684cm" svg:x2="29.634cm" svg:y2="21.8cm">
              <text:p/>
            </draw:line>
            <draw:line draw:style-name="gr53" draw:text-style-name="P1" draw:layer="Walls" svg:x1="23cm" svg:y1="14.4cm" svg:x2="22.5cm" svg:y2="14.4cm">
              <text:p/>
            </draw:line>
            <draw:line draw:style-name="gr53" draw:text-style-name="P1" draw:layer="Walls" svg:x1="16.45cm" svg:y1="11.288cm" svg:x2="16.45cm" svg:y2="15.664cm">
              <text:p/>
            </draw:line>
            <draw:line draw:style-name="gr53" draw:text-style-name="P1" draw:layer="Walls" svg:x1="17.9cm" svg:y1="11.288cm" svg:x2="17.9cm" svg:y2="15.663cm">
              <text:p/>
            </draw:line>
            <draw:line draw:style-name="gr53" draw:text-style-name="P1" draw:layer="Walls" svg:x1="17.9cm" svg:y1="13.4cm" svg:x2="17.55cm" svg:y2="13.4cm">
              <text:p/>
            </draw:line>
            <draw:line draw:style-name="gr53" draw:text-style-name="P1" draw:layer="Walls" svg:x1="16.8cm" svg:y1="13.4cm" svg:x2="16.45cm" svg:y2="13.4cm">
              <text:p/>
            </draw:line>
            <draw:line draw:style-name="gr53" draw:text-style-name="P1" draw:layer="Walls" svg:x1="14.732cm" svg:y1="12.05cm" svg:x2="17.9cm" svg:y2="12.05cm">
              <text:p/>
            </draw:line>
            <draw:line draw:style-name="gr53" draw:text-style-name="P1" draw:layer="Walls" svg:x1="24.732cm" svg:y1="12.05cm" svg:x2="22.501cm" svg:y2="12.05cm">
              <text:p/>
            </draw:line>
            <draw:line draw:style-name="gr53" draw:text-style-name="P1" draw:layer="Walls" svg:x1="23cm" svg:y1="11.288cm" svg:x2="23cm" svg:y2="15.663cm">
              <text:p/>
            </draw:line>
            <draw:line draw:style-name="gr53" draw:text-style-name="P1" draw:layer="Walls" svg:x1="20.2cm" svg:y1="11.289cm" svg:x2="20.2cm" svg:y2="13.285cm">
              <text:p/>
            </draw:line>
            <draw:line draw:style-name="gr53" draw:text-style-name="P1" draw:layer="Walls" svg:x1="30.1cm" svg:y1="23.45cm" svg:x2="29.75cm" svg:y2="23.45cm">
              <text:p/>
            </draw:line>
            <draw:line draw:style-name="gr53" draw:text-style-name="P1" draw:layer="Walls" svg:x1="32.45cm" svg:y1="24.3cm" svg:x2="35.5cm" svg:y2="24.3cm">
              <text:p/>
            </draw:line>
            <draw:line draw:style-name="gr53" draw:text-style-name="P1" draw:layer="Walls" svg:x1="30.9cm" svg:y1="25.15cm" svg:x2="37.2cm" svg:y2="25.15cm">
              <text:p/>
            </draw:line>
            <draw:line draw:style-name="gr53" draw:text-style-name="P1" draw:layer="Walls" svg:x1="29.75cm" svg:y1="27.919cm" svg:x2="29.75cm" svg:y2="23.45cm">
              <text:p/>
            </draw:line>
            <draw:line draw:style-name="gr53" draw:text-style-name="P1" draw:layer="Walls" svg:x1="29.75cm" svg:y1="27.15cm" svg:x2="37cm" svg:y2="27.15cm">
              <text:p/>
            </draw:line>
            <draw:line draw:style-name="gr53" draw:text-style-name="P1" draw:layer="Walls" svg:x1="34.75cm" svg:y1="27.919cm" svg:x2="34.75cm" svg:y2="25.15cm">
              <text:p/>
            </draw:line>
            <draw:line draw:style-name="gr53" draw:text-style-name="P1" draw:layer="Walls" svg:x1="31.3cm" svg:y1="23.45cm" svg:x2="31.3cm" svg:y2="24.45cm">
              <text:p/>
            </draw:line>
            <draw:line draw:style-name="gr53" draw:text-style-name="P1" draw:layer="Walls" svg:x1="30.1cm" svg:y1="25.15cm" svg:x2="29.75cm" svg:y2="25.15cm">
              <text:p/>
            </draw:line>
            <draw:line draw:style-name="gr53" draw:text-style-name="P1" draw:layer="Walls" svg:x1="38.35cm" svg:y1="23.45cm" svg:x2="38cm" svg:y2="23.45cm">
              <text:p/>
            </draw:line>
            <draw:line draw:style-name="gr53" draw:text-style-name="P1" draw:layer="Walls" svg:x1="38.35cm" svg:y1="25.15cm" svg:x2="38cm" svg:y2="25.15cm">
              <text:p/>
            </draw:line>
            <draw:line draw:style-name="gr53" draw:text-style-name="P1" draw:layer="Walls" svg:x1="30.75cm" svg:y1="23.45cm" svg:x2="37.3cm" svg:y2="23.45cm">
              <text:p/>
            </draw:line>
            <draw:line draw:style-name="gr53" draw:text-style-name="P1" draw:layer="Walls" svg:x1="36.65cm" svg:y1="23.45cm" svg:x2="36.65cm" svg:y2="24.45cm">
              <text:p/>
            </draw:line>
            <draw:polygon draw:style-name="gr54" draw:text-style-name="P1" draw:layer="Walls" svg:width="0.899cm" svg:height="2.049cm" svg:x="14.3cm" svg:y="29.5cm" svg:viewBox="0 0 900 2050" draw:points="0,0 900,0 900,1550 550,2000 450,2050 400,2050 350,2000 0,1550">
              <text:p/>
            </draw:polygon>
            <draw:polygon draw:style-name="gr54" draw:text-style-name="P1" draw:layer="Walls" svg:width="0.899cm" svg:height="1.749cm" draw:transform="rotate (-3.14159265358979) translate (42.6cm 9.65cm)" svg:viewBox="0 0 900 1750" draw:points="0,0 900,0 900,1250 550,1700 450,1750 400,1750 350,1700 0,1250">
              <text:p/>
            </draw:polygon>
            <draw:rect draw:style-name="gr46" draw:text-style-name="P1" draw:layer="Walls" svg:width="2.373cm" svg:height="1.65cm" svg:x="12.627cm" svg:y="18.4cm">
              <text:p/>
            </draw:rect>
            <draw:rect draw:style-name="gr46" draw:text-style-name="P1" draw:layer="Walls" svg:width="2.373cm" svg:height="1.9cm" svg:x="12.627cm" svg:y="20.05cm">
              <text:p/>
            </draw:rect>
            <draw:line draw:style-name="gr55" draw:text-style-name="P1" draw:layer="Walls" svg:x1="47.21cm" svg:y1="12.9cm" svg:x2="46.85cm" svg:y2="14.25cm">
              <text:p/>
            </draw:line>
            <draw:line draw:style-name="gr55" draw:text-style-name="P1" draw:layer="Walls" svg:x1="46.85cm" svg:y1="14.25cm" svg:x2="46.022cm" svg:y2="15.45cm">
              <text:p/>
            </draw:line>
            <draw:line draw:style-name="gr55" draw:text-style-name="P1" draw:layer="Walls" svg:x1="46.022cm" svg:y1="15.45cm" svg:x2="42.901cm" svg:y2="17.55cm">
              <text:p/>
            </draw:line>
            <draw:line draw:style-name="gr55" draw:text-style-name="P1" draw:layer="Walls" svg:x1="42.901cm" svg:y1="17.55cm" svg:x2="42.881cm" svg:y2="21.655cm">
              <text:p/>
            </draw:line>
            <draw:line draw:style-name="gr55" draw:text-style-name="P1" draw:layer="Walls" svg:x1="42.9cm" svg:y1="17.75cm" svg:x2="42.5cm" svg:y2="18.05cm">
              <text:p/>
            </draw:line>
            <draw:line draw:style-name="gr55" draw:text-style-name="P1" draw:layer="Walls" svg:x1="42.5cm" svg:y1="18.05cm" svg:x2="42.349cm" svg:y2="18.25cm">
              <text:p/>
            </draw:line>
            <draw:line draw:style-name="gr55" draw:text-style-name="P1" draw:layer="Walls" svg:x1="42.349cm" svg:y1="18.25cm" svg:x2="42.2cm" svg:y2="18.599cm">
              <text:p/>
            </draw:line>
            <draw:line draw:style-name="gr55" draw:text-style-name="P1" draw:layer="Walls" svg:x1="42.2cm" svg:y1="18.6cm" svg:x2="42.2cm" svg:y2="21.656cm">
              <text:p/>
            </draw:line>
            <draw:line draw:style-name="gr55" draw:text-style-name="P1" draw:layer="Walls" svg:x1="42.2cm" svg:y1="21.656cm" svg:x2="44.251cm" svg:y2="21.656cm">
              <text:p/>
            </draw:line>
            <draw:rect draw:style-name="gr43" draw:text-style-name="P1" draw:layer="Walls" svg:width="1.643cm" svg:height="2.315cm" svg:x="13.09cm" svg:y="12.318cm">
              <text:p/>
            </draw:rect>
            <draw:line draw:style-name="gr53" draw:text-style-name="P1" draw:layer="Walls" svg:x1="15.55cm" svg:y1="11.288cm" svg:x2="15.55cm" svg:y2="12.05cm">
              <text:p/>
            </draw:line>
            <draw:line draw:style-name="gr41" draw:text-style-name="P1" draw:layer="Walls" svg:x1="24.6cm" svg:y1="30.702cm" svg:x2="24.6cm" svg:y2="28.946cm">
              <text:p/>
            </draw:line>
            <draw:line draw:style-name="gr41" draw:text-style-name="P1" draw:layer="Walls" svg:x1="26.132cm" svg:y1="30.699cm" svg:x2="23.416cm" svg:y2="30.699cm">
              <text:p/>
            </draw:line>
            <draw:line draw:style-name="gr41" draw:text-style-name="P1" draw:layer="Walls" svg:x1="24.6cm" svg:y1="29.847cm" svg:x2="23.416cm" svg:y2="29.847cm">
              <text:p/>
            </draw:line>
            <draw:line draw:style-name="gr41" draw:text-style-name="P1" draw:layer="Walls" svg:x1="26.132cm" svg:y1="28.946cm" svg:x2="25.7cm" svg:y2="28.946cm">
              <text:p/>
            </draw:line>
            <draw:line draw:style-name="gr41" draw:text-style-name="P1" draw:layer="Walls" svg:x1="19.525cm" svg:y1="27.919cm" svg:x2="24.491cm" svg:y2="27.919cm">
              <text:p/>
            </draw:line>
            <draw:line draw:style-name="gr41" draw:text-style-name="P1" draw:layer="Walls" svg:x1="22.818cm" svg:y1="25.577cm" svg:x2="22.816cm" svg:y2="27.919cm">
              <text:p/>
            </draw:line>
            <draw:line draw:style-name="gr41" draw:text-style-name="P1" draw:layer="Walls" svg:x1="21.204cm" svg:y1="25.577cm" svg:x2="21.202cm" svg:y2="27.919cm">
              <text:p/>
            </draw:line>
            <draw:line draw:style-name="gr41" draw:text-style-name="P1" draw:layer="Walls" svg:x1="30.361cm" svg:y1="10.139cm" svg:x2="30.361cm" svg:y2="8.506cm">
              <text:p/>
            </draw:line>
            <draw:line draw:style-name="gr41" draw:text-style-name="P1" draw:layer="Walls" svg:x1="30.361cm" svg:y1="11.283cm" svg:x2="30.361cm" svg:y2="10.772cm">
              <text:p/>
            </draw:line>
            <draw:line draw:style-name="gr41" draw:text-style-name="P1" draw:layer="Walls" svg:x1="30.362cm" svg:y1="9.689cm" svg:x2="28.654cm" svg:y2="9.686cm">
              <text:p/>
            </draw:line>
            <draw:line draw:style-name="gr41" draw:text-style-name="P1" draw:layer="Walls" svg:x1="30.362cm" svg:y1="8.517cm" svg:x2="28.654cm" svg:y2="8.514cm">
              <text:p/>
            </draw:line>
          </draw:g>
          <draw:g>
            <draw:g>
              <draw:line draw:style-name="gr39" draw:text-style-name="P1" draw:layer="Details" svg:x1="16.702cm" svg:y1="12.206cm" svg:x2="16.702cm" svg:y2="13.255cm">
                <text:p/>
              </draw:line>
              <draw:line draw:style-name="gr39" draw:text-style-name="P1" draw:layer="Details" svg:x1="17.652cm" svg:y1="12.206cm" svg:x2="16.702cm" svg:y2="12.206cm">
                <text:p/>
              </draw:line>
              <draw:line draw:style-name="gr39" draw:text-style-name="P1" draw:layer="Details" svg:x1="17.652cm" svg:y1="12.207cm" svg:x2="17.652cm" svg:y2="13.256cm">
                <text:p/>
              </draw:line>
              <draw:line draw:style-name="gr39" draw:text-style-name="P1" draw:layer="Details" svg:x1="17.652cm" svg:y1="12.206cm" svg:x2="16.702cm" svg:y2="13.255cm">
                <text:p/>
              </draw:line>
              <draw:line draw:style-name="gr39" draw:text-style-name="P1" draw:layer="Details" svg:x1="17.652cm" svg:y1="13.255cm" svg:x2="16.702cm" svg:y2="13.255cm">
                <text:p/>
              </draw:line>
              <draw:line draw:style-name="gr39" draw:text-style-name="P1" draw:layer="Details" svg:x1="17.652cm" svg:y1="13.255cm" svg:x2="16.702cm" svg:y2="12.206cm">
                <text:p/>
              </draw:line>
            </draw:g>
            <draw:g>
              <draw:line draw:style-name="gr39" draw:text-style-name="P1" draw:layer="Details" svg:x1="16.827cm" svg:y1="13.249cm" svg:x2="16.827cm" svg:y2="13.356cm">
                <text:p/>
              </draw:line>
              <draw:line draw:style-name="gr39" draw:text-style-name="P1" draw:layer="Details" svg:x1="17.527cm" svg:y1="13.249cm" svg:x2="17.527cm" svg:y2="13.356cm">
                <text:p/>
              </draw:line>
            </draw:g>
          </draw:g>
          <draw:g>
            <draw:line draw:style-name="gr39" draw:text-style-name="P1" draw:layer="Details" svg:x1="23.112cm" svg:y1="12.749cm" svg:x2="23.112cm" svg:y2="14.556cm">
              <text:p/>
            </draw:line>
            <draw:line draw:style-name="gr39" draw:text-style-name="P1" draw:layer="Details" svg:x1="24.562cm" svg:y1="12.749cm" svg:x2="24.562cm" svg:y2="14.556cm">
              <text:p/>
            </draw:line>
            <draw:line draw:style-name="gr39" draw:text-style-name="P1" draw:layer="Details" svg:x1="24.562cm" svg:y1="12.916cm" svg:x2="23.892cm" svg:y2="12.916cm">
              <text:p/>
            </draw:line>
            <draw:g>
              <draw:line draw:style-name="gr39" draw:text-style-name="P1" draw:layer="Details" svg:x1="23.772cm" svg:y1="12.916cm" svg:x2="23.772cm" svg:y2="14.266cm">
                <text:p/>
              </draw:line>
              <draw:line draw:style-name="gr39" draw:text-style-name="P1" draw:layer="Details" svg:x1="23.892cm" svg:y1="12.916cm" svg:x2="23.892cm" svg:y2="14.266cm">
                <text:p/>
              </draw:line>
              <draw:line draw:style-name="gr39" draw:text-style-name="P1" draw:layer="Details" svg:x1="23.892cm" svg:y1="12.916cm" svg:x2="23.772cm" svg:y2="12.916cm">
                <text:p/>
              </draw:line>
              <draw:line draw:style-name="gr39" draw:text-style-name="P1" draw:layer="Details" svg:x1="23.892cm" svg:y1="14.266cm" svg:x2="23.772cm" svg:y2="14.266cm">
                <text:p/>
              </draw:line>
            </draw:g>
            <draw:line draw:style-name="gr39" draw:text-style-name="P1" draw:layer="Details" svg:x1="24.562cm" svg:y1="13.039cm" svg:x2="23.892cm" svg:y2="13.039cm">
              <text:p/>
            </draw:line>
            <draw:line draw:style-name="gr39" draw:text-style-name="P1" draw:layer="Details" svg:x1="24.562cm" svg:y1="13.161cm" svg:x2="23.892cm" svg:y2="13.161cm">
              <text:p/>
            </draw:line>
            <draw:line draw:style-name="gr39" draw:text-style-name="P1" draw:layer="Details" svg:x1="24.562cm" svg:y1="13.284cm" svg:x2="23.892cm" svg:y2="13.284cm">
              <text:p/>
            </draw:line>
            <draw:line draw:style-name="gr39" draw:text-style-name="P1" draw:layer="Details" svg:x1="24.562cm" svg:y1="13.407cm" svg:x2="23.892cm" svg:y2="13.407cm">
              <text:p/>
            </draw:line>
            <draw:line draw:style-name="gr39" draw:text-style-name="P1" draw:layer="Details" svg:x1="24.562cm" svg:y1="13.53cm" svg:x2="23.892cm" svg:y2="13.53cm">
              <text:p/>
            </draw:line>
            <draw:line draw:style-name="gr39" draw:text-style-name="P1" draw:layer="Details" svg:x1="24.562cm" svg:y1="13.652cm" svg:x2="23.892cm" svg:y2="13.652cm">
              <text:p/>
            </draw:line>
            <draw:line draw:style-name="gr39" draw:text-style-name="P1" draw:layer="Details" svg:x1="24.562cm" svg:y1="13.775cm" svg:x2="23.892cm" svg:y2="13.775cm">
              <text:p/>
            </draw:line>
            <draw:line draw:style-name="gr39" draw:text-style-name="P1" draw:layer="Details" svg:x1="24.562cm" svg:y1="13.898cm" svg:x2="23.892cm" svg:y2="13.898cm">
              <text:p/>
            </draw:line>
            <draw:line draw:style-name="gr39" draw:text-style-name="P1" draw:layer="Details" svg:x1="24.562cm" svg:y1="14.021cm" svg:x2="23.892cm" svg:y2="14.021cm">
              <text:p/>
            </draw:line>
            <draw:line draw:style-name="gr39" draw:text-style-name="P1" draw:layer="Details" svg:x1="24.562cm" svg:y1="14.143cm" svg:x2="23.892cm" svg:y2="14.143cm">
              <text:p/>
            </draw:line>
            <draw:line draw:style-name="gr39" draw:text-style-name="P1" draw:layer="Details" svg:x1="23.782cm" svg:y1="13.039cm" svg:x2="23.112cm" svg:y2="13.039cm">
              <text:p/>
            </draw:line>
            <draw:line draw:style-name="gr39" draw:text-style-name="P1" draw:layer="Details" svg:x1="23.782cm" svg:y1="13.161cm" svg:x2="23.112cm" svg:y2="13.161cm">
              <text:p/>
            </draw:line>
            <draw:line draw:style-name="gr39" draw:text-style-name="P1" draw:layer="Details" svg:x1="23.782cm" svg:y1="13.284cm" svg:x2="23.112cm" svg:y2="13.284cm">
              <text:p/>
            </draw:line>
            <draw:line draw:style-name="gr39" draw:text-style-name="P1" draw:layer="Details" svg:x1="23.782cm" svg:y1="13.407cm" svg:x2="23.112cm" svg:y2="13.407cm">
              <text:p/>
            </draw:line>
            <draw:line draw:style-name="gr39" draw:text-style-name="P1" draw:layer="Details" svg:x1="23.782cm" svg:y1="13.53cm" svg:x2="23.112cm" svg:y2="13.53cm">
              <text:p/>
            </draw:line>
            <draw:line draw:style-name="gr39" draw:text-style-name="P1" draw:layer="Details" svg:x1="23.782cm" svg:y1="13.652cm" svg:x2="23.112cm" svg:y2="13.652cm">
              <text:p/>
            </draw:line>
            <draw:line draw:style-name="gr39" draw:text-style-name="P1" draw:layer="Details" svg:x1="23.782cm" svg:y1="13.775cm" svg:x2="23.112cm" svg:y2="13.775cm">
              <text:p/>
            </draw:line>
            <draw:line draw:style-name="gr39" draw:text-style-name="P1" draw:layer="Details" svg:x1="23.782cm" svg:y1="13.898cm" svg:x2="23.112cm" svg:y2="13.898cm">
              <text:p/>
            </draw:line>
            <draw:line draw:style-name="gr39" draw:text-style-name="P1" draw:layer="Details" svg:x1="23.782cm" svg:y1="14.021cm" svg:x2="23.112cm" svg:y2="14.021cm">
              <text:p/>
            </draw:line>
            <draw:line draw:style-name="gr39" draw:text-style-name="P1" draw:layer="Details" svg:x1="23.782cm" svg:y1="14.266cm" svg:x2="23.112cm" svg:y2="14.266cm">
              <text:p/>
            </draw:line>
            <draw:line draw:style-name="gr39" draw:text-style-name="P1" draw:layer="Details" svg:x1="23.782cm" svg:y1="14.143cm" svg:x2="23.112cm" svg:y2="14.143cm">
              <text:p/>
            </draw:line>
          </draw:g>
          <draw:g>
            <draw:line draw:style-name="gr39" draw:text-style-name="P1" draw:layer="Details" svg:x1="14.832cm" svg:y1="12.749cm" svg:x2="14.832cm" svg:y2="14.556cm">
              <text:p/>
            </draw:line>
            <draw:line draw:style-name="gr39" draw:text-style-name="P1" draw:layer="Details" svg:x1="16.282cm" svg:y1="12.749cm" svg:x2="16.282cm" svg:y2="14.556cm">
              <text:p/>
            </draw:line>
            <draw:line draw:style-name="gr39" draw:text-style-name="P1" draw:layer="Details" svg:x1="16.282cm" svg:y1="12.916cm" svg:x2="15.612cm" svg:y2="12.916cm">
              <text:p/>
            </draw:line>
            <draw:g>
              <draw:line draw:style-name="gr39" draw:text-style-name="P1" draw:layer="Details" svg:x1="15.492cm" svg:y1="12.916cm" svg:x2="15.492cm" svg:y2="14.266cm">
                <text:p/>
              </draw:line>
              <draw:line draw:style-name="gr39" draw:text-style-name="P1" draw:layer="Details" svg:x1="15.612cm" svg:y1="12.916cm" svg:x2="15.612cm" svg:y2="14.266cm">
                <text:p/>
              </draw:line>
              <draw:line draw:style-name="gr39" draw:text-style-name="P1" draw:layer="Details" svg:x1="15.612cm" svg:y1="12.916cm" svg:x2="15.492cm" svg:y2="12.916cm">
                <text:p/>
              </draw:line>
              <draw:line draw:style-name="gr39" draw:text-style-name="P1" draw:layer="Details" svg:x1="15.612cm" svg:y1="14.266cm" svg:x2="15.492cm" svg:y2="14.266cm">
                <text:p/>
              </draw:line>
            </draw:g>
            <draw:line draw:style-name="gr39" draw:text-style-name="P1" draw:layer="Details" svg:x1="16.282cm" svg:y1="13.039cm" svg:x2="15.612cm" svg:y2="13.039cm">
              <text:p/>
            </draw:line>
            <draw:line draw:style-name="gr39" draw:text-style-name="P1" draw:layer="Details" svg:x1="16.282cm" svg:y1="13.161cm" svg:x2="15.612cm" svg:y2="13.161cm">
              <text:p/>
            </draw:line>
            <draw:line draw:style-name="gr39" draw:text-style-name="P1" draw:layer="Details" svg:x1="16.282cm" svg:y1="13.284cm" svg:x2="15.612cm" svg:y2="13.284cm">
              <text:p/>
            </draw:line>
            <draw:line draw:style-name="gr39" draw:text-style-name="P1" draw:layer="Details" svg:x1="16.282cm" svg:y1="13.407cm" svg:x2="15.612cm" svg:y2="13.407cm">
              <text:p/>
            </draw:line>
            <draw:line draw:style-name="gr39" draw:text-style-name="P1" draw:layer="Details" svg:x1="16.282cm" svg:y1="13.53cm" svg:x2="15.612cm" svg:y2="13.53cm">
              <text:p/>
            </draw:line>
            <draw:line draw:style-name="gr39" draw:text-style-name="P1" draw:layer="Details" svg:x1="16.282cm" svg:y1="13.652cm" svg:x2="15.612cm" svg:y2="13.652cm">
              <text:p/>
            </draw:line>
            <draw:line draw:style-name="gr39" draw:text-style-name="P1" draw:layer="Details" svg:x1="16.282cm" svg:y1="13.775cm" svg:x2="15.612cm" svg:y2="13.775cm">
              <text:p/>
            </draw:line>
            <draw:line draw:style-name="gr39" draw:text-style-name="P1" draw:layer="Details" svg:x1="16.282cm" svg:y1="13.898cm" svg:x2="15.612cm" svg:y2="13.898cm">
              <text:p/>
            </draw:line>
            <draw:line draw:style-name="gr39" draw:text-style-name="P1" draw:layer="Details" svg:x1="16.282cm" svg:y1="14.021cm" svg:x2="15.612cm" svg:y2="14.021cm">
              <text:p/>
            </draw:line>
            <draw:line draw:style-name="gr39" draw:text-style-name="P1" draw:layer="Details" svg:x1="16.282cm" svg:y1="14.143cm" svg:x2="15.612cm" svg:y2="14.143cm">
              <text:p/>
            </draw:line>
            <draw:line draw:style-name="gr39" draw:text-style-name="P1" draw:layer="Details" svg:x1="15.502cm" svg:y1="13.039cm" svg:x2="14.832cm" svg:y2="13.039cm">
              <text:p/>
            </draw:line>
            <draw:line draw:style-name="gr39" draw:text-style-name="P1" draw:layer="Details" svg:x1="15.502cm" svg:y1="13.161cm" svg:x2="14.832cm" svg:y2="13.161cm">
              <text:p/>
            </draw:line>
            <draw:line draw:style-name="gr39" draw:text-style-name="P1" draw:layer="Details" svg:x1="15.502cm" svg:y1="13.284cm" svg:x2="14.832cm" svg:y2="13.284cm">
              <text:p/>
            </draw:line>
            <draw:line draw:style-name="gr39" draw:text-style-name="P1" draw:layer="Details" svg:x1="15.502cm" svg:y1="13.407cm" svg:x2="14.832cm" svg:y2="13.407cm">
              <text:p/>
            </draw:line>
            <draw:line draw:style-name="gr39" draw:text-style-name="P1" draw:layer="Details" svg:x1="15.502cm" svg:y1="13.53cm" svg:x2="14.832cm" svg:y2="13.53cm">
              <text:p/>
            </draw:line>
            <draw:line draw:style-name="gr39" draw:text-style-name="P1" draw:layer="Details" svg:x1="15.502cm" svg:y1="13.652cm" svg:x2="14.832cm" svg:y2="13.652cm">
              <text:p/>
            </draw:line>
            <draw:line draw:style-name="gr39" draw:text-style-name="P1" draw:layer="Details" svg:x1="15.502cm" svg:y1="13.775cm" svg:x2="14.832cm" svg:y2="13.775cm">
              <text:p/>
            </draw:line>
            <draw:line draw:style-name="gr39" draw:text-style-name="P1" draw:layer="Details" svg:x1="15.502cm" svg:y1="13.898cm" svg:x2="14.832cm" svg:y2="13.898cm">
              <text:p/>
            </draw:line>
            <draw:line draw:style-name="gr39" draw:text-style-name="P1" draw:layer="Details" svg:x1="15.502cm" svg:y1="14.021cm" svg:x2="14.832cm" svg:y2="14.021cm">
              <text:p/>
            </draw:line>
            <draw:line draw:style-name="gr39" draw:text-style-name="P1" draw:layer="Details" svg:x1="15.502cm" svg:y1="14.266cm" svg:x2="14.832cm" svg:y2="14.266cm">
              <text:p/>
            </draw:line>
            <draw:line draw:style-name="gr39" draw:text-style-name="P1" draw:layer="Details" svg:x1="15.502cm" svg:y1="14.143cm" svg:x2="14.832cm" svg:y2="14.143cm">
              <text:p/>
            </draw:line>
          </draw:g>
          <draw:custom-shape draw:style-name="gr56" draw:text-style-name="P8" draw:layer="Units" svg:width="1.431cm" svg:height="0.23cm" svg:x="26.952cm" svg:y="9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9" draw:layer="Units" svg:width="1.447cm" svg:height="0.231cm" svg:x="29.004cm" svg:y="7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s" svg:width="1.449cm" svg:height="0.23cm" svg:x="32.655cm" svg:y="9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0" draw:layer="Units" svg:width="1.435cm" svg:height="0.231cm" svg:x="32.559cm" svg:y="10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1" draw:layer="Units" svg:width="1.435cm" svg:height="0.231cm" svg:x="32.559cm" svg:y="12.0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1" draw:layer="Units" svg:width="1.435cm" svg:height="0.231cm" svg:x="32.559cm" svg:y="13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2" draw:layer="Units" svg:width="1.446cm" svg:height="0.231cm" svg:x="28.965cm" svg:y="10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0" draw:layer="Units" svg:width="1.446cm" svg:height="0.231cm" svg:x="34.941cm" svg:y="10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9" draw:layer="Units" svg:width="1.449cm" svg:height="0.231cm" svg:x="36.488cm" svg:y="7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13" draw:layer="Units" svg:width="0.841cm" svg:height="0.231cm" svg:x="37.74cm" svg:y="10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8" draw:layer="Units" svg:width="0.842cm" svg:height="0.23cm" svg:x="38.139cm" svg:y="12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8" draw:layer="Units" svg:width="0.853cm" svg:height="0.23cm" svg:x="36.549cm" svg:y="13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Units" svg:width="1.434cm" svg:height="0.232cm" svg:x="11.88cm" svg:y="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" draw:layer="Units" svg:width="1.435cm" svg:height="0.232cm" svg:x="14.075cm" svg:y="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" draw:layer="Units" svg:width="1.435cm" svg:height="0.23cm" svg:x="16.382cm" svg:y="9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" draw:layer="Units" svg:width="1.435cm" svg:height="0.231cm" svg:x="16.382cm" svg:y="8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1" draw:layer="Units" svg:width="1.416cm" svg:height="0.232cm" svg:x="18.306cm" svg:y="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0" draw:layer="Units" svg:width="1.254cm" svg:height="0.232cm" svg:x="17.761cm" svg:y="7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0" draw:layer="Units" svg:width="1.264cm" svg:height="0.232cm" svg:x="14.93cm" svg:y="7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2" draw:layer="Units" svg:width="1.437cm" svg:height="0.211cm" draw:transform="rotate (1.5707963267949) translate (12.63cm 13.2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2" draw:layer="Units" svg:width="1.433cm" svg:height="0.211cm" draw:transform="rotate (1.5707963267949) translate (12.63cm 15.9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1" draw:layer="Units" svg:width="1.435cm" svg:height="0.232cm" svg:x="20.449cm" svg:y="9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8" draw:layer="Units" svg:width="1.194cm" svg:height="0.272cm" draw:transform="rotate (1.5707963267949) translate (11.244cm 9.4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8" draw:layer="Units" svg:width="1.188cm" svg:height="0.272cm" draw:transform="rotate (1.5707963267949) translate (11.244cm 14.4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3" draw:layer="Units" svg:width="1.192cm" svg:height="0.272cm" draw:transform="rotate (1.5707963267949) translate (11.244cm 17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Units" svg:width="1.191cm" svg:height="0.272cm" draw:transform="rotate (1.5707963267949) translate (11.244cm 19.5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1" draw:layer="Units" svg:width="0.8cm" svg:height="0.23cm" svg:x="20.775cm" svg:y="24.6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9" draw:layer="Units" svg:width="0.862cm" svg:height="0.231cm" svg:x="13.686cm" svg:y="17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3" draw:layer="Units" svg:width="1.19cm" svg:height="0.272cm" draw:transform="rotate (1.5707963267949) translate (11.244cm 21.8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9" draw:layer="Units" svg:width="1.398cm" svg:height="0.231cm" svg:x="18.306cm" svg:y="23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2" draw:layer="Units" svg:width="1.404cm" svg:height="0.232cm" svg:x="14.742cm" svg:y="24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1" draw:layer="Units" svg:width="1.398cm" svg:height="0.232cm" svg:x="11.898cm" svg:y="23.9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8" draw:layer="Units" svg:width="1.417cm" svg:height="0.232cm" svg:x="17.598cm" svg:y="24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2" draw:layer="Units" svg:width="1.404cm" svg:height="0.231cm" svg:x="14.742cm" svg:y="26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1" draw:layer="Units" svg:width="1.398cm" svg:height="0.231cm" svg:x="11.898cm" svg:y="26.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8" draw:layer="Units" svg:width="1.417cm" svg:height="0.231cm" svg:x="17.598cm" svg:y="26.6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2" draw:layer="Units" svg:width="1.404cm" svg:height="0.232cm" svg:x="14.78cm" svg:y="28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8" draw:layer="Units" svg:width="1.417cm" svg:height="0.232cm" svg:x="17.598cm" svg:y="29.0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1" draw:layer="Units" svg:width="1.398cm" svg:height="0.232cm" svg:x="11.898cm" svg:y="28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" draw:layer="Units" svg:width="0.856cm" svg:height="0.272cm" draw:transform="rotate (1.5707963267949) translate (20.177cm 27.2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0" draw:layer="Units" svg:width="0.85cm" svg:height="0.254cm" draw:transform="rotate (1.5707963267949) translate (11.262cm 25.2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0" draw:layer="Units" svg:width="0.857cm" svg:height="0.254cm" draw:transform="rotate (1.5707963267949) translate (11.262cm 29.4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13" draw:layer="Units" svg:width="1.163cm" svg:height="0.23cm" svg:x="22.7cm" svg:y="24.2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1" draw:layer="Units" svg:width="0.856cm" svg:height="0.199cm" draw:transform="rotate (1.5707963267949) translate (21.884cm 27.2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1" draw:layer="Units" svg:width="0.856cm" svg:height="0.217cm" draw:transform="rotate (1.5707963267949) translate (23.481cm 27.2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0" draw:layer="Units" svg:width="1.378cm" svg:height="0.232cm" svg:x="20.449cm" svg:y="29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0" draw:layer="Units" svg:width="1.253cm" svg:height="0.232cm" svg:x="12.066cm" svg:y="7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9" draw:layer="Units" svg:width="0.865cm" svg:height="0.23cm" svg:x="13.686cm" svg:y="18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Units" svg:width="1.235cm" svg:height="0.232cm" svg:x="39.454cm" svg:y="6.8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Units" svg:width="1.235cm" svg:height="0.232cm" svg:x="41.612cm" svg:y="6.8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4" draw:layer="Units" svg:width="1.235cm" svg:height="0.232cm" svg:x="43.978cm" svg:y="6.8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9" draw:layer="Units" svg:width="0.93cm" svg:height="0.232cm" draw:transform="rotate (1.46607657167524) translate (45.78cm 7.0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3" draw:layer="Units" svg:width="0.93cm" svg:height="0.232cm" draw:transform="rotate (0.750491578357562) translate (43.744cm 13.8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3" draw:layer="Units" svg:width="0.93cm" svg:height="0.232cm" draw:transform="rotate (0.750491578357562) translate (44.947cm 12.6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3" draw:layer="Units" svg:width="0.858cm" svg:height="0.23cm" svg:x="28.573cm" svg:y="16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0" draw:layer="Units" svg:width="1.434cm" svg:height="0.23cm" svg:x="39.363cm" svg:y="20.3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0" draw:layer="Units" svg:width="1.434cm" svg:height="0.23cm" svg:x="39.363cm" svg:y="17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8" draw:layer="Units" svg:width="0.858cm" svg:height="0.23cm" draw:transform="rotate (1.46607657167524) translate (43.965cm 25.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2" draw:layer="Units" svg:width="0.858cm" svg:height="0.23cm" draw:transform="rotate (1.46607657167524) translate (43.562cm 28.5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13" draw:layer="Units" svg:width="1.43cm" svg:height="0.23cm" draw:transform="rotate (1.48352986419518) translate (42.969cm 26.7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Units" svg:width="1.434cm" svg:height="0.23cm" svg:x="40.88cm" svg:y="3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Units" svg:width="1.434cm" svg:height="0.23cm" svg:x="40.88cm" svg:y="29.0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0" draw:layer="Units" svg:width="1.434cm" svg:height="0.23cm" svg:x="40.412cm" svg:y="31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0" draw:layer="Units" svg:width="1.434cm" svg:height="0.23cm" svg:x="38.267cm" svg:y="31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0" draw:layer="Units" svg:width="1.434cm" svg:height="0.23cm" svg:x="36.126cm" svg:y="31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Units" svg:width="1.434cm" svg:height="0.23cm" svg:x="36.854cm" svg:y="3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Units" svg:width="1.434cm" svg:height="0.23cm" svg:x="37.552cm" svg:y="29.0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Units" svg:width="1.434cm" svg:height="0.23cm" svg:x="33.977cm" svg:y="3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0" draw:layer="Units" svg:width="1.434cm" svg:height="0.23cm" svg:x="33.292cm" svg:y="31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Units" svg:width="1.434cm" svg:height="0.23cm" svg:x="33.99cm" svg:y="29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Units" svg:width="1.434cm" svg:height="0.23cm" svg:x="31.043cm" svg:y="3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Units" svg:width="1.434cm" svg:height="0.23cm" svg:x="31.026cm" svg:y="29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3" draw:layer="Units" svg:width="1.434cm" svg:height="0.23cm" svg:x="30.406cm" svg:y="31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1" draw:layer="Units" svg:width="1.398cm" svg:height="0.232cm" svg:x="11.898cm" svg:y="30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2" draw:layer="Units" svg:width="1.404cm" svg:height="0.232cm" svg:x="15.46cm" svg:y="30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8" draw:layer="Units" svg:width="1.417cm" svg:height="0.232cm" svg:x="17.598cm" svg:y="3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0" draw:layer="Units" svg:width="1.378cm" svg:height="0.232cm" svg:x="20.449cm" svg:y="3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" draw:layer="Units" svg:width="1.4cm" svg:height="0.232cm" draw:transform="rotate (1.5707963267949) translate (26.118cm 30.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" draw:layer="Units" svg:width="1.4cm" svg:height="0.232cm" svg:x="27.585cm" svg:y="29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8" draw:layer="Units" svg:width="1.4cm" svg:height="0.232cm" svg:x="27.585cm" svg:y="30.4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" draw:layer="Units" svg:width="1.4cm" svg:height="0.232cm" svg:x="25.44cm" svg:y="31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" draw:layer="Units" svg:width="1.4cm" svg:height="0.232cm" svg:x="27.585cm" svg:y="31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2" draw:layer="Units" svg:width="1.4cm" svg:height="0.232cm" svg:x="25.873cm" svg:y="26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2" draw:layer="Units" svg:width="1.4cm" svg:height="0.232cm" svg:x="25.873cm" svg:y="25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2" draw:layer="Units" svg:width="1.4cm" svg:height="0.232cm" svg:x="25.873cm" svg:y="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2" draw:layer="Units" svg:width="1.4cm" svg:height="0.232cm" svg:x="25.873cm" svg:y="24.1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2" draw:layer="Units" svg:width="1.4cm" svg:height="0.232cm" svg:x="25.873cm" svg:y="23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Units" svg:width="0.857cm" svg:height="0.254cm" svg:x="12.593cm" svg:y="31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Units" svg:width="0.857cm" svg:height="0.254cm" svg:x="15.652cm" svg:y="31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Units" svg:width="0.857cm" svg:height="0.254cm" svg:x="18.121cm" svg:y="31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9" draw:layer="Units" svg:width="0.857cm" svg:height="0.254cm" svg:x="21.072cm" svg:y="31.3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0" draw:layer="Units" svg:width="0.858cm" svg:height="0.23cm" draw:transform="rotate (1.5707963267949) translate (27.249cm 14.9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1" draw:layer="Units" svg:width="0.858cm" svg:height="0.23cm" draw:transform="rotate (1.5707963267949) translate (25.531cm 14.9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1" draw:layer="Units" svg:width="1.435cm" svg:height="0.232cm" draw:transform="rotate (1.5707963267949) translate (23.488cm 10.2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3" draw:layer="Units" svg:width="1.447cm" svg:height="0.231cm" svg:x="20.084cm" svg:y="7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3" draw:layer="Units" svg:width="1.449cm" svg:height="0.231cm" svg:x="22.307cm" svg:y="7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3" draw:layer="Units" svg:width="1.447cm" svg:height="0.231cm" svg:x="24.563cm" svg:y="7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3" draw:layer="Units" svg:width="1.449cm" svg:height="0.231cm" svg:x="26.786cm" svg:y="7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8" draw:layer="Units" svg:width="1.431cm" svg:height="0.23cm" svg:x="25.063cm" svg:y="9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9" draw:layer="Units" svg:width="0.855cm" svg:height="0.231cm" svg:x="22.518cm" svg:y="16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9" draw:layer="Units" svg:width="0.855cm" svg:height="0.231cm" svg:x="25.882cm" svg:y="16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3" draw:layer="Units" svg:width="0.858cm" svg:height="0.23cm" svg:x="30.809cm" svg:y="16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3" draw:layer="Units" svg:width="0.858cm" svg:height="0.23cm" svg:x="33.006cm" svg:y="16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3" draw:layer="Units" svg:width="0.858cm" svg:height="0.23cm" svg:x="34.878cm" svg:y="16.3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1" draw:layer="Units" svg:width="1.435cm" svg:height="0.231cm" svg:x="30.518cm" svg:y="13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1" draw:layer="Units" svg:width="1.435cm" svg:height="0.231cm" svg:x="30.518cm" svg:y="14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" draw:layer="Units" svg:width="1.435cm" svg:height="0.231cm" svg:x="35.263cm" svg:y="14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s" svg:width="1.449cm" svg:height="0.23cm" svg:x="35.073cm" svg:y="9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9" draw:layer="Units" svg:width="1.449cm" svg:height="0.231cm" svg:x="33.091cm" svg:y="7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" draw:layer="Units" svg:width="1.435cm" svg:height="0.231cm" svg:x="37.491cm" svg:y="14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2" draw:layer="Units" svg:width="1.449cm" svg:height="0.23cm" svg:x="39.76cm" svg:y="8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2" draw:layer="Units" svg:width="1.449cm" svg:height="0.23cm" svg:x="43.562cm" svg:y="8.3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2" draw:layer="Units" svg:width="1.449cm" svg:height="0.23cm" svg:x="43.562cm" svg:y="9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s" svg:width="1.449cm" svg:height="0.23cm" svg:x="40.143cm" svg:y="11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s" svg:width="1.449cm" svg:height="0.23cm" svg:x="40.143cm" svg:y="12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s" svg:width="1.449cm" svg:height="0.23cm" svg:x="42.522cm" svg:y="11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s" svg:width="1.449cm" svg:height="0.23cm" svg:x="42.542cm" svg:y="12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1" draw:layer="Units" svg:width="1.435cm" svg:height="0.231cm" svg:x="40.195cm" svg:y="14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1" draw:layer="Units" svg:width="1.435cm" svg:height="0.231cm" svg:x="40.195cm" svg:y="15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2" draw:layer="Units" svg:width="1.435cm" svg:height="0.231cm" svg:x="37.491cm" svg:y="16.4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Units" svg:width="1.434cm" svg:height="0.23cm" svg:x="39.363cm" svg:y="24.8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" draw:layer="Units" svg:width="1.4cm" svg:height="0.232cm" svg:x="22.983cm" svg:y="31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Units" svg:width="0.8cm" svg:height="0.23cm" svg:x="22.534cm" svg:y="22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9" draw:layer="Units" svg:width="0.865cm" svg:height="0.23cm" svg:x="13.686cm" svg:y="20.7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3" draw:layer="Units" svg:width="1.441cm" svg:height="0.231cm" draw:transform="rotate (1.5707963267949) translate (16.154cm 17.9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3" draw:layer="Units" svg:width="1.441cm" svg:height="0.231cm" draw:transform="rotate (1.5707963267949) translate (17.497cm 17.9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10" draw:layer="Units" svg:width="1.188cm" svg:height="0.272cm" draw:transform="rotate (1.5707963267949) translate (14.078cm 14.4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s"/>
      <draw:layer draw:name="Doors"/>
      <draw:layer draw:name="AC_Zones"/>
      <draw:layer draw:name="AH_Zones"/>
      <draw:layer draw:name="Uni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5T09:10:08.439000000</dc:date>
    <meta:editing-duration>PT15H10S</meta:editing-duration>
    <meta:editing-cycles>171</meta:editing-cycles>
    <meta:generator>LibreOffice/5.2.3.3$Windows_x86 LibreOffice_project/d54a8868f08a7b39642414cf2c8ef2f228f780cf</meta:generator>
    <meta:document-statistic meta:object-count="931"/>
  </office:meta>
</office:document-meta>
</file>